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7.9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83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10" style:family="table-cell" style:parent-style-name="Default" style:data-style-name="N3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map style:condition="cell-content()=&quot;n/a&quot;" style:apply-style-name="Footnote" style:base-cell-address="'Full data'.N2"/>
      <style:map style:condition="cell-content-is-between(0,1)" style:apply-style-name="Good" style:base-cell-address="'Full data'.N2"/>
      <style:map style:condition="cell-content-is-between(1,2)" style:apply-style-name="Neutral" style:base-cell-address="'Full data'.N2"/>
      <style:map style:condition="cell-content()&gt;2" style:apply-style-name="Bad" style:base-cell-address="'Full data'.N2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12"/>
        <table:table-column table:style-name="co12" table:default-cell-style-name="ce12"/>
        <table:table-row table:style-name="ro1">
          <table:table-cell table:style-name="ce6" office:value-type="string" calcext:value-type="string">
            <text:p>Page Size</text:p>
          </table:table-cell>
          <table:table-cell office:value-type="string" calcext:value-type="string">
            <text:p>Trace</text:p>
          </table:table-cell>
          <table:table-cell table:style-name="ce6" office:value-type="string" calcext:value-type="string">
            <text:p>Program name</text:p>
          </table:table-cell>
          <table:table-cell office:value-type="string" calcext:value-type="string">
            <text:p>Phase=Parsing</text:p>
          </table:table-cell>
          <table:table-cell office:value-type="string" calcext:value-type="string">
            <text:p>Input file size</text:p>
          </table:table-cell>
          <table:table-cell office:value-type="string" calcext:value-type="string">
            <text:p>Input type</text:p>
          </table:table-cell>
          <table:table-cell table:style-name="ce6" office:value-type="string" calcext:value-type="string">
            <text:p>Phase</text:p>
          </table:table-cell>
          <table:table-cell office:value-type="string" calcext:value-type="string">
            <text:p>Read pages</text:p>
          </table:table-cell>
          <table:table-cell office:value-type="string" calcext:value-type="string">
            <text:p>Written pages</text:p>
          </table:table-cell>
          <table:table-cell office:value-type="string" calcext:value-type="string">
            <text:p>Dead written pages</text:p>
          </table:table-cell>
          <table:table-cell table:style-name="ce6" office:value-type="string" calcext:value-type="string">
            <text:p>Read bytes</text:p>
          </table:table-cell>
          <table:table-cell table:style-name="ce11" office:value-type="string" calcext:value-type="string">
            <text:p>Written bytes</text:p>
          </table:table-cell>
          <table:table-cell table:style-name="ce6" office:value-type="string" calcext:value-type="string">
            <text:p>Used written bytes</text:p>
          </table:table-cell>
          <table:table-cell table:style-name="ce6" office:value-type="string" calcext:value-type="string">
            <text:p>Read/IO %</text:p>
          </table:table-cell>
          <table:table-cell table:style-name="Default" office:value-type="string" calcext:value-type="string">
            <text:p>Write/IO %</text:p>
          </table:table-cell>
          <table:table-cell table:style-name="ce6" office:value-type="string" calcext:value-type="string">
            <text:p>Used write/IO 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2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251" calcext:value-type="float">
            <text:p>251</text:p>
          </table:table-cell>
          <table:table-cell table:formula="of:=[.$H2]*[.$A2]" office:value-type="float" office:value="1564672" calcext:value-type="float">
            <text:p>1,564,672</text:p>
          </table:table-cell>
          <table:table-cell table:formula="of:=[.$I2]*[.$A2]" office:value-type="float" office:value="1564672" calcext:value-type="float">
            <text:p>1,564,672</text:p>
          </table:table-cell>
          <table:table-cell table:formula="of:=[.$L2]-([.$J2]*[.$A2])" office:value-type="float" office:value="536576" calcext:value-type="float">
            <text:p>536,576</text:p>
          </table:table-cell>
          <table:table-cell table:formula="of:=IF([.$D2];[.$K2]/[.$E2];&quot;n/a&quot;)" office:value-type="string" office:string-value="n/a" calcext:value-type="string">
            <text:p>n/a</text:p>
          </table:table-cell>
          <table:table-cell table:formula="of:=IF([.$D2];[.$L2]/[.$E2];&quot;n/a&quot;)" office:value-type="string" office:string-value="n/a" calcext:value-type="string">
            <text:p>n/a</text:p>
          </table:table-cell>
          <table:table-cell table:formula="of:=IF([.$D2];[.$M2]/[.$E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$H3]*[.$A3]" office:value-type="float" office:value="876544" calcext:value-type="float">
            <text:p>876,544</text:p>
          </table:table-cell>
          <table:table-cell table:formula="of:=[.$I3]*[.$A3]" office:value-type="float" office:value="479232" calcext:value-type="float">
            <text:p>479,232</text:p>
          </table:table-cell>
          <table:table-cell table:formula="of:=[.$L3]-([.$J3]*[.$A3])" office:value-type="float" office:value="462848" calcext:value-type="float">
            <text:p>462,848</text:p>
          </table:table-cell>
          <table:table-cell table:formula="of:=IF([.$D3];[.$K3]/[.$E3];&quot;n/a&quot;)" office:value-type="string" office:string-value="n/a" calcext:value-type="string">
            <text:p>n/a</text:p>
          </table:table-cell>
          <table:table-cell table:formula="of:=IF([.$D3];[.$L3]/[.$E3];&quot;n/a&quot;)" office:value-type="string" office:string-value="n/a" calcext:value-type="string">
            <text:p>n/a</text:p>
          </table:table-cell>
          <table:table-cell table:formula="of:=IF([.$D3];[.$M3]/[.$E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  <table:table-cell office:value-type="float" office:value="159" calcext:value-type="float">
            <text:p>159</text:p>
          </table:table-cell>
          <table:table-cell table:formula="of:=[.$H4]*[.$A4]" office:value-type="float" office:value="2019328" calcext:value-type="float">
            <text:p>2,019,328</text:p>
          </table:table-cell>
          <table:table-cell table:formula="of:=[.$I4]*[.$A4]" office:value-type="float" office:value="2162688" calcext:value-type="float">
            <text:p>2,162,688</text:p>
          </table:table-cell>
          <table:table-cell table:formula="of:=[.$L4]-([.$J4]*[.$A4])" office:value-type="float" office:value="1511424" calcext:value-type="float">
            <text:p>1,511,424</text:p>
          </table:table-cell>
          <table:table-cell table:formula="of:=IF([.$D4];[.$K4]/[.$E4];&quot;n/a&quot;)" office:value-type="string" office:string-value="n/a" calcext:value-type="string">
            <text:p>n/a</text:p>
          </table:table-cell>
          <table:table-cell table:formula="of:=IF([.$D4];[.$L4]/[.$E4];&quot;n/a&quot;)" office:value-type="string" office:string-value="n/a" calcext:value-type="string">
            <text:p>n/a</text:p>
          </table:table-cell>
          <table:table-cell table:formula="of:=IF([.$D4];[.$M4]/[.$E4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5];&quot;[^/]+\.log&quot;) ;&quot;.log&quot;;&quot;&quot;)" office:value-type="string" office:string-value="502.gcc_r_c1" calcext:value-type="string">
            <text:p>502.gcc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360" calcext:value-type="float">
            <text:p>39360</text:p>
          </table:table-cell>
          <table:table-cell office:value-type="float" office:value="39311" calcext:value-type="float">
            <text:p>39311</text:p>
          </table:table-cell>
          <table:table-cell office:value-type="float" office:value="8134" calcext:value-type="float">
            <text:p>8134</text:p>
          </table:table-cell>
          <table:table-cell table:formula="of:=[.$H5]*[.$A5]" office:value-type="float" office:value="161218560" calcext:value-type="float">
            <text:p>161,218,560</text:p>
          </table:table-cell>
          <table:table-cell table:formula="of:=[.$I5]*[.$A5]" office:value-type="float" office:value="161017856" calcext:value-type="float">
            <text:p>161,017,856</text:p>
          </table:table-cell>
          <table:table-cell table:formula="of:=[.$L5]-([.$J5]*[.$A5])" office:value-type="float" office:value="127700992" calcext:value-type="float">
            <text:p>127,700,992</text:p>
          </table:table-cell>
          <table:table-cell table:formula="of:=IF([.$D5];[.$K5]/[.$E5];&quot;n/a&quot;)" office:value-type="percentage" office:value="14.3325770776288" calcext:value-type="percentage">
            <text:p>1433.26%</text:p>
          </table:table-cell>
          <table:table-cell table:formula="of:=IF([.$D5];[.$L5]/[.$E5];&quot;n/a&quot;)" office:value-type="percentage" office:value="14.3147341844173" calcext:value-type="percentage">
            <text:p>1431.47%</text:p>
          </table:table-cell>
          <table:table-cell table:formula="of:=IF([.$D5];[.$M5]/[.$E5];&quot;n/a&quot;)" office:value-type="percentage" office:value="11.3528139113118" calcext:value-type="percentage">
            <text:p>1135.28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6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30717" calcext:value-type="float">
            <text:p>330717</text:p>
          </table:table-cell>
          <table:table-cell office:value-type="float" office:value="327879" calcext:value-type="float">
            <text:p>327879</text:p>
          </table:table-cell>
          <table:table-cell office:value-type="float" office:value="327835" calcext:value-type="float">
            <text:p>327835</text:p>
          </table:table-cell>
          <table:table-cell table:formula="of:=[.$H6]*[.$A6]" office:value-type="float" office:value="1354616832" calcext:value-type="float">
            <text:p>1,354,616,832</text:p>
          </table:table-cell>
          <table:table-cell table:formula="of:=[.$I6]*[.$A6]" office:value-type="float" office:value="1342992384" calcext:value-type="float">
            <text:p>1,342,992,384</text:p>
          </table:table-cell>
          <table:table-cell table:formula="of:=[.$L6]-([.$J6]*[.$A6])" office:value-type="float" office:value="180224" calcext:value-type="float">
            <text:p>180,224</text:p>
          </table:table-cell>
          <table:table-cell table:formula="of:=IF([.$D6];[.$K6]/[.$E6];&quot;n/a&quot;)" office:value-type="string" office:string-value="n/a" calcext:value-type="string">
            <text:p>n/a</text:p>
          </table:table-cell>
          <table:table-cell table:formula="of:=IF([.$D6];[.$L6]/[.$E6];&quot;n/a&quot;)" office:value-type="string" office:string-value="n/a" calcext:value-type="string">
            <text:p>n/a</text:p>
          </table:table-cell>
          <table:table-cell table:formula="of:=IF([.$D6];[.$M6]/[.$E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$H7]*[.$A7]" office:value-type="float" office:value="274432" calcext:value-type="float">
            <text:p>274,432</text:p>
          </table:table-cell>
          <table:table-cell table:formula="of:=[.$I7]*[.$A7]" office:value-type="float" office:value="131072" calcext:value-type="float">
            <text:p>131,072</text:p>
          </table:table-cell>
          <table:table-cell table:formula="of:=[.$L7]-([.$J7]*[.$A7])" office:value-type="float" office:value="32768" calcext:value-type="float">
            <text:p>32,768</text:p>
          </table:table-cell>
          <table:table-cell table:formula="of:=IF([.$D7];[.$K7]/[.$E7];&quot;n/a&quot;)" office:value-type="string" office:string-value="n/a" calcext:value-type="string">
            <text:p>n/a</text:p>
          </table:table-cell>
          <table:table-cell table:formula="of:=IF([.$D7];[.$L7]/[.$E7];&quot;n/a&quot;)" office:value-type="string" office:string-value="n/a" calcext:value-type="string">
            <text:p>n/a</text:p>
          </table:table-cell>
          <table:table-cell table:formula="of:=IF([.$D7];[.$M7]/[.$E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8]*[.$A8]" office:value-type="float" office:value="102400" calcext:value-type="float">
            <text:p>102,400</text:p>
          </table:table-cell>
          <table:table-cell table:formula="of:=[.$I8]*[.$A8]" office:value-type="float" office:value="45056" calcext:value-type="float">
            <text:p>45,056</text:p>
          </table:table-cell>
          <table:table-cell table:formula="of:=[.$L8]-([.$J8]*[.$A8])" office:value-type="float" office:value="0" calcext:value-type="float">
            <text:p>0</text:p>
          </table:table-cell>
          <table:table-cell table:formula="of:=IF([.$D8];[.$K8]/[.$E8];&quot;n/a&quot;)" office:value-type="string" office:string-value="n/a" calcext:value-type="string">
            <text:p>n/a</text:p>
          </table:table-cell>
          <table:table-cell table:formula="of:=IF([.$D8];[.$L8]/[.$E8];&quot;n/a&quot;)" office:value-type="string" office:string-value="n/a" calcext:value-type="string">
            <text:p>n/a</text:p>
          </table:table-cell>
          <table:table-cell table:formula="of:=IF([.$D8];[.$M8]/[.$E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9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2" calcext:value-type="float">
            <text:p>252</text:p>
          </table:table-cell>
          <table:table-cell table:formula="of:=[.$H9]*[.$A9]" office:value-type="float" office:value="1560576" calcext:value-type="float">
            <text:p>1,560,576</text:p>
          </table:table-cell>
          <table:table-cell table:formula="of:=[.$I9]*[.$A9]" office:value-type="float" office:value="1560576" calcext:value-type="float">
            <text:p>1,560,576</text:p>
          </table:table-cell>
          <table:table-cell table:formula="of:=[.$L9]-([.$J9]*[.$A9])" office:value-type="float" office:value="528384" calcext:value-type="float">
            <text:p>528,384</text:p>
          </table:table-cell>
          <table:table-cell table:formula="of:=IF([.$D9];[.$K9]/[.$E9];&quot;n/a&quot;)" office:value-type="string" office:string-value="n/a" calcext:value-type="string">
            <text:p>n/a</text:p>
          </table:table-cell>
          <table:table-cell table:formula="of:=IF([.$D9];[.$L9]/[.$E9];&quot;n/a&quot;)" office:value-type="string" office:string-value="n/a" calcext:value-type="string">
            <text:p>n/a</text:p>
          </table:table-cell>
          <table:table-cell table:formula="of:=IF([.$D9];[.$M9]/[.$E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formula="of:=[.$H10]*[.$A10]" office:value-type="float" office:value="868352" calcext:value-type="float">
            <text:p>868,352</text:p>
          </table:table-cell>
          <table:table-cell table:formula="of:=[.$I10]*[.$A10]" office:value-type="float" office:value="479232" calcext:value-type="float">
            <text:p>479,232</text:p>
          </table:table-cell>
          <table:table-cell table:formula="of:=[.$L10]-([.$J10]*[.$A10])" office:value-type="float" office:value="450560" calcext:value-type="float">
            <text:p>450,560</text:p>
          </table:table-cell>
          <table:table-cell table:formula="of:=IF([.$D10];[.$K10]/[.$E10];&quot;n/a&quot;)" office:value-type="string" office:string-value="n/a" calcext:value-type="string">
            <text:p>n/a</text:p>
          </table:table-cell>
          <table:table-cell table:formula="of:=IF([.$D10];[.$L10]/[.$E10];&quot;n/a&quot;)" office:value-type="string" office:string-value="n/a" calcext:value-type="string">
            <text:p>n/a</text:p>
          </table:table-cell>
          <table:table-cell table:formula="of:=IF([.$D10];[.$M10]/[.$E1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office:value-type="float" office:value="160" calcext:value-type="float">
            <text:p>160</text:p>
          </table:table-cell>
          <table:table-cell table:formula="of:=[.$H11]*[.$A11]" office:value-type="float" office:value="2011136" calcext:value-type="float">
            <text:p>2,011,136</text:p>
          </table:table-cell>
          <table:table-cell table:formula="of:=[.$I11]*[.$A11]" office:value-type="float" office:value="2162688" calcext:value-type="float">
            <text:p>2,162,688</text:p>
          </table:table-cell>
          <table:table-cell table:formula="of:=[.$L11]-([.$J11]*[.$A11])" office:value-type="float" office:value="1507328" calcext:value-type="float">
            <text:p>1,507,328</text:p>
          </table:table-cell>
          <table:table-cell table:formula="of:=IF([.$D11];[.$K11]/[.$E11];&quot;n/a&quot;)" office:value-type="string" office:string-value="n/a" calcext:value-type="string">
            <text:p>n/a</text:p>
          </table:table-cell>
          <table:table-cell table:formula="of:=IF([.$D11];[.$L11]/[.$E11];&quot;n/a&quot;)" office:value-type="string" office:string-value="n/a" calcext:value-type="string">
            <text:p>n/a</text:p>
          </table:table-cell>
          <table:table-cell table:formula="of:=IF([.$D11];[.$M11]/[.$E1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2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409" calcext:value-type="float">
            <text:p>39409</text:p>
          </table:table-cell>
          <table:table-cell office:value-type="float" office:value="39362" calcext:value-type="float">
            <text:p>39362</text:p>
          </table:table-cell>
          <table:table-cell office:value-type="float" office:value="8112" calcext:value-type="float">
            <text:p>8112</text:p>
          </table:table-cell>
          <table:table-cell table:formula="of:=[.$H12]*[.$A12]" office:value-type="float" office:value="161419264" calcext:value-type="float">
            <text:p>161,419,264</text:p>
          </table:table-cell>
          <table:table-cell table:formula="of:=[.$I12]*[.$A12]" office:value-type="float" office:value="161226752" calcext:value-type="float">
            <text:p>161,226,752</text:p>
          </table:table-cell>
          <table:table-cell table:formula="of:=[.$L12]-([.$J12]*[.$A12])" office:value-type="float" office:value="128000000" calcext:value-type="float">
            <text:p>128,000,000</text:p>
          </table:table-cell>
          <table:table-cell table:formula="of:=IF([.$D12];[.$K12]/[.$E12];&quot;n/a&quot;)" office:value-type="percentage" office:value="14.3504199708403" calcext:value-type="percentage">
            <text:p>1435.04%</text:p>
          </table:table-cell>
          <table:table-cell table:formula="of:=IF([.$D12];[.$L12]/[.$E12];&quot;n/a&quot;)" office:value-type="percentage" office:value="14.3333053589844" calcext:value-type="percentage">
            <text:p>1433.33%</text:p>
          </table:table-cell>
          <table:table-cell table:formula="of:=IF([.$D12];[.$M12]/[.$E12];&quot;n/a&quot;)" office:value-type="percentage" office:value="11.3793961807902" calcext:value-type="percentage">
            <text:p>1137.94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3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54390" calcext:value-type="float">
            <text:p>354390</text:p>
          </table:table-cell>
          <table:table-cell office:value-type="float" office:value="351569" calcext:value-type="float">
            <text:p>351569</text:p>
          </table:table-cell>
          <table:table-cell office:value-type="float" office:value="351526" calcext:value-type="float">
            <text:p>351526</text:p>
          </table:table-cell>
          <table:table-cell table:formula="of:=[.$H13]*[.$A13]" office:value-type="float" office:value="1451581440" calcext:value-type="float">
            <text:p>1,451,581,440</text:p>
          </table:table-cell>
          <table:table-cell table:formula="of:=[.$I13]*[.$A13]" office:value-type="float" office:value="1440026624" calcext:value-type="float">
            <text:p>1,440,026,624</text:p>
          </table:table-cell>
          <table:table-cell table:formula="of:=[.$L13]-([.$J13]*[.$A13])" office:value-type="float" office:value="176128" calcext:value-type="float">
            <text:p>176,128</text:p>
          </table:table-cell>
          <table:table-cell table:formula="of:=IF([.$D13];[.$K13]/[.$E13];&quot;n/a&quot;)" office:value-type="string" office:string-value="n/a" calcext:value-type="string">
            <text:p>n/a</text:p>
          </table:table-cell>
          <table:table-cell table:formula="of:=IF([.$D13];[.$L13]/[.$E13];&quot;n/a&quot;)" office:value-type="string" office:string-value="n/a" calcext:value-type="string">
            <text:p>n/a</text:p>
          </table:table-cell>
          <table:table-cell table:formula="of:=IF([.$D13];[.$M13]/[.$E1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[.$H14]*[.$A14]" office:value-type="float" office:value="270336" calcext:value-type="float">
            <text:p>270,336</text:p>
          </table:table-cell>
          <table:table-cell table:formula="of:=[.$I14]*[.$A14]" office:value-type="float" office:value="126976" calcext:value-type="float">
            <text:p>126,976</text:p>
          </table:table-cell>
          <table:table-cell table:formula="of:=[.$L14]-([.$J14]*[.$A14])" office:value-type="float" office:value="32768" calcext:value-type="float">
            <text:p>32,768</text:p>
          </table:table-cell>
          <table:table-cell table:formula="of:=IF([.$D14];[.$K14]/[.$E14];&quot;n/a&quot;)" office:value-type="string" office:string-value="n/a" calcext:value-type="string">
            <text:p>n/a</text:p>
          </table:table-cell>
          <table:table-cell table:formula="of:=IF([.$D14];[.$L14]/[.$E14];&quot;n/a&quot;)" office:value-type="string" office:string-value="n/a" calcext:value-type="string">
            <text:p>n/a</text:p>
          </table:table-cell>
          <table:table-cell table:formula="of:=IF([.$D14];[.$M14]/[.$E1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15]*[.$A15]" office:value-type="float" office:value="102400" calcext:value-type="float">
            <text:p>102,400</text:p>
          </table:table-cell>
          <table:table-cell table:formula="of:=[.$I15]*[.$A15]" office:value-type="float" office:value="45056" calcext:value-type="float">
            <text:p>45,056</text:p>
          </table:table-cell>
          <table:table-cell table:formula="of:=[.$L15]-([.$J15]*[.$A15])" office:value-type="float" office:value="0" calcext:value-type="float">
            <text:p>0</text:p>
          </table:table-cell>
          <table:table-cell table:formula="of:=IF([.$D15];[.$K15]/[.$E15];&quot;n/a&quot;)" office:value-type="string" office:string-value="n/a" calcext:value-type="string">
            <text:p>n/a</text:p>
          </table:table-cell>
          <table:table-cell table:formula="of:=IF([.$D15];[.$L15]/[.$E15];&quot;n/a&quot;)" office:value-type="string" office:string-value="n/a" calcext:value-type="string">
            <text:p>n/a</text:p>
          </table:table-cell>
          <table:table-cell table:formula="of:=IF([.$D15];[.$M15]/[.$E1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6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52" calcext:value-type="float">
            <text:p>252</text:p>
          </table:table-cell>
          <table:table-cell table:formula="of:=[.$H16]*[.$A16]" office:value-type="float" office:value="1556480" calcext:value-type="float">
            <text:p>1,556,480</text:p>
          </table:table-cell>
          <table:table-cell table:formula="of:=[.$I16]*[.$A16]" office:value-type="float" office:value="1556480" calcext:value-type="float">
            <text:p>1,556,480</text:p>
          </table:table-cell>
          <table:table-cell table:formula="of:=[.$L16]-([.$J16]*[.$A16])" office:value-type="float" office:value="524288" calcext:value-type="float">
            <text:p>524,288</text:p>
          </table:table-cell>
          <table:table-cell table:formula="of:=IF([.$D16];[.$K16]/[.$E16];&quot;n/a&quot;)" office:value-type="string" office:string-value="n/a" calcext:value-type="string">
            <text:p>n/a</text:p>
          </table:table-cell>
          <table:table-cell table:formula="of:=IF([.$D16];[.$L16]/[.$E16];&quot;n/a&quot;)" office:value-type="string" office:string-value="n/a" calcext:value-type="string">
            <text:p>n/a</text:p>
          </table:table-cell>
          <table:table-cell table:formula="of:=IF([.$D16];[.$M16]/[.$E1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formula="of:=[.$H17]*[.$A17]" office:value-type="float" office:value="868352" calcext:value-type="float">
            <text:p>868,352</text:p>
          </table:table-cell>
          <table:table-cell table:formula="of:=[.$I17]*[.$A17]" office:value-type="float" office:value="483328" calcext:value-type="float">
            <text:p>483,328</text:p>
          </table:table-cell>
          <table:table-cell table:formula="of:=[.$L17]-([.$J17]*[.$A17])" office:value-type="float" office:value="446464" calcext:value-type="float">
            <text:p>446,464</text:p>
          </table:table-cell>
          <table:table-cell table:formula="of:=IF([.$D17];[.$K17]/[.$E17];&quot;n/a&quot;)" office:value-type="string" office:string-value="n/a" calcext:value-type="string">
            <text:p>n/a</text:p>
          </table:table-cell>
          <table:table-cell table:formula="of:=IF([.$D17];[.$L17]/[.$E17];&quot;n/a&quot;)" office:value-type="string" office:string-value="n/a" calcext:value-type="string">
            <text:p>n/a</text:p>
          </table:table-cell>
          <table:table-cell table:formula="of:=IF([.$D17];[.$M17]/[.$E1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table:formula="of:=[.$H18]*[.$A18]" office:value-type="float" office:value="2015232" calcext:value-type="float">
            <text:p>2,015,232</text:p>
          </table:table-cell>
          <table:table-cell table:formula="of:=[.$I18]*[.$A18]" office:value-type="float" office:value="2170880" calcext:value-type="float">
            <text:p>2,170,880</text:p>
          </table:table-cell>
          <table:table-cell table:formula="of:=[.$L18]-([.$J18]*[.$A18])" office:value-type="float" office:value="1515520" calcext:value-type="float">
            <text:p>1,515,520</text:p>
          </table:table-cell>
          <table:table-cell table:formula="of:=IF([.$D18];[.$K18]/[.$E18];&quot;n/a&quot;)" office:value-type="string" office:string-value="n/a" calcext:value-type="string">
            <text:p>n/a</text:p>
          </table:table-cell>
          <table:table-cell table:formula="of:=IF([.$D18];[.$L18]/[.$E18];&quot;n/a&quot;)" office:value-type="string" office:string-value="n/a" calcext:value-type="string">
            <text:p>n/a</text:p>
          </table:table-cell>
          <table:table-cell table:formula="of:=IF([.$D18];[.$M18]/[.$E18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9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4" calcext:value-type="float">
            <text:p>28204</text:p>
          </table:table-cell>
          <table:table-cell office:value-type="float" office:value="28112" calcext:value-type="float">
            <text:p>28112</text:p>
          </table:table-cell>
          <table:table-cell office:value-type="float" office:value="6373" calcext:value-type="float">
            <text:p>6373</text:p>
          </table:table-cell>
          <table:table-cell table:formula="of:=[.$H19]*[.$A19]" office:value-type="float" office:value="115523584" calcext:value-type="float">
            <text:p>115,523,584</text:p>
          </table:table-cell>
          <table:table-cell table:formula="of:=[.$I19]*[.$A19]" office:value-type="float" office:value="115146752" calcext:value-type="float">
            <text:p>115,146,752</text:p>
          </table:table-cell>
          <table:table-cell table:formula="of:=[.$L19]-([.$J19]*[.$A19])" office:value-type="float" office:value="89042944" calcext:value-type="float">
            <text:p>89,042,944</text:p>
          </table:table-cell>
          <table:table-cell table:formula="of:=IF([.$D19];[.$K19]/[.$E19];&quot;n/a&quot;)" office:value-type="percentage" office:value="14.7498990380816" calcext:value-type="percentage">
            <text:p>1474.99%</text:p>
          </table:table-cell>
          <table:table-cell table:formula="of:=IF([.$D19];[.$L19]/[.$E19];&quot;n/a&quot;)" office:value-type="percentage" office:value="14.7017856246826" calcext:value-type="percentage">
            <text:p>1470.18%</text:p>
          </table:table-cell>
          <table:table-cell table:formula="of:=IF([.$D19];[.$M19]/[.$E19];&quot;n/a&quot;)" office:value-type="percentage" office:value="11.368885803037" calcext:value-type="percentage">
            <text:p>1136.89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0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03218" calcext:value-type="float">
            <text:p>303218</text:p>
          </table:table-cell>
          <table:table-cell office:value-type="float" office:value="300828" calcext:value-type="float">
            <text:p>300828</text:p>
          </table:table-cell>
          <table:table-cell office:value-type="float" office:value="300782" calcext:value-type="float">
            <text:p>300782</text:p>
          </table:table-cell>
          <table:table-cell table:formula="of:=[.$H20]*[.$A20]" office:value-type="float" office:value="1241980928" calcext:value-type="float">
            <text:p>1,241,980,928</text:p>
          </table:table-cell>
          <table:table-cell table:formula="of:=[.$I20]*[.$A20]" office:value-type="float" office:value="1232191488" calcext:value-type="float">
            <text:p>1,232,191,488</text:p>
          </table:table-cell>
          <table:table-cell table:formula="of:=[.$L20]-([.$J20]*[.$A20])" office:value-type="float" office:value="188416" calcext:value-type="float">
            <text:p>188,416</text:p>
          </table:table-cell>
          <table:table-cell table:formula="of:=IF([.$D20];[.$K20]/[.$E20];&quot;n/a&quot;)" office:value-type="string" office:string-value="n/a" calcext:value-type="string">
            <text:p>n/a</text:p>
          </table:table-cell>
          <table:table-cell table:formula="of:=IF([.$D20];[.$L20]/[.$E20];&quot;n/a&quot;)" office:value-type="string" office:string-value="n/a" calcext:value-type="string">
            <text:p>n/a</text:p>
          </table:table-cell>
          <table:table-cell table:formula="of:=IF([.$D20];[.$M20]/[.$E2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[.$H21]*[.$A21]" office:value-type="float" office:value="286720" calcext:value-type="float">
            <text:p>286,720</text:p>
          </table:table-cell>
          <table:table-cell table:formula="of:=[.$I21]*[.$A21]" office:value-type="float" office:value="143360" calcext:value-type="float">
            <text:p>143,360</text:p>
          </table:table-cell>
          <table:table-cell table:formula="of:=[.$L21]-([.$J21]*[.$A21])" office:value-type="float" office:value="32768" calcext:value-type="float">
            <text:p>32,768</text:p>
          </table:table-cell>
          <table:table-cell table:formula="of:=IF([.$D21];[.$K21]/[.$E21];&quot;n/a&quot;)" office:value-type="string" office:string-value="n/a" calcext:value-type="string">
            <text:p>n/a</text:p>
          </table:table-cell>
          <table:table-cell table:formula="of:=IF([.$D21];[.$L21]/[.$E21];&quot;n/a&quot;)" office:value-type="string" office:string-value="n/a" calcext:value-type="string">
            <text:p>n/a</text:p>
          </table:table-cell>
          <table:table-cell table:formula="of:=IF([.$D21];[.$M21]/[.$E2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22]*[.$A22]" office:value-type="float" office:value="102400" calcext:value-type="float">
            <text:p>102,400</text:p>
          </table:table-cell>
          <table:table-cell table:formula="of:=[.$I22]*[.$A22]" office:value-type="float" office:value="45056" calcext:value-type="float">
            <text:p>45,056</text:p>
          </table:table-cell>
          <table:table-cell table:formula="of:=[.$L22]-([.$J22]*[.$A22])" office:value-type="float" office:value="0" calcext:value-type="float">
            <text:p>0</text:p>
          </table:table-cell>
          <table:table-cell table:formula="of:=IF([.$D22];[.$K22]/[.$E22];&quot;n/a&quot;)" office:value-type="string" office:string-value="n/a" calcext:value-type="string">
            <text:p>n/a</text:p>
          </table:table-cell>
          <table:table-cell table:formula="of:=IF([.$D22];[.$L22]/[.$E22];&quot;n/a&quot;)" office:value-type="string" office:string-value="n/a" calcext:value-type="string">
            <text:p>n/a</text:p>
          </table:table-cell>
          <table:table-cell table:formula="of:=IF([.$D22];[.$M22]/[.$E2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3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60" calcext:value-type="float">
            <text:p>260</text:p>
          </table:table-cell>
          <table:table-cell table:formula="of:=[.$H23]*[.$A23]" office:value-type="float" office:value="1556480" calcext:value-type="float">
            <text:p>1,556,480</text:p>
          </table:table-cell>
          <table:table-cell table:formula="of:=[.$I23]*[.$A23]" office:value-type="float" office:value="1556480" calcext:value-type="float">
            <text:p>1,556,480</text:p>
          </table:table-cell>
          <table:table-cell table:formula="of:=[.$L23]-([.$J23]*[.$A23])" office:value-type="float" office:value="491520" calcext:value-type="float">
            <text:p>491,520</text:p>
          </table:table-cell>
          <table:table-cell table:formula="of:=IF([.$D23];[.$K23]/[.$E23];&quot;n/a&quot;)" office:value-type="string" office:string-value="n/a" calcext:value-type="string">
            <text:p>n/a</text:p>
          </table:table-cell>
          <table:table-cell table:formula="of:=IF([.$D23];[.$L23]/[.$E23];&quot;n/a&quot;)" office:value-type="string" office:string-value="n/a" calcext:value-type="string">
            <text:p>n/a</text:p>
          </table:table-cell>
          <table:table-cell table:formula="of:=IF([.$D23];[.$M23]/[.$E2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$H24]*[.$A24]" office:value-type="float" office:value="860160" calcext:value-type="float">
            <text:p>860,160</text:p>
          </table:table-cell>
          <table:table-cell table:formula="of:=[.$I24]*[.$A24]" office:value-type="float" office:value="483328" calcext:value-type="float">
            <text:p>483,328</text:p>
          </table:table-cell>
          <table:table-cell table:formula="of:=[.$L24]-([.$J24]*[.$A24])" office:value-type="float" office:value="430080" calcext:value-type="float">
            <text:p>430,080</text:p>
          </table:table-cell>
          <table:table-cell table:formula="of:=IF([.$D24];[.$K24]/[.$E24];&quot;n/a&quot;)" office:value-type="string" office:string-value="n/a" calcext:value-type="string">
            <text:p>n/a</text:p>
          </table:table-cell>
          <table:table-cell table:formula="of:=IF([.$D24];[.$L24]/[.$E24];&quot;n/a&quot;)" office:value-type="string" office:string-value="n/a" calcext:value-type="string">
            <text:p>n/a</text:p>
          </table:table-cell>
          <table:table-cell table:formula="of:=IF([.$D24];[.$M24]/[.$E2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92" calcext:value-type="float">
            <text:p>192</text:p>
          </table:table-cell>
          <table:table-cell table:formula="of:=[.$H25]*[.$A25]" office:value-type="float" office:value="2015232" calcext:value-type="float">
            <text:p>2,015,232</text:p>
          </table:table-cell>
          <table:table-cell table:formula="of:=[.$I25]*[.$A25]" office:value-type="float" office:value="2170880" calcext:value-type="float">
            <text:p>2,170,880</text:p>
          </table:table-cell>
          <table:table-cell table:formula="of:=[.$L25]-([.$J25]*[.$A25])" office:value-type="float" office:value="1384448" calcext:value-type="float">
            <text:p>1,384,448</text:p>
          </table:table-cell>
          <table:table-cell table:formula="of:=IF([.$D25];[.$K25]/[.$E25];&quot;n/a&quot;)" office:value-type="string" office:string-value="n/a" calcext:value-type="string">
            <text:p>n/a</text:p>
          </table:table-cell>
          <table:table-cell table:formula="of:=IF([.$D25];[.$L25]/[.$E25];&quot;n/a&quot;)" office:value-type="string" office:string-value="n/a" calcext:value-type="string">
            <text:p>n/a</text:p>
          </table:table-cell>
          <table:table-cell table:formula="of:=IF([.$D25];[.$M25]/[.$E25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6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14" calcext:value-type="float">
            <text:p>28214</text:p>
          </table:table-cell>
          <table:table-cell office:value-type="float" office:value="28127" calcext:value-type="float">
            <text:p>28127</text:p>
          </table:table-cell>
          <table:table-cell office:value-type="float" office:value="6568" calcext:value-type="float">
            <text:p>6568</text:p>
          </table:table-cell>
          <table:table-cell table:formula="of:=[.$H26]*[.$A26]" office:value-type="float" office:value="115564544" calcext:value-type="float">
            <text:p>115,564,544</text:p>
          </table:table-cell>
          <table:table-cell table:formula="of:=[.$I26]*[.$A26]" office:value-type="float" office:value="115208192" calcext:value-type="float">
            <text:p>115,208,192</text:p>
          </table:table-cell>
          <table:table-cell table:formula="of:=[.$L26]-([.$J26]*[.$A26])" office:value-type="float" office:value="88305664" calcext:value-type="float">
            <text:p>88,305,664</text:p>
          </table:table-cell>
          <table:table-cell table:formula="of:=IF([.$D26];[.$K26]/[.$E26];&quot;n/a&quot;)" office:value-type="percentage" office:value="8.75590591271654" calcext:value-type="percentage">
            <text:p>875.59%</text:p>
          </table:table-cell>
          <table:table-cell table:formula="of:=IF([.$D26];[.$L26]/[.$E26];&quot;n/a&quot;)" office:value-type="percentage" office:value="8.72890641550216" calcext:value-type="percentage">
            <text:p>872.89%</text:p>
          </table:table-cell>
          <table:table-cell table:formula="of:=IF([.$D26];[.$M26]/[.$E26];&quot;n/a&quot;)" office:value-type="percentage" office:value="6.69059954534117" calcext:value-type="percentage">
            <text:p>669.06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7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23793" calcext:value-type="float">
            <text:p>323793</text:p>
          </table:table-cell>
          <table:table-cell office:value-type="float" office:value="324048" calcext:value-type="float">
            <text:p>324048</text:p>
          </table:table-cell>
          <table:table-cell office:value-type="float" office:value="324012" calcext:value-type="float">
            <text:p>324012</text:p>
          </table:table-cell>
          <table:table-cell table:formula="of:=[.$H27]*[.$A27]" office:value-type="float" office:value="1326256128" calcext:value-type="float">
            <text:p>1,326,256,128</text:p>
          </table:table-cell>
          <table:table-cell table:formula="of:=[.$I27]*[.$A27]" office:value-type="float" office:value="1327300608" calcext:value-type="float">
            <text:p>1,327,300,608</text:p>
          </table:table-cell>
          <table:table-cell table:formula="of:=[.$L27]-([.$J27]*[.$A27])" office:value-type="float" office:value="147456" calcext:value-type="float">
            <text:p>147,456</text:p>
          </table:table-cell>
          <table:table-cell table:formula="of:=IF([.$D27];[.$K27]/[.$E27];&quot;n/a&quot;)" office:value-type="string" office:string-value="n/a" calcext:value-type="string">
            <text:p>n/a</text:p>
          </table:table-cell>
          <table:table-cell table:formula="of:=IF([.$D27];[.$L27]/[.$E27];&quot;n/a&quot;)" office:value-type="string" office:string-value="n/a" calcext:value-type="string">
            <text:p>n/a</text:p>
          </table:table-cell>
          <table:table-cell table:formula="of:=IF([.$D27];[.$M27]/[.$E2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$H28]*[.$A28]" office:value-type="float" office:value="245760" calcext:value-type="float">
            <text:p>245,760</text:p>
          </table:table-cell>
          <table:table-cell table:formula="of:=[.$I28]*[.$A28]" office:value-type="float" office:value="102400" calcext:value-type="float">
            <text:p>102,400</text:p>
          </table:table-cell>
          <table:table-cell table:formula="of:=[.$L28]-([.$J28]*[.$A28])" office:value-type="float" office:value="32768" calcext:value-type="float">
            <text:p>32,768</text:p>
          </table:table-cell>
          <table:table-cell table:formula="of:=IF([.$D28];[.$K28]/[.$E28];&quot;n/a&quot;)" office:value-type="string" office:string-value="n/a" calcext:value-type="string">
            <text:p>n/a</text:p>
          </table:table-cell>
          <table:table-cell table:formula="of:=IF([.$D28];[.$L28]/[.$E28];&quot;n/a&quot;)" office:value-type="string" office:string-value="n/a" calcext:value-type="string">
            <text:p>n/a</text:p>
          </table:table-cell>
          <table:table-cell table:formula="of:=IF([.$D28];[.$M28]/[.$E2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29]*[.$A29]" office:value-type="float" office:value="102400" calcext:value-type="float">
            <text:p>102,400</text:p>
          </table:table-cell>
          <table:table-cell table:formula="of:=[.$I29]*[.$A29]" office:value-type="float" office:value="45056" calcext:value-type="float">
            <text:p>45,056</text:p>
          </table:table-cell>
          <table:table-cell table:formula="of:=[.$L29]-([.$J29]*[.$A29])" office:value-type="float" office:value="0" calcext:value-type="float">
            <text:p>0</text:p>
          </table:table-cell>
          <table:table-cell table:formula="of:=IF([.$D29];[.$K29]/[.$E29];&quot;n/a&quot;)" office:value-type="string" office:string-value="n/a" calcext:value-type="string">
            <text:p>n/a</text:p>
          </table:table-cell>
          <table:table-cell table:formula="of:=IF([.$D29];[.$L29]/[.$E29];&quot;n/a&quot;)" office:value-type="string" office:string-value="n/a" calcext:value-type="string">
            <text:p>n/a</text:p>
          </table:table-cell>
          <table:table-cell table:formula="of:=IF([.$D29];[.$M29]/[.$E2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0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table:formula="of:=[.$H30]*[.$A30]" office:value-type="float" office:value="1560576" calcext:value-type="float">
            <text:p>1,560,576</text:p>
          </table:table-cell>
          <table:table-cell table:formula="of:=[.$I30]*[.$A30]" office:value-type="float" office:value="1560576" calcext:value-type="float">
            <text:p>1,560,576</text:p>
          </table:table-cell>
          <table:table-cell table:formula="of:=[.$L30]-([.$J30]*[.$A30])" office:value-type="float" office:value="503808" calcext:value-type="float">
            <text:p>503,808</text:p>
          </table:table-cell>
          <table:table-cell table:formula="of:=IF([.$D30];[.$K30]/[.$E30];&quot;n/a&quot;)" office:value-type="string" office:string-value="n/a" calcext:value-type="string">
            <text:p>n/a</text:p>
          </table:table-cell>
          <table:table-cell table:formula="of:=IF([.$D30];[.$L30]/[.$E30];&quot;n/a&quot;)" office:value-type="string" office:string-value="n/a" calcext:value-type="string">
            <text:p>n/a</text:p>
          </table:table-cell>
          <table:table-cell table:formula="of:=IF([.$D30];[.$M30]/[.$E3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formula="of:=[.$H31]*[.$A31]" office:value-type="float" office:value="868352" calcext:value-type="float">
            <text:p>868,352</text:p>
          </table:table-cell>
          <table:table-cell table:formula="of:=[.$I31]*[.$A31]" office:value-type="float" office:value="479232" calcext:value-type="float">
            <text:p>479,232</text:p>
          </table:table-cell>
          <table:table-cell table:formula="of:=[.$L31]-([.$J31]*[.$A31])" office:value-type="float" office:value="417792" calcext:value-type="float">
            <text:p>417,792</text:p>
          </table:table-cell>
          <table:table-cell table:formula="of:=IF([.$D31];[.$K31]/[.$E31];&quot;n/a&quot;)" office:value-type="string" office:string-value="n/a" calcext:value-type="string">
            <text:p>n/a</text:p>
          </table:table-cell>
          <table:table-cell table:formula="of:=IF([.$D31];[.$L31]/[.$E31];&quot;n/a&quot;)" office:value-type="string" office:string-value="n/a" calcext:value-type="string">
            <text:p>n/a</text:p>
          </table:table-cell>
          <table:table-cell table:formula="of:=IF([.$D31];[.$M31]/[.$E3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office:value-type="float" office:value="193" calcext:value-type="float">
            <text:p>193</text:p>
          </table:table-cell>
          <table:table-cell table:formula="of:=[.$H32]*[.$A32]" office:value-type="float" office:value="2015232" calcext:value-type="float">
            <text:p>2,015,232</text:p>
          </table:table-cell>
          <table:table-cell table:formula="of:=[.$I32]*[.$A32]" office:value-type="float" office:value="2191360" calcext:value-type="float">
            <text:p>2,191,360</text:p>
          </table:table-cell>
          <table:table-cell table:formula="of:=[.$L32]-([.$J32]*[.$A32])" office:value-type="float" office:value="1400832" calcext:value-type="float">
            <text:p>1,400,832</text:p>
          </table:table-cell>
          <table:table-cell table:formula="of:=IF([.$D32];[.$K32]/[.$E32];&quot;n/a&quot;)" office:value-type="string" office:string-value="n/a" calcext:value-type="string">
            <text:p>n/a</text:p>
          </table:table-cell>
          <table:table-cell table:formula="of:=IF([.$D32];[.$L32]/[.$E32];&quot;n/a&quot;)" office:value-type="string" office:string-value="n/a" calcext:value-type="string">
            <text:p>n/a</text:p>
          </table:table-cell>
          <table:table-cell table:formula="of:=IF([.$D32];[.$M32]/[.$E32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3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7" calcext:value-type="float">
            <text:p>28207</text:p>
          </table:table-cell>
          <table:table-cell office:value-type="float" office:value="28134" calcext:value-type="float">
            <text:p>28134</text:p>
          </table:table-cell>
          <table:table-cell office:value-type="float" office:value="6561" calcext:value-type="float">
            <text:p>6561</text:p>
          </table:table-cell>
          <table:table-cell table:formula="of:=[.$H33]*[.$A33]" office:value-type="float" office:value="115535872" calcext:value-type="float">
            <text:p>115,535,872</text:p>
          </table:table-cell>
          <table:table-cell table:formula="of:=[.$I33]*[.$A33]" office:value-type="float" office:value="115236864" calcext:value-type="float">
            <text:p>115,236,864</text:p>
          </table:table-cell>
          <table:table-cell table:formula="of:=[.$L33]-([.$J33]*[.$A33])" office:value-type="float" office:value="88363008" calcext:value-type="float">
            <text:p>88,363,008</text:p>
          </table:table-cell>
          <table:table-cell table:formula="of:=IF([.$D33];[.$K33]/[.$E33];&quot;n/a&quot;)" office:value-type="percentage" office:value="8.75373353937745" calcext:value-type="percentage">
            <text:p>875.37%</text:p>
          </table:table-cell>
          <table:table-cell table:formula="of:=IF([.$D33];[.$L33]/[.$E33];&quot;n/a&quot;)" office:value-type="percentage" office:value="8.73107878884125" calcext:value-type="percentage">
            <text:p>873.11%</text:p>
          </table:table-cell>
          <table:table-cell table:formula="of:=IF([.$D33];[.$M33]/[.$E33];&quot;n/a&quot;)" office:value-type="percentage" office:value="6.69494429201935" calcext:value-type="percentage">
            <text:p>669.49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4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28862" calcext:value-type="float">
            <text:p>328862</text:p>
          </table:table-cell>
          <table:table-cell office:value-type="float" office:value="329334" calcext:value-type="float">
            <text:p>329334</text:p>
          </table:table-cell>
          <table:table-cell office:value-type="float" office:value="329300" calcext:value-type="float">
            <text:p>329300</text:p>
          </table:table-cell>
          <table:table-cell table:formula="of:=[.$H34]*[.$A34]" office:value-type="float" office:value="1347018752" calcext:value-type="float">
            <text:p>1,347,018,752</text:p>
          </table:table-cell>
          <table:table-cell table:formula="of:=[.$I34]*[.$A34]" office:value-type="float" office:value="1348952064" calcext:value-type="float">
            <text:p>1,348,952,064</text:p>
          </table:table-cell>
          <table:table-cell table:formula="of:=[.$L34]-([.$J34]*[.$A34])" office:value-type="float" office:value="139264" calcext:value-type="float">
            <text:p>139,264</text:p>
          </table:table-cell>
          <table:table-cell table:formula="of:=IF([.$D34];[.$K34]/[.$E34];&quot;n/a&quot;)" office:value-type="string" office:string-value="n/a" calcext:value-type="string">
            <text:p>n/a</text:p>
          </table:table-cell>
          <table:table-cell table:formula="of:=IF([.$D34];[.$L34]/[.$E34];&quot;n/a&quot;)" office:value-type="string" office:string-value="n/a" calcext:value-type="string">
            <text:p>n/a</text:p>
          </table:table-cell>
          <table:table-cell table:formula="of:=IF([.$D34];[.$M34]/[.$E3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$H35]*[.$A35]" office:value-type="float" office:value="237568" calcext:value-type="float">
            <text:p>237,568</text:p>
          </table:table-cell>
          <table:table-cell table:formula="of:=[.$I35]*[.$A35]" office:value-type="float" office:value="94208" calcext:value-type="float">
            <text:p>94,208</text:p>
          </table:table-cell>
          <table:table-cell table:formula="of:=[.$L35]-([.$J35]*[.$A35])" office:value-type="float" office:value="32768" calcext:value-type="float">
            <text:p>32,768</text:p>
          </table:table-cell>
          <table:table-cell table:formula="of:=IF([.$D35];[.$K35]/[.$E35];&quot;n/a&quot;)" office:value-type="string" office:string-value="n/a" calcext:value-type="string">
            <text:p>n/a</text:p>
          </table:table-cell>
          <table:table-cell table:formula="of:=IF([.$D35];[.$L35]/[.$E35];&quot;n/a&quot;)" office:value-type="string" office:string-value="n/a" calcext:value-type="string">
            <text:p>n/a</text:p>
          </table:table-cell>
          <table:table-cell table:formula="of:=IF([.$D35];[.$M35]/[.$E3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36]*[.$A36]" office:value-type="float" office:value="102400" calcext:value-type="float">
            <text:p>102,400</text:p>
          </table:table-cell>
          <table:table-cell table:formula="of:=[.$I36]*[.$A36]" office:value-type="float" office:value="45056" calcext:value-type="float">
            <text:p>45,056</text:p>
          </table:table-cell>
          <table:table-cell table:formula="of:=[.$L36]-([.$J36]*[.$A36])" office:value-type="float" office:value="0" calcext:value-type="float">
            <text:p>0</text:p>
          </table:table-cell>
          <table:table-cell table:formula="of:=IF([.$D36];[.$K36]/[.$E36];&quot;n/a&quot;)" office:value-type="string" office:string-value="n/a" calcext:value-type="string">
            <text:p>n/a</text:p>
          </table:table-cell>
          <table:table-cell table:formula="of:=IF([.$D36];[.$L36]/[.$E36];&quot;n/a&quot;)" office:value-type="string" office:string-value="n/a" calcext:value-type="string">
            <text:p>n/a</text:p>
          </table:table-cell>
          <table:table-cell table:formula="of:=IF([.$D36];[.$M36]/[.$E3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7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table:formula="of:=[.$H37]*[.$A37]" office:value-type="float" office:value="421888" calcext:value-type="float">
            <text:p>421,888</text:p>
          </table:table-cell>
          <table:table-cell table:formula="of:=[.$I37]*[.$A37]" office:value-type="float" office:value="421888" calcext:value-type="float">
            <text:p>421,888</text:p>
          </table:table-cell>
          <table:table-cell table:formula="of:=[.$L37]-([.$J37]*[.$A37])" office:value-type="float" office:value="184320" calcext:value-type="float">
            <text:p>184,320</text:p>
          </table:table-cell>
          <table:table-cell table:formula="of:=IF([.$D37];[.$K37]/[.$E37];&quot;n/a&quot;)" office:value-type="string" office:string-value="n/a" calcext:value-type="string">
            <text:p>n/a</text:p>
          </table:table-cell>
          <table:table-cell table:formula="of:=IF([.$D37];[.$L37]/[.$E37];&quot;n/a&quot;)" office:value-type="string" office:string-value="n/a" calcext:value-type="string">
            <text:p>n/a</text:p>
          </table:table-cell>
          <table:table-cell table:formula="of:=IF([.$D37];[.$M37]/[.$E3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H38]*[.$A38]" office:value-type="float" office:value="139264" calcext:value-type="float">
            <text:p>139,264</text:p>
          </table:table-cell>
          <table:table-cell table:formula="of:=[.$I38]*[.$A38]" office:value-type="float" office:value="40960" calcext:value-type="float">
            <text:p>40,960</text:p>
          </table:table-cell>
          <table:table-cell table:formula="of:=[.$L38]-([.$J38]*[.$A38])" office:value-type="float" office:value="40960" calcext:value-type="float">
            <text:p>40,960</text:p>
          </table:table-cell>
          <table:table-cell table:formula="of:=IF([.$D38];[.$K38]/[.$E38];&quot;n/a&quot;)" office:value-type="string" office:string-value="n/a" calcext:value-type="string">
            <text:p>n/a</text:p>
          </table:table-cell>
          <table:table-cell table:formula="of:=IF([.$D38];[.$L38]/[.$E38];&quot;n/a&quot;)" office:value-type="string" office:string-value="n/a" calcext:value-type="string">
            <text:p>n/a</text:p>
          </table:table-cell>
          <table:table-cell table:formula="of:=IF([.$D38];[.$M38]/[.$E38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9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3657" calcext:value-type="float">
            <text:p>3657</text:p>
          </table:table-cell>
          <table:table-cell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  <table:table-cell table:formula="of:=[.$H39]*[.$A39]" office:value-type="float" office:value="14979072" calcext:value-type="float">
            <text:p>14,979,072</text:p>
          </table:table-cell>
          <table:table-cell table:formula="of:=[.$I39]*[.$A39]" office:value-type="float" office:value="14852096" calcext:value-type="float">
            <text:p>14,852,096</text:p>
          </table:table-cell>
          <table:table-cell table:formula="of:=[.$L39]-([.$J39]*[.$A39])" office:value-type="float" office:value="14852096" calcext:value-type="float">
            <text:p>14,852,096</text:p>
          </table:table-cell>
          <table:table-cell table:formula="of:=IF([.$D39];[.$K39]/[.$E39];&quot;n/a&quot;)" office:value-type="percentage" office:value="7.51535877274315" calcext:value-type="percentage">
            <text:p>751.54%</text:p>
          </table:table-cell>
          <table:table-cell table:formula="of:=IF([.$D39];[.$L39]/[.$E39];&quot;n/a&quot;)" office:value-type="percentage" office:value="7.45165187584541" calcext:value-type="percentage">
            <text:p>745.17%</text:p>
          </table:table-cell>
          <table:table-cell table:formula="of:=IF([.$D39];[.$M39]/[.$E39];&quot;n/a&quot;)" office:value-type="percentage" office:value="7.45165187584541" calcext:value-type="percentage">
            <text:p>745.17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0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ad-finish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H40]*[.$A40]" office:value-type="float" office:value="118784" calcext:value-type="float">
            <text:p>118,784</text:p>
          </table:table-cell>
          <table:table-cell table:formula="of:=[.$I40]*[.$A40]" office:value-type="float" office:value="24576" calcext:value-type="float">
            <text:p>24,576</text:p>
          </table:table-cell>
          <table:table-cell table:formula="of:=[.$L40]-([.$J40]*[.$A40])" office:value-type="float" office:value="24576" calcext:value-type="float">
            <text:p>24,576</text:p>
          </table:table-cell>
          <table:table-cell table:formula="of:=IF([.$D40];[.$K40]/[.$E40];&quot;n/a&quot;)" office:value-type="string" office:string-value="n/a" calcext:value-type="string">
            <text:p>n/a</text:p>
          </table:table-cell>
          <table:table-cell table:formula="of:=IF([.$D40];[.$L40]/[.$E40];&quot;n/a&quot;)" office:value-type="string" office:string-value="n/a" calcext:value-type="string">
            <text:p>n/a</text:p>
          </table:table-cell>
          <table:table-cell table:formula="of:=IF([.$D40];[.$M40]/[.$E4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71393" calcext:value-type="float">
            <text:p>171393</text:p>
          </table:table-cell>
          <table:table-cell office:value-type="float" office:value="171936" calcext:value-type="float">
            <text:p>171936</text:p>
          </table:table-cell>
          <table:table-cell office:value-type="float" office:value="167860" calcext:value-type="float">
            <text:p>167860</text:p>
          </table:table-cell>
          <table:table-cell table:formula="of:=[.$H41]*[.$A41]" office:value-type="float" office:value="702025728" calcext:value-type="float">
            <text:p>702,025,728</text:p>
          </table:table-cell>
          <table:table-cell table:formula="of:=[.$I41]*[.$A41]" office:value-type="float" office:value="704249856" calcext:value-type="float">
            <text:p>704,249,856</text:p>
          </table:table-cell>
          <table:table-cell table:formula="of:=[.$L41]-([.$J41]*[.$A41])" office:value-type="float" office:value="16695296" calcext:value-type="float">
            <text:p>16,695,296</text:p>
          </table:table-cell>
          <table:table-cell table:formula="of:=IF([.$D41];[.$K41]/[.$E41];&quot;n/a&quot;)" office:value-type="string" office:string-value="n/a" calcext:value-type="string">
            <text:p>n/a</text:p>
          </table:table-cell>
          <table:table-cell table:formula="of:=IF([.$D41];[.$L41]/[.$E41];&quot;n/a&quot;)" office:value-type="string" office:string-value="n/a" calcext:value-type="string">
            <text:p>n/a</text:p>
          </table:table-cell>
          <table:table-cell table:formula="of:=IF([.$D41];[.$M41]/[.$E4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sults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float" office:value="3320" calcext:value-type="float">
            <text:p>3320</text:p>
          </table:table-cell>
          <table:table-cell table:formula="of:=[.$H42]*[.$A42]" office:value-type="float" office:value="16809984" calcext:value-type="float">
            <text:p>16,809,984</text:p>
          </table:table-cell>
          <table:table-cell table:formula="of:=[.$I42]*[.$A42]" office:value-type="float" office:value="13598720" calcext:value-type="float">
            <text:p>13,598,720</text:p>
          </table:table-cell>
          <table:table-cell table:formula="of:=[.$L42]-([.$J42]*[.$A42])" office:value-type="float" office:value="0" calcext:value-type="float">
            <text:p>0</text:p>
          </table:table-cell>
          <table:table-cell table:formula="of:=IF([.$D42];[.$K42]/[.$E42];&quot;n/a&quot;)" office:value-type="string" office:string-value="n/a" calcext:value-type="string">
            <text:p>n/a</text:p>
          </table:table-cell>
          <table:table-cell table:formula="of:=IF([.$D42];[.$L42]/[.$E42];&quot;n/a&quot;)" office:value-type="string" office:string-value="n/a" calcext:value-type="string">
            <text:p>n/a</text:p>
          </table:table-cell>
          <table:table-cell table:formula="of:=IF([.$D42];[.$M42]/[.$E4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3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table:formula="of:=[.$H43]*[.$A43]" office:value-type="float" office:value="1241088" calcext:value-type="float">
            <text:p>1,241,088</text:p>
          </table:table-cell>
          <table:table-cell table:formula="of:=[.$I43]*[.$A43]" office:value-type="float" office:value="1241088" calcext:value-type="float">
            <text:p>1,241,088</text:p>
          </table:table-cell>
          <table:table-cell table:formula="of:=[.$L43]-([.$J43]*[.$A43])" office:value-type="float" office:value="520192" calcext:value-type="float">
            <text:p>520,192</text:p>
          </table:table-cell>
          <table:table-cell table:formula="of:=IF([.$D43];[.$K43]/[.$E43];&quot;n/a&quot;)" office:value-type="string" office:string-value="n/a" calcext:value-type="string">
            <text:p>n/a</text:p>
          </table:table-cell>
          <table:table-cell table:formula="of:=IF([.$D43];[.$L43]/[.$E43];&quot;n/a&quot;)" office:value-type="string" office:string-value="n/a" calcext:value-type="string">
            <text:p>n/a</text:p>
          </table:table-cell>
          <table:table-cell table:formula="of:=IF([.$D43];[.$M43]/[.$E4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44]*[.$A44]" office:value-type="float" office:value="0" calcext:value-type="float">
            <text:p>0</text:p>
          </table:table-cell>
          <table:table-cell table:formula="of:=[.$I44]*[.$A44]" office:value-type="float" office:value="4096" calcext:value-type="float">
            <text:p>4,096</text:p>
          </table:table-cell>
          <table:table-cell table:formula="of:=[.$L44]-([.$J44]*[.$A44])" office:value-type="float" office:value="4096" calcext:value-type="float">
            <text:p>4,096</text:p>
          </table:table-cell>
          <table:table-cell table:formula="of:=IF([.$D44];[.$K44]/[.$E44];&quot;n/a&quot;)" office:value-type="string" office:string-value="n/a" calcext:value-type="string">
            <text:p>n/a</text:p>
          </table:table-cell>
          <table:table-cell table:formula="of:=IF([.$D44];[.$L44]/[.$E44];&quot;n/a&quot;)" office:value-type="string" office:string-value="n/a" calcext:value-type="string">
            <text:p>n/a</text:p>
          </table:table-cell>
          <table:table-cell table:formula="of:=IF([.$D44];[.$M44]/[.$E4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initialise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[.$H45]*[.$A45]" office:value-type="float" office:value="1032192" calcext:value-type="float">
            <text:p>1,032,192</text:p>
          </table:table-cell>
          <table:table-cell table:formula="of:=[.$I45]*[.$A45]" office:value-type="float" office:value="638976" calcext:value-type="float">
            <text:p>638,976</text:p>
          </table:table-cell>
          <table:table-cell table:formula="of:=[.$L45]-([.$J45]*[.$A45])" office:value-type="float" office:value="638976" calcext:value-type="float">
            <text:p>638,976</text:p>
          </table:table-cell>
          <table:table-cell table:formula="of:=IF([.$D45];[.$K45]/[.$E45];&quot;n/a&quot;)" office:value-type="string" office:string-value="n/a" calcext:value-type="string">
            <text:p>n/a</text:p>
          </table:table-cell>
          <table:table-cell table:formula="of:=IF([.$D45];[.$L45]/[.$E45];&quot;n/a&quot;)" office:value-type="string" office:string-value="n/a" calcext:value-type="string">
            <text:p>n/a</text:p>
          </table:table-cell>
          <table:table-cell table:formula="of:=IF([.$D45];[.$M45]/[.$E45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6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334" calcext:value-type="float">
            <text:p>334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table:formula="of:=[.$H46]*[.$A46]" office:value-type="float" office:value="1368064" calcext:value-type="float">
            <text:p>1,368,064</text:p>
          </table:table-cell>
          <table:table-cell table:formula="of:=[.$I46]*[.$A46]" office:value-type="float" office:value="712704" calcext:value-type="float">
            <text:p>712,704</text:p>
          </table:table-cell>
          <table:table-cell table:formula="of:=[.$L46]-([.$J46]*[.$A46])" office:value-type="float" office:value="540672" calcext:value-type="float">
            <text:p>540,672</text:p>
          </table:table-cell>
          <table:table-cell table:formula="of:=IF([.$D46];[.$K46]/[.$E46];&quot;n/a&quot;)" office:value-type="percentage" office:value="329.495183044316" calcext:value-type="percentage">
            <text:p>32949.52%</text:p>
          </table:table-cell>
          <table:table-cell table:formula="of:=IF([.$D46];[.$L46]/[.$E46];&quot;n/a&quot;)" office:value-type="percentage" office:value="171.653179190751" calcext:value-type="percentage">
            <text:p>17165.32%</text:p>
          </table:table-cell>
          <table:table-cell table:formula="of:=IF([.$D46];[.$M46]/[.$E46];&quot;n/a&quot;)" office:value-type="percentage" office:value="130.219653179191" calcext:value-type="percentage">
            <text:p>13021.97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7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arse-param-file-done</text:p>
          </table:table-cell>
          <table:table-cell office:value-type="float" office:value="67611" calcext:value-type="float">
            <text:p>67611</text:p>
          </table:table-cell>
          <table:table-cell office:value-type="float" office:value="67410" calcext:value-type="float">
            <text:p>67410</text:p>
          </table:table-cell>
          <table:table-cell office:value-type="float" office:value="3480" calcext:value-type="float">
            <text:p>3480</text:p>
          </table:table-cell>
          <table:table-cell table:formula="of:=[.$H47]*[.$A47]" office:value-type="float" office:value="276934656" calcext:value-type="float">
            <text:p>276,934,656</text:p>
          </table:table-cell>
          <table:table-cell table:formula="of:=[.$I47]*[.$A47]" office:value-type="float" office:value="276111360" calcext:value-type="float">
            <text:p>276,111,360</text:p>
          </table:table-cell>
          <table:table-cell table:formula="of:=[.$L47]-([.$J47]*[.$A47])" office:value-type="float" office:value="261857280" calcext:value-type="float">
            <text:p>261,857,280</text:p>
          </table:table-cell>
          <table:table-cell table:formula="of:=IF([.$D47];[.$K47]/[.$E47];&quot;n/a&quot;)" office:value-type="string" office:string-value="n/a" calcext:value-type="string">
            <text:p>n/a</text:p>
          </table:table-cell>
          <table:table-cell table:formula="of:=IF([.$D47];[.$L47]/[.$E47];&quot;n/a&quot;)" office:value-type="string" office:string-value="n/a" calcext:value-type="string">
            <text:p>n/a</text:p>
          </table:table-cell>
          <table:table-cell table:formula="of:=IF([.$D47];[.$M47]/[.$E4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evolve</text:p>
          </table:table-cell>
          <table:table-cell office:value-type="float" office:value="197132" calcext:value-type="float">
            <text:p>197132</text:p>
          </table:table-cell>
          <table:table-cell office:value-type="float" office:value="195780" calcext:value-type="float">
            <text:p>195780</text:p>
          </table:table-cell>
          <table:table-cell office:value-type="float" office:value="195556" calcext:value-type="float">
            <text:p>195556</text:p>
          </table:table-cell>
          <table:table-cell table:formula="of:=[.$H48]*[.$A48]" office:value-type="float" office:value="807452672" calcext:value-type="float">
            <text:p>807,452,672</text:p>
          </table:table-cell>
          <table:table-cell table:formula="of:=[.$I48]*[.$A48]" office:value-type="float" office:value="801914880" calcext:value-type="float">
            <text:p>801,914,880</text:p>
          </table:table-cell>
          <table:table-cell table:formula="of:=[.$L48]-([.$J48]*[.$A48])" office:value-type="float" office:value="917504" calcext:value-type="float">
            <text:p>917,504</text:p>
          </table:table-cell>
          <table:table-cell table:formula="of:=IF([.$D48];[.$K48]/[.$E48];&quot;n/a&quot;)" office:value-type="string" office:string-value="n/a" calcext:value-type="string">
            <text:p>n/a</text:p>
          </table:table-cell>
          <table:table-cell table:formula="of:=IF([.$D48];[.$L48]/[.$E48];&quot;n/a&quot;)" office:value-type="string" office:string-value="n/a" calcext:value-type="string">
            <text:p>n/a</text:p>
          </table:table-cell>
          <table:table-cell table:formula="of:=IF([.$D48];[.$M48]/[.$E4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[.$H49]*[.$A49]" office:value-type="float" office:value="1224704" calcext:value-type="float">
            <text:p>1,224,704</text:p>
          </table:table-cell>
          <table:table-cell table:formula="of:=[.$I49]*[.$A49]" office:value-type="float" office:value="278528" calcext:value-type="float">
            <text:p>278,528</text:p>
          </table:table-cell>
          <table:table-cell table:formula="of:=[.$L49]-([.$J49]*[.$A49])" office:value-type="float" office:value="0" calcext:value-type="float">
            <text:p>0</text:p>
          </table:table-cell>
          <table:table-cell table:formula="of:=IF([.$D49];[.$K49]/[.$E49];&quot;n/a&quot;)" office:value-type="string" office:string-value="n/a" calcext:value-type="string">
            <text:p>n/a</text:p>
          </table:table-cell>
          <table:table-cell table:formula="of:=IF([.$D49];[.$L49]/[.$E49];&quot;n/a&quot;)" office:value-type="string" office:string-value="n/a" calcext:value-type="string">
            <text:p>n/a</text:p>
          </table:table-cell>
          <table:table-cell table:formula="of:=IF([.$D49];[.$M49]/[.$E4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0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02" calcext:value-type="float">
            <text:p>202</text:p>
          </table:table-cell>
          <table:table-cell table:formula="of:=[.$H50]*[.$A50]" office:value-type="float" office:value="1191936" calcext:value-type="float">
            <text:p>1,191,936</text:p>
          </table:table-cell>
          <table:table-cell table:formula="of:=[.$I50]*[.$A50]" office:value-type="float" office:value="1191936" calcext:value-type="float">
            <text:p>1,191,936</text:p>
          </table:table-cell>
          <table:table-cell table:formula="of:=[.$L50]-([.$J50]*[.$A50])" office:value-type="float" office:value="364544" calcext:value-type="float">
            <text:p>364,544</text:p>
          </table:table-cell>
          <table:table-cell table:formula="of:=IF([.$D50];[.$K50]/[.$E50];&quot;n/a&quot;)" office:value-type="string" office:string-value="n/a" calcext:value-type="string">
            <text:p>n/a</text:p>
          </table:table-cell>
          <table:table-cell table:formula="of:=IF([.$D50];[.$L50]/[.$E50];&quot;n/a&quot;)" office:value-type="string" office:string-value="n/a" calcext:value-type="string">
            <text:p>n/a</text:p>
          </table:table-cell>
          <table:table-cell table:formula="of:=IF([.$D50];[.$M50]/[.$E5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H51]*[.$A51]" office:value-type="float" office:value="143360" calcext:value-type="float">
            <text:p>143,360</text:p>
          </table:table-cell>
          <table:table-cell table:formula="of:=[.$I51]*[.$A51]" office:value-type="float" office:value="20480" calcext:value-type="float">
            <text:p>20,480</text:p>
          </table:table-cell>
          <table:table-cell table:formula="of:=[.$L51]-([.$J51]*[.$A51])" office:value-type="float" office:value="20480" calcext:value-type="float">
            <text:p>20,480</text:p>
          </table:table-cell>
          <table:table-cell table:formula="of:=IF([.$D51];[.$K51]/[.$E51];&quot;n/a&quot;)" office:value-type="string" office:string-value="n/a" calcext:value-type="string">
            <text:p>n/a</text:p>
          </table:table-cell>
          <table:table-cell table:formula="of:=IF([.$D51];[.$L51]/[.$E51];&quot;n/a&quot;)" office:value-type="string" office:string-value="n/a" calcext:value-type="string">
            <text:p>n/a</text:p>
          </table:table-cell>
          <table:table-cell table:formula="of:=IF([.$D51];[.$M51]/[.$E5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2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1712" calcext:value-type="float">
            <text:p>1712</text:p>
          </table:table-cell>
          <table:table-cell office:value-type="float" office:value="3266" calcext:value-type="float">
            <text:p>3266</text:p>
          </table:table-cell>
          <table:table-cell office:value-type="float" office:value="144" calcext:value-type="float">
            <text:p>144</text:p>
          </table:table-cell>
          <table:table-cell table:formula="of:=[.$H52]*[.$A52]" office:value-type="float" office:value="7012352" calcext:value-type="float">
            <text:p>7,012,352</text:p>
          </table:table-cell>
          <table:table-cell table:formula="of:=[.$I52]*[.$A52]" office:value-type="float" office:value="13377536" calcext:value-type="float">
            <text:p>13,377,536</text:p>
          </table:table-cell>
          <table:table-cell table:formula="of:=[.$L52]-([.$J52]*[.$A52])" office:value-type="float" office:value="12787712" calcext:value-type="float">
            <text:p>12,787,712</text:p>
          </table:table-cell>
          <table:table-cell table:formula="of:=IF([.$D52];[.$K52]/[.$E52];&quot;n/a&quot;)" office:value-type="percentage" office:value="0.866484440576571" calcext:value-type="percentage">
            <text:p>86.65%</text:p>
          </table:table-cell>
          <table:table-cell table:formula="of:=IF([.$D52];[.$L52]/[.$E52];&quot;n/a&quot;)" office:value-type="percentage" office:value="1.65300127507189" calcext:value-type="percentage">
            <text:p>165.30%</text:p>
          </table:table-cell>
          <table:table-cell table:formula="of:=IF([.$D52];[.$M52]/[.$E52];&quot;n/a&quot;)" office:value-type="percentage" office:value="1.58011940623835" calcext:value-type="percentage">
            <text:p>158.01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3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read-input-finish</text:p>
          </table:table-cell>
          <table:table-cell office:value-type="float" office:value="57" calcext:value-type="float">
            <text:p>57</text:p>
          </table:table-cell>
          <table:table-cell office:value-type="float" office:value="7585" calcext:value-type="float">
            <text:p>7585</text:p>
          </table:table-cell>
          <table:table-cell office:value-type="float" office:value="1080" calcext:value-type="float">
            <text:p>1080</text:p>
          </table:table-cell>
          <table:table-cell table:formula="of:=[.$H53]*[.$A53]" office:value-type="float" office:value="233472" calcext:value-type="float">
            <text:p>233,472</text:p>
          </table:table-cell>
          <table:table-cell table:formula="of:=[.$I53]*[.$A53]" office:value-type="float" office:value="31068160" calcext:value-type="float">
            <text:p>31,068,160</text:p>
          </table:table-cell>
          <table:table-cell table:formula="of:=[.$L53]-([.$J53]*[.$A53])" office:value-type="float" office:value="26644480" calcext:value-type="float">
            <text:p>26,644,480</text:p>
          </table:table-cell>
          <table:table-cell table:formula="of:=IF([.$D53];[.$K53]/[.$E53];&quot;n/a&quot;)" office:value-type="string" office:string-value="n/a" calcext:value-type="string">
            <text:p>n/a</text:p>
          </table:table-cell>
          <table:table-cell table:formula="of:=IF([.$D53];[.$L53]/[.$E53];&quot;n/a&quot;)" office:value-type="string" office:string-value="n/a" calcext:value-type="string">
            <text:p>n/a</text:p>
          </table:table-cell>
          <table:table-cell table:formula="of:=IF([.$D53];[.$M53]/[.$E5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float" office:value="39681" calcext:value-type="float">
            <text:p>39681</text:p>
          </table:table-cell>
          <table:table-cell table:number-columns-repeated="2" office:value-type="float" office:value="38759" calcext:value-type="float">
            <text:p>38759</text:p>
          </table:table-cell>
          <table:table-cell table:formula="of:=[.$H54]*[.$A54]" office:value-type="float" office:value="162533376" calcext:value-type="float">
            <text:p>162,533,376</text:p>
          </table:table-cell>
          <table:table-cell table:formula="of:=[.$I54]*[.$A54]" office:value-type="float" office:value="158756864" calcext:value-type="float">
            <text:p>158,756,864</text:p>
          </table:table-cell>
          <table:table-cell table:formula="of:=[.$L54]-([.$J54]*[.$A54])" office:value-type="float" office:value="0" calcext:value-type="float">
            <text:p>0</text:p>
          </table:table-cell>
          <table:table-cell table:formula="of:=IF([.$D54];[.$K54]/[.$E54];&quot;n/a&quot;)" office:value-type="string" office:string-value="n/a" calcext:value-type="string">
            <text:p>n/a</text:p>
          </table:table-cell>
          <table:table-cell table:formula="of:=IF([.$D54];[.$L54]/[.$E54];&quot;n/a&quot;)" office:value-type="string" office:string-value="n/a" calcext:value-type="string">
            <text:p>n/a</text:p>
          </table:table-cell>
          <table:table-cell table:formula="of:=IF([.$D54];[.$M54]/[.$E5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5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286" calcext:value-type="float">
            <text:p>286</text:p>
          </table:table-cell>
          <table:table-cell table:formula="of:=[.$H55]*[.$A55]" office:value-type="float" office:value="1970176" calcext:value-type="float">
            <text:p>1,970,176</text:p>
          </table:table-cell>
          <table:table-cell table:formula="of:=[.$I55]*[.$A55]" office:value-type="float" office:value="1970176" calcext:value-type="float">
            <text:p>1,970,176</text:p>
          </table:table-cell>
          <table:table-cell table:formula="of:=[.$L55]-([.$J55]*[.$A55])" office:value-type="float" office:value="798720" calcext:value-type="float">
            <text:p>798,720</text:p>
          </table:table-cell>
          <table:table-cell table:formula="of:=IF([.$D55];[.$K55]/[.$E55];&quot;n/a&quot;)" office:value-type="string" office:string-value="n/a" calcext:value-type="string">
            <text:p>n/a</text:p>
          </table:table-cell>
          <table:table-cell table:formula="of:=IF([.$D55];[.$L55]/[.$E55];&quot;n/a&quot;)" office:value-type="string" office:string-value="n/a" calcext:value-type="string">
            <text:p>n/a</text:p>
          </table:table-cell>
          <table:table-cell table:formula="of:=IF([.$D55];[.$M55]/[.$E5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H56]*[.$A56]" office:value-type="float" office:value="520192" calcext:value-type="float">
            <text:p>520,192</text:p>
          </table:table-cell>
          <table:table-cell table:formula="of:=[.$I56]*[.$A56]" office:value-type="float" office:value="114688" calcext:value-type="float">
            <text:p>114,688</text:p>
          </table:table-cell>
          <table:table-cell table:formula="of:=[.$L56]-([.$J56]*[.$A56])" office:value-type="float" office:value="114688" calcext:value-type="float">
            <text:p>114,688</text:p>
          </table:table-cell>
          <table:table-cell table:formula="of:=IF([.$D56];[.$K56]/[.$E56];&quot;n/a&quot;)" office:value-type="string" office:string-value="n/a" calcext:value-type="string">
            <text:p>n/a</text:p>
          </table:table-cell>
          <table:table-cell table:formula="of:=IF([.$D56];[.$L56]/[.$E56];&quot;n/a&quot;)" office:value-type="string" office:string-value="n/a" calcext:value-type="string">
            <text:p>n/a</text:p>
          </table:table-cell>
          <table:table-cell table:formula="of:=IF([.$D56];[.$M56]/[.$E56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7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$H57]*[.$A57]" office:value-type="float" office:value="651264" calcext:value-type="float">
            <text:p>651,264</text:p>
          </table:table-cell>
          <table:table-cell table:formula="of:=[.$I57]*[.$A57]" office:value-type="float" office:value="139264" calcext:value-type="float">
            <text:p>139,264</text:p>
          </table:table-cell>
          <table:table-cell table:formula="of:=[.$L57]-([.$J57]*[.$A57])" office:value-type="float" office:value="139264" calcext:value-type="float">
            <text:p>139,264</text:p>
          </table:table-cell>
          <table:table-cell table:formula="of:=IF([.$D57];[.$K57]/[.$E57];&quot;n/a&quot;)" office:value-type="percentage" office:value="272.723618090452" calcext:value-type="percentage">
            <text:p>27272.36%</text:p>
          </table:table-cell>
          <table:table-cell table:formula="of:=IF([.$D57];[.$L57]/[.$E57];&quot;n/a&quot;)" office:value-type="percentage" office:value="58.3182579564489" calcext:value-type="percentage">
            <text:p>5831.83%</text:p>
          </table:table-cell>
          <table:table-cell table:formula="of:=IF([.$D57];[.$M57]/[.$E57];&quot;n/a&quot;)" office:value-type="percentage" office:value="58.3182579564489" calcext:value-type="percentage">
            <text:p>5831.83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8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arse-input-finished</text:p>
          </table:table-cell>
          <table:table-cell office:value-type="float" office:value="127195" calcext:value-type="float">
            <text:p>127195</text:p>
          </table:table-cell>
          <table:table-cell table:number-columns-repeated="2" office:value-type="float" office:value="127323" calcext:value-type="float">
            <text:p>127323</text:p>
          </table:table-cell>
          <table:table-cell table:formula="of:=[.$H58]*[.$A58]" office:value-type="float" office:value="520990720" calcext:value-type="float">
            <text:p>520,990,720</text:p>
          </table:table-cell>
          <table:table-cell table:formula="of:=[.$I58]*[.$A58]" office:value-type="float" office:value="521515008" calcext:value-type="float">
            <text:p>521,515,008</text:p>
          </table:table-cell>
          <table:table-cell table:formula="of:=[.$L58]-([.$J58]*[.$A58])" office:value-type="float" office:value="0" calcext:value-type="float">
            <text:p>0</text:p>
          </table:table-cell>
          <table:table-cell table:formula="of:=IF([.$D58];[.$K58]/[.$E58];&quot;n/a&quot;)" office:value-type="string" office:string-value="n/a" calcext:value-type="string">
            <text:p>n/a</text:p>
          </table:table-cell>
          <table:table-cell table:formula="of:=IF([.$D58];[.$L58]/[.$E58];&quot;n/a&quot;)" office:value-type="string" office:string-value="n/a" calcext:value-type="string">
            <text:p>n/a</text:p>
          </table:table-cell>
          <table:table-cell table:formula="of:=IF([.$D58];[.$M58]/[.$E5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59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table:formula="of:=[.$H59]*[.$A59]" office:value-type="float" office:value="1249280" calcext:value-type="float">
            <text:p>1,249,280</text:p>
          </table:table-cell>
          <table:table-cell table:formula="of:=[.$I59]*[.$A59]" office:value-type="float" office:value="1249280" calcext:value-type="float">
            <text:p>1,249,280</text:p>
          </table:table-cell>
          <table:table-cell table:formula="of:=[.$L59]-([.$J59]*[.$A59])" office:value-type="float" office:value="454656" calcext:value-type="float">
            <text:p>454,656</text:p>
          </table:table-cell>
          <table:table-cell table:formula="of:=IF([.$D59];[.$K59]/[.$E59];&quot;n/a&quot;)" office:value-type="string" office:string-value="n/a" calcext:value-type="string">
            <text:p>n/a</text:p>
          </table:table-cell>
          <table:table-cell table:formula="of:=IF([.$D59];[.$L59]/[.$E59];&quot;n/a&quot;)" office:value-type="string" office:string-value="n/a" calcext:value-type="string">
            <text:p>n/a</text:p>
          </table:table-cell>
          <table:table-cell table:formula="of:=IF([.$D59];[.$M59]/[.$E5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$H60]*[.$A60]" office:value-type="float" office:value="249856" calcext:value-type="float">
            <text:p>249,856</text:p>
          </table:table-cell>
          <table:table-cell table:formula="of:=[.$I60]*[.$A60]" office:value-type="float" office:value="94208" calcext:value-type="float">
            <text:p>94,208</text:p>
          </table:table-cell>
          <table:table-cell table:formula="of:=[.$L60]-([.$J60]*[.$A60])" office:value-type="float" office:value="94208" calcext:value-type="float">
            <text:p>94,208</text:p>
          </table:table-cell>
          <table:table-cell table:formula="of:=IF([.$D60];[.$K60]/[.$E60];&quot;n/a&quot;)" office:value-type="string" office:string-value="n/a" calcext:value-type="string">
            <text:p>n/a</text:p>
          </table:table-cell>
          <table:table-cell table:formula="of:=IF([.$D60];[.$L60]/[.$E60];&quot;n/a&quot;)" office:value-type="string" office:string-value="n/a" calcext:value-type="string">
            <text:p>n/a</text:p>
          </table:table-cell>
          <table:table-cell table:formula="of:=IF([.$D60];[.$M60]/[.$E60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1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H61]*[.$A61]" office:value-type="float" office:value="372736" calcext:value-type="float">
            <text:p>372,736</text:p>
          </table:table-cell>
          <table:table-cell table:formula="of:=[.$I61]*[.$A61]" office:value-type="float" office:value="65536" calcext:value-type="float">
            <text:p>65,536</text:p>
          </table:table-cell>
          <table:table-cell table:formula="of:=[.$L61]-([.$J61]*[.$A61])" office:value-type="float" office:value="65536" calcext:value-type="float">
            <text:p>65,536</text:p>
          </table:table-cell>
          <table:table-cell table:formula="of:=IF([.$D61];[.$K61]/[.$E61];&quot;n/a&quot;)" office:value-type="percentage" office:value="23.4277812696417" calcext:value-type="percentage">
            <text:p>2342.78%</text:p>
          </table:table-cell>
          <table:table-cell table:formula="of:=IF([.$D61];[.$L61]/[.$E61];&quot;n/a&quot;)" office:value-type="percentage" office:value="4.11917033312382" calcext:value-type="percentage">
            <text:p>411.92%</text:p>
          </table:table-cell>
          <table:table-cell table:formula="of:=IF([.$D61];[.$M61]/[.$E61];&quot;n/a&quot;)" office:value-type="percentage" office:value="4.11917033312382" calcext:value-type="percentage">
            <text:p>411.92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2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arse-input-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62]*[.$A62]" office:value-type="float" office:value="24576" calcext:value-type="float">
            <text:p>24,576</text:p>
          </table:table-cell>
          <table:table-cell table:formula="of:=[.$I62]*[.$A62]" office:value-type="float" office:value="4096" calcext:value-type="float">
            <text:p>4,096</text:p>
          </table:table-cell>
          <table:table-cell table:formula="of:=[.$L62]-([.$J62]*[.$A62])" office:value-type="float" office:value="4096" calcext:value-type="float">
            <text:p>4,096</text:p>
          </table:table-cell>
          <table:table-cell table:formula="of:=IF([.$D62];[.$K62]/[.$E62];&quot;n/a&quot;)" office:value-type="string" office:string-value="n/a" calcext:value-type="string">
            <text:p>n/a</text:p>
          </table:table-cell>
          <table:table-cell table:formula="of:=IF([.$D62];[.$L62]/[.$E62];&quot;n/a&quot;)" office:value-type="string" office:string-value="n/a" calcext:value-type="string">
            <text:p>n/a</text:p>
          </table:table-cell>
          <table:table-cell table:formula="of:=IF([.$D62];[.$M62]/[.$E6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render-start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36" calcext:value-type="float">
            <text:p>636</text:p>
          </table:table-cell>
          <table:table-cell table:formula="of:=[.$H63]*[.$A63]" office:value-type="float" office:value="3145728" calcext:value-type="float">
            <text:p>3,145,728</text:p>
          </table:table-cell>
          <table:table-cell table:formula="of:=[.$I63]*[.$A63]" office:value-type="float" office:value="2605056" calcext:value-type="float">
            <text:p>2,605,056</text:p>
          </table:table-cell>
          <table:table-cell table:formula="of:=[.$L63]-([.$J63]*[.$A63])" office:value-type="float" office:value="0" calcext:value-type="float">
            <text:p>0</text:p>
          </table:table-cell>
          <table:table-cell table:formula="of:=IF([.$D63];[.$K63]/[.$E63];&quot;n/a&quot;)" office:value-type="string" office:string-value="n/a" calcext:value-type="string">
            <text:p>n/a</text:p>
          </table:table-cell>
          <table:table-cell table:formula="of:=IF([.$D63];[.$L63]/[.$E63];&quot;n/a&quot;)" office:value-type="string" office:string-value="n/a" calcext:value-type="string">
            <text:p>n/a</text:p>
          </table:table-cell>
          <table:table-cell table:formula="of:=IF([.$D63];[.$M63]/[.$E6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4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table:formula="of:=[.$H64]*[.$A64]" office:value-type="float" office:value="417792" calcext:value-type="float">
            <text:p>417,792</text:p>
          </table:table-cell>
          <table:table-cell table:formula="of:=[.$I64]*[.$A64]" office:value-type="float" office:value="417792" calcext:value-type="float">
            <text:p>417,792</text:p>
          </table:table-cell>
          <table:table-cell table:formula="of:=[.$L64]-([.$J64]*[.$A64])" office:value-type="float" office:value="172032" calcext:value-type="float">
            <text:p>172,032</text:p>
          </table:table-cell>
          <table:table-cell table:formula="of:=IF([.$D64];[.$K64]/[.$E64];&quot;n/a&quot;)" office:value-type="string" office:string-value="n/a" calcext:value-type="string">
            <text:p>n/a</text:p>
          </table:table-cell>
          <table:table-cell table:formula="of:=IF([.$D64];[.$L64]/[.$E64];&quot;n/a&quot;)" office:value-type="string" office:string-value="n/a" calcext:value-type="string">
            <text:p>n/a</text:p>
          </table:table-cell>
          <table:table-cell table:formula="of:=IF([.$D64];[.$M64]/[.$E6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47" calcext:value-type="float">
            <text:p>47</text:p>
          </table:table-cell>
          <table:table-cell office:value-type="float" office:value="104699" calcext:value-type="float">
            <text:p>104699</text:p>
          </table:table-cell>
          <table:table-cell office:value-type="float" office:value="2255" calcext:value-type="float">
            <text:p>2255</text:p>
          </table:table-cell>
          <table:table-cell table:formula="of:=[.$H65]*[.$A65]" office:value-type="float" office:value="192512" calcext:value-type="float">
            <text:p>192,512</text:p>
          </table:table-cell>
          <table:table-cell table:formula="of:=[.$I65]*[.$A65]" office:value-type="float" office:value="428847104" calcext:value-type="float">
            <text:p>428,847,104</text:p>
          </table:table-cell>
          <table:table-cell table:formula="of:=[.$L65]-([.$J65]*[.$A65])" office:value-type="float" office:value="419610624" calcext:value-type="float">
            <text:p>419,610,624</text:p>
          </table:table-cell>
          <table:table-cell table:formula="of:=IF([.$D65];[.$K65]/[.$E65];&quot;n/a&quot;)" office:value-type="string" office:string-value="n/a" calcext:value-type="string">
            <text:p>n/a</text:p>
          </table:table-cell>
          <table:table-cell table:formula="of:=IF([.$D65];[.$L65]/[.$E65];&quot;n/a&quot;)" office:value-type="string" office:string-value="n/a" calcext:value-type="string">
            <text:p>n/a</text:p>
          </table:table-cell>
          <table:table-cell table:formula="of:=IF([.$D65];[.$M65]/[.$E65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6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6093" calcext:value-type="float">
            <text:p>6093</text:p>
          </table:table-cell>
          <table:table-cell office:value-type="float" office:value="6069" calcext:value-type="float">
            <text:p>6069</text:p>
          </table:table-cell>
          <table:table-cell office:value-type="float" office:value="3" calcext:value-type="float">
            <text:p>3</text:p>
          </table:table-cell>
          <table:table-cell table:formula="of:=[.$H66]*[.$A66]" office:value-type="float" office:value="24956928" calcext:value-type="float">
            <text:p>24,956,928</text:p>
          </table:table-cell>
          <table:table-cell table:formula="of:=[.$I66]*[.$A66]" office:value-type="float" office:value="24858624" calcext:value-type="float">
            <text:p>24,858,624</text:p>
          </table:table-cell>
          <table:table-cell table:formula="of:=[.$L66]-([.$J66]*[.$A66])" office:value-type="float" office:value="24846336" calcext:value-type="float">
            <text:p>24,846,336</text:p>
          </table:table-cell>
          <table:table-cell table:formula="of:=IF([.$D66];[.$K66]/[.$E66];&quot;n/a&quot;)" office:value-type="percentage" office:value="19.0056795595257" calcext:value-type="percentage">
            <text:p>1900.57%</text:p>
          </table:table-cell>
          <table:table-cell table:formula="of:=IF([.$D66];[.$L66]/[.$E66];&quot;n/a&quot;)" office:value-type="percentage" office:value="18.9308172077403" calcext:value-type="percentage">
            <text:p>1893.08%</text:p>
          </table:table-cell>
          <table:table-cell table:formula="of:=IF([.$D66];[.$M66]/[.$E66];&quot;n/a&quot;)" office:value-type="percentage" office:value="18.9214594137671" calcext:value-type="percentage">
            <text:p>1892.15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7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66940" calcext:value-type="float">
            <text:p>66940</text:p>
          </table:table-cell>
          <table:table-cell office:value-type="float" office:value="31415" calcext:value-type="float">
            <text:p>31415</text:p>
          </table:table-cell>
          <table:table-cell office:value-type="float" office:value="869" calcext:value-type="float">
            <text:p>869</text:p>
          </table:table-cell>
          <table:table-cell table:formula="of:=[.$H67]*[.$A67]" office:value-type="float" office:value="274186240" calcext:value-type="float">
            <text:p>274,186,240</text:p>
          </table:table-cell>
          <table:table-cell table:formula="of:=[.$I67]*[.$A67]" office:value-type="float" office:value="128675840" calcext:value-type="float">
            <text:p>128,675,840</text:p>
          </table:table-cell>
          <table:table-cell table:formula="of:=[.$L67]-([.$J67]*[.$A67])" office:value-type="float" office:value="125116416" calcext:value-type="float">
            <text:p>125,116,416</text:p>
          </table:table-cell>
          <table:table-cell table:formula="of:=IF([.$D67];[.$K67]/[.$E67];&quot;n/a&quot;)" office:value-type="string" office:string-value="n/a" calcext:value-type="string">
            <text:p>n/a</text:p>
          </table:table-cell>
          <table:table-cell table:formula="of:=IF([.$D67];[.$L67]/[.$E67];&quot;n/a&quot;)" office:value-type="string" office:string-value="n/a" calcext:value-type="string">
            <text:p>n/a</text:p>
          </table:table-cell>
          <table:table-cell table:formula="of:=IF([.$D67];[.$M67]/[.$E6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3151" calcext:value-type="float">
            <text:p>103151</text:p>
          </table:table-cell>
          <table:table-cell office:value-type="float" office:value="52364" calcext:value-type="float">
            <text:p>52364</text:p>
          </table:table-cell>
          <table:table-cell table:formula="of:=[.$H68]*[.$A68]" office:value-type="float" office:value="416079872" calcext:value-type="float">
            <text:p>416,079,872</text:p>
          </table:table-cell>
          <table:table-cell table:formula="of:=[.$I68]*[.$A68]" office:value-type="float" office:value="422506496" calcext:value-type="float">
            <text:p>422,506,496</text:p>
          </table:table-cell>
          <table:table-cell table:formula="of:=[.$L68]-([.$J68]*[.$A68])" office:value-type="float" office:value="208023552" calcext:value-type="float">
            <text:p>208,023,552</text:p>
          </table:table-cell>
          <table:table-cell table:formula="of:=IF([.$D68];[.$K68]/[.$E68];&quot;n/a&quot;)" office:value-type="string" office:string-value="n/a" calcext:value-type="string">
            <text:p>n/a</text:p>
          </table:table-cell>
          <table:table-cell table:formula="of:=IF([.$D68];[.$L68]/[.$E68];&quot;n/a&quot;)" office:value-type="string" office:string-value="n/a" calcext:value-type="string">
            <text:p>n/a</text:p>
          </table:table-cell>
          <table:table-cell table:formula="of:=IF([.$D68];[.$M68]/[.$E6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finalization</text:p>
          </table:table-cell>
          <table:table-cell office:value-type="float" office:value="50821" calcext:value-type="float">
            <text:p>5082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$H69]*[.$A69]" office:value-type="float" office:value="208162816" calcext:value-type="float">
            <text:p>208,162,816</text:p>
          </table:table-cell>
          <table:table-cell table:formula="of:=[.$I69]*[.$A69]" office:value-type="float" office:value="53248" calcext:value-type="float">
            <text:p>53,248</text:p>
          </table:table-cell>
          <table:table-cell table:formula="of:=[.$L69]-([.$J69]*[.$A69])" office:value-type="float" office:value="0" calcext:value-type="float">
            <text:p>0</text:p>
          </table:table-cell>
          <table:table-cell table:formula="of:=IF([.$D69];[.$K69]/[.$E69];&quot;n/a&quot;)" office:value-type="string" office:string-value="n/a" calcext:value-type="string">
            <text:p>n/a</text:p>
          </table:table-cell>
          <table:table-cell table:formula="of:=IF([.$D69];[.$L69]/[.$E69];&quot;n/a&quot;)" office:value-type="string" office:string-value="n/a" calcext:value-type="string">
            <text:p>n/a</text:p>
          </table:table-cell>
          <table:table-cell table:formula="of:=IF([.$D69];[.$M69]/[.$E6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0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244" calcext:value-type="float">
            <text:p>244</text:p>
          </table:table-cell>
          <table:table-cell table:formula="of:=[.$H70]*[.$A70]" office:value-type="float" office:value="1732608" calcext:value-type="float">
            <text:p>1,732,608</text:p>
          </table:table-cell>
          <table:table-cell table:formula="of:=[.$I70]*[.$A70]" office:value-type="float" office:value="1732608" calcext:value-type="float">
            <text:p>1,732,608</text:p>
          </table:table-cell>
          <table:table-cell table:formula="of:=[.$L70]-([.$J70]*[.$A70])" office:value-type="float" office:value="733184" calcext:value-type="float">
            <text:p>733,184</text:p>
          </table:table-cell>
          <table:table-cell table:formula="of:=IF([.$D70];[.$K70]/[.$E70];&quot;n/a&quot;)" office:value-type="string" office:string-value="n/a" calcext:value-type="string">
            <text:p>n/a</text:p>
          </table:table-cell>
          <table:table-cell table:formula="of:=IF([.$D70];[.$L70]/[.$E70];&quot;n/a&quot;)" office:value-type="string" office:string-value="n/a" calcext:value-type="string">
            <text:p>n/a</text:p>
          </table:table-cell>
          <table:table-cell table:formula="of:=IF([.$D70];[.$M70]/[.$E7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$H71]*[.$A71]" office:value-type="float" office:value="741376" calcext:value-type="float">
            <text:p>741,376</text:p>
          </table:table-cell>
          <table:table-cell table:formula="of:=[.$I71]*[.$A71]" office:value-type="float" office:value="212992" calcext:value-type="float">
            <text:p>212,992</text:p>
          </table:table-cell>
          <table:table-cell table:formula="of:=[.$L71]-([.$J71]*[.$A71])" office:value-type="float" office:value="212992" calcext:value-type="float">
            <text:p>212,992</text:p>
          </table:table-cell>
          <table:table-cell table:formula="of:=IF([.$D71];[.$K71]/[.$E71];&quot;n/a&quot;)" office:value-type="string" office:string-value="n/a" calcext:value-type="string">
            <text:p>n/a</text:p>
          </table:table-cell>
          <table:table-cell table:formula="of:=IF([.$D71];[.$L71]/[.$E71];&quot;n/a&quot;)" office:value-type="string" office:string-value="n/a" calcext:value-type="string">
            <text:p>n/a</text:p>
          </table:table-cell>
          <table:table-cell table:formula="of:=IF([.$D71];[.$M71]/[.$E7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2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$H72]*[.$A72]" office:value-type="float" office:value="495616" calcext:value-type="float">
            <text:p>495,616</text:p>
          </table:table-cell>
          <table:table-cell table:formula="of:=[.$I72]*[.$A72]" office:value-type="float" office:value="102400" calcext:value-type="float">
            <text:p>102,400</text:p>
          </table:table-cell>
          <table:table-cell table:formula="of:=[.$L72]-([.$J72]*[.$A72])" office:value-type="float" office:value="102400" calcext:value-type="float">
            <text:p>102,400</text:p>
          </table:table-cell>
          <table:table-cell table:formula="of:=IF([.$D72];[.$K72]/[.$E72];&quot;n/a&quot;)" office:value-type="percentage" office:value="12.9579585860699" calcext:value-type="percentage">
            <text:p>1295.80%</text:p>
          </table:table-cell>
          <table:table-cell table:formula="of:=IF([.$D72];[.$L72]/[.$E72];&quot;n/a&quot;)" office:value-type="percentage" office:value="2.67726417067559" calcext:value-type="percentage">
            <text:p>267.73%</text:p>
          </table:table-cell>
          <table:table-cell table:formula="of:=IF([.$D72];[.$M72]/[.$E72];&quot;n/a&quot;)" office:value-type="percentage" office:value="2.67726417067559" calcext:value-type="percentage">
            <text:p>267.73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3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H73]*[.$A73]" office:value-type="float" office:value="348160" calcext:value-type="float">
            <text:p>348,160</text:p>
          </table:table-cell>
          <table:table-cell table:formula="of:=[.$I73]*[.$A73]" office:value-type="float" office:value="65536" calcext:value-type="float">
            <text:p>65,536</text:p>
          </table:table-cell>
          <table:table-cell table:formula="of:=[.$L73]-([.$J73]*[.$A73])" office:value-type="float" office:value="65536" calcext:value-type="float">
            <text:p>65,536</text:p>
          </table:table-cell>
          <table:table-cell table:formula="of:=IF([.$D73];[.$K73]/[.$E73];&quot;n/a&quot;)" office:value-type="string" office:string-value="n/a" calcext:value-type="string">
            <text:p>n/a</text:p>
          </table:table-cell>
          <table:table-cell table:formula="of:=IF([.$D73];[.$L73]/[.$E73];&quot;n/a&quot;)" office:value-type="string" office:string-value="n/a" calcext:value-type="string">
            <text:p>n/a</text:p>
          </table:table-cell>
          <table:table-cell table:formula="of:=IF([.$D73];[.$M73]/[.$E7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60901" calcext:value-type="float">
            <text:p>60901</text:p>
          </table:table-cell>
          <table:table-cell office:value-type="float" office:value="60931" calcext:value-type="float">
            <text:p>60931</text:p>
          </table:table-cell>
          <table:table-cell office:value-type="float" office:value="52233" calcext:value-type="float">
            <text:p>52233</text:p>
          </table:table-cell>
          <table:table-cell table:formula="of:=[.$H74]*[.$A74]" office:value-type="float" office:value="249450496" calcext:value-type="float">
            <text:p>249,450,496</text:p>
          </table:table-cell>
          <table:table-cell table:formula="of:=[.$I74]*[.$A74]" office:value-type="float" office:value="249573376" calcext:value-type="float">
            <text:p>249,573,376</text:p>
          </table:table-cell>
          <table:table-cell table:formula="of:=[.$L74]-([.$J74]*[.$A74])" office:value-type="float" office:value="35627008" calcext:value-type="float">
            <text:p>35,627,008</text:p>
          </table:table-cell>
          <table:table-cell table:formula="of:=IF([.$D74];[.$K74]/[.$E74];&quot;n/a&quot;)" office:value-type="string" office:string-value="n/a" calcext:value-type="string">
            <text:p>n/a</text:p>
          </table:table-cell>
          <table:table-cell table:formula="of:=IF([.$D74];[.$L74]/[.$E74];&quot;n/a&quot;)" office:value-type="string" office:string-value="n/a" calcext:value-type="string">
            <text:p>n/a</text:p>
          </table:table-cell>
          <table:table-cell table:formula="of:=IF([.$D74];[.$M74]/[.$E7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8779" calcext:value-type="float">
            <text:p>8779</text:p>
          </table:table-cell>
          <table:table-cell table:number-columns-repeated="2" office:value-type="float" office:value="8724" calcext:value-type="float">
            <text:p>8724</text:p>
          </table:table-cell>
          <table:table-cell table:formula="of:=[.$H75]*[.$A75]" office:value-type="float" office:value="35958784" calcext:value-type="float">
            <text:p>35,958,784</text:p>
          </table:table-cell>
          <table:table-cell table:formula="of:=[.$I75]*[.$A75]" office:value-type="float" office:value="35733504" calcext:value-type="float">
            <text:p>35,733,504</text:p>
          </table:table-cell>
          <table:table-cell table:formula="of:=[.$L75]-([.$J75]*[.$A75])" office:value-type="float" office:value="0" calcext:value-type="float">
            <text:p>0</text:p>
          </table:table-cell>
          <table:table-cell table:formula="of:=IF([.$D75];[.$K75]/[.$E75];&quot;n/a&quot;)" office:value-type="string" office:string-value="n/a" calcext:value-type="string">
            <text:p>n/a</text:p>
          </table:table-cell>
          <table:table-cell table:formula="of:=IF([.$D75];[.$L75]/[.$E75];&quot;n/a&quot;)" office:value-type="string" office:string-value="n/a" calcext:value-type="string">
            <text:p>n/a</text:p>
          </table:table-cell>
          <table:table-cell table:formula="of:=IF([.$D75];[.$M75]/[.$E7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6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01" calcext:value-type="float">
            <text:p>301</text:p>
          </table:table-cell>
          <table:table-cell table:formula="of:=[.$H76]*[.$A76]" office:value-type="float" office:value="1814528" calcext:value-type="float">
            <text:p>1,814,528</text:p>
          </table:table-cell>
          <table:table-cell table:formula="of:=[.$I76]*[.$A76]" office:value-type="float" office:value="1814528" calcext:value-type="float">
            <text:p>1,814,528</text:p>
          </table:table-cell>
          <table:table-cell table:formula="of:=[.$L76]-([.$J76]*[.$A76])" office:value-type="float" office:value="581632" calcext:value-type="float">
            <text:p>581,632</text:p>
          </table:table-cell>
          <table:table-cell table:formula="of:=IF([.$D76];[.$K76]/[.$E76];&quot;n/a&quot;)" office:value-type="string" office:string-value="n/a" calcext:value-type="string">
            <text:p>n/a</text:p>
          </table:table-cell>
          <table:table-cell table:formula="of:=IF([.$D76];[.$L76]/[.$E76];&quot;n/a&quot;)" office:value-type="string" office:string-value="n/a" calcext:value-type="string">
            <text:p>n/a</text:p>
          </table:table-cell>
          <table:table-cell table:formula="of:=IF([.$D76];[.$M76]/[.$E7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$H77]*[.$A77]" office:value-type="float" office:value="499712" calcext:value-type="float">
            <text:p>499,712</text:p>
          </table:table-cell>
          <table:table-cell table:formula="of:=[.$I77]*[.$A77]" office:value-type="float" office:value="106496" calcext:value-type="float">
            <text:p>106,496</text:p>
          </table:table-cell>
          <table:table-cell table:formula="of:=[.$L77]-([.$J77]*[.$A77])" office:value-type="float" office:value="106496" calcext:value-type="float">
            <text:p>106,496</text:p>
          </table:table-cell>
          <table:table-cell table:formula="of:=IF([.$D77];[.$K77]/[.$E77];&quot;n/a&quot;)" office:value-type="string" office:string-value="n/a" calcext:value-type="string">
            <text:p>n/a</text:p>
          </table:table-cell>
          <table:table-cell table:formula="of:=IF([.$D77];[.$L77]/[.$E77];&quot;n/a&quot;)" office:value-type="string" office:string-value="n/a" calcext:value-type="string">
            <text:p>n/a</text:p>
          </table:table-cell>
          <table:table-cell table:formula="of:=IF([.$D77];[.$M77]/[.$E77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8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88705" calcext:value-type="float">
            <text:p>88705</text:p>
          </table:table-cell>
          <table:table-cell office:value-type="float" office:value="88650" calcext:value-type="float">
            <text:p>88650</text:p>
          </table:table-cell>
          <table:table-cell office:value-type="float" office:value="184" calcext:value-type="float">
            <text:p>184</text:p>
          </table:table-cell>
          <table:table-cell table:formula="of:=[.$H78]*[.$A78]" office:value-type="float" office:value="363335680" calcext:value-type="float">
            <text:p>363,335,680</text:p>
          </table:table-cell>
          <table:table-cell table:formula="of:=[.$I78]*[.$A78]" office:value-type="float" office:value="363110400" calcext:value-type="float">
            <text:p>363,110,400</text:p>
          </table:table-cell>
          <table:table-cell table:formula="of:=[.$L78]-([.$J78]*[.$A78])" office:value-type="float" office:value="362356736" calcext:value-type="float">
            <text:p>362,356,736</text:p>
          </table:table-cell>
          <table:table-cell table:formula="of:=IF([.$D78];[.$K78]/[.$E78];&quot;n/a&quot;)" office:value-type="percentage" office:value="6.2620283811792" calcext:value-type="percentage">
            <text:p>626.20%</text:p>
          </table:table-cell>
          <table:table-cell table:formula="of:=IF([.$D78];[.$L78]/[.$E78];&quot;n/a&quot;)" office:value-type="percentage" office:value="6.25814571886068" calcext:value-type="percentage">
            <text:p>625.81%</text:p>
          </table:table-cell>
          <table:table-cell table:formula="of:=IF([.$D78];[.$M78]/[.$E78];&quot;n/a&quot;)" office:value-type="percentage" office:value="6.2451564485587" calcext:value-type="percentage">
            <text:p>624.52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9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arse-source-finish</text:p>
          </table:table-cell>
          <table:table-cell office:value-type="float" office:value="121683" calcext:value-type="float">
            <text:p>121683</text:p>
          </table:table-cell>
          <table:table-cell table:number-columns-repeated="2" office:value-type="float" office:value="121194" calcext:value-type="float">
            <text:p>121194</text:p>
          </table:table-cell>
          <table:table-cell table:formula="of:=[.$H79]*[.$A79]" office:value-type="float" office:value="498413568" calcext:value-type="float">
            <text:p>498,413,568</text:p>
          </table:table-cell>
          <table:table-cell table:formula="of:=[.$I79]*[.$A79]" office:value-type="float" office:value="496410624" calcext:value-type="float">
            <text:p>496,410,624</text:p>
          </table:table-cell>
          <table:table-cell table:formula="of:=[.$L79]-([.$J79]*[.$A79])" office:value-type="float" office:value="0" calcext:value-type="float">
            <text:p>0</text:p>
          </table:table-cell>
          <table:table-cell table:formula="of:=IF([.$D79];[.$K79]/[.$E79];&quot;n/a&quot;)" office:value-type="string" office:string-value="n/a" calcext:value-type="string">
            <text:p>n/a</text:p>
          </table:table-cell>
          <table:table-cell table:formula="of:=IF([.$D79];[.$L79]/[.$E79];&quot;n/a&quot;)" office:value-type="string" office:string-value="n/a" calcext:value-type="string">
            <text:p>n/a</text:p>
          </table:table-cell>
          <table:table-cell table:formula="of:=IF([.$D79];[.$M79]/[.$E7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0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214" calcext:value-type="float">
            <text:p>1214</text:p>
          </table:table-cell>
          <table:table-cell table:formula="of:=[.$H80]*[.$A80]" office:value-type="float" office:value="8732672" calcext:value-type="float">
            <text:p>8,732,672</text:p>
          </table:table-cell>
          <table:table-cell table:formula="of:=[.$I80]*[.$A80]" office:value-type="float" office:value="8732672" calcext:value-type="float">
            <text:p>8,732,672</text:p>
          </table:table-cell>
          <table:table-cell table:formula="of:=[.$L80]-([.$J80]*[.$A80])" office:value-type="float" office:value="3760128" calcext:value-type="float">
            <text:p>3,760,128</text:p>
          </table:table-cell>
          <table:table-cell table:formula="of:=IF([.$D80];[.$K80]/[.$E80];&quot;n/a&quot;)" office:value-type="string" office:string-value="n/a" calcext:value-type="string">
            <text:p>n/a</text:p>
          </table:table-cell>
          <table:table-cell table:formula="of:=IF([.$D80];[.$L80]/[.$E80];&quot;n/a&quot;)" office:value-type="string" office:string-value="n/a" calcext:value-type="string">
            <text:p>n/a</text:p>
          </table:table-cell>
          <table:table-cell table:formula="of:=IF([.$D80];[.$M80]/[.$E8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541" calcext:value-type="float">
            <text:p>2541</text:p>
          </table:table-cell>
          <table:table-cell office:value-type="float" office:value="1736" calcext:value-type="float">
            <text:p>1736</text:p>
          </table:table-cell>
          <table:table-cell office:value-type="float" office:value="154" calcext:value-type="float">
            <text:p>154</text:p>
          </table:table-cell>
          <table:table-cell table:formula="of:=[.$H81]*[.$A81]" office:value-type="float" office:value="10407936" calcext:value-type="float">
            <text:p>10,407,936</text:p>
          </table:table-cell>
          <table:table-cell table:formula="of:=[.$I81]*[.$A81]" office:value-type="float" office:value="7110656" calcext:value-type="float">
            <text:p>7,110,656</text:p>
          </table:table-cell>
          <table:table-cell table:formula="of:=[.$L81]-([.$J81]*[.$A81])" office:value-type="float" office:value="6479872" calcext:value-type="float">
            <text:p>6,479,872</text:p>
          </table:table-cell>
          <table:table-cell table:formula="of:=IF([.$D81];[.$K81]/[.$E81];&quot;n/a&quot;)" office:value-type="string" office:string-value="n/a" calcext:value-type="string">
            <text:p>n/a</text:p>
          </table:table-cell>
          <table:table-cell table:formula="of:=IF([.$D81];[.$L81]/[.$E81];&quot;n/a&quot;)" office:value-type="string" office:string-value="n/a" calcext:value-type="string">
            <text:p>n/a</text:p>
          </table:table-cell>
          <table:table-cell table:formula="of:=IF([.$D81];[.$M81]/[.$E8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2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22375" calcext:value-type="float">
            <text:p>22375</text:p>
          </table:table-cell>
          <table:table-cell office:value-type="float" office:value="23519" calcext:value-type="float">
            <text:p>23519</text:p>
          </table:table-cell>
          <table:table-cell office:value-type="float" office:value="3245" calcext:value-type="float">
            <text:p>3245</text:p>
          </table:table-cell>
          <table:table-cell table:formula="of:=[.$H82]*[.$A82]" office:value-type="float" office:value="91648000" calcext:value-type="float">
            <text:p>91,648,000</text:p>
          </table:table-cell>
          <table:table-cell table:formula="of:=[.$I82]*[.$A82]" office:value-type="float" office:value="96333824" calcext:value-type="float">
            <text:p>96,333,824</text:p>
          </table:table-cell>
          <table:table-cell table:formula="of:=[.$L82]-([.$J82]*[.$A82])" office:value-type="float" office:value="83042304" calcext:value-type="float">
            <text:p>83,042,304</text:p>
          </table:table-cell>
          <table:table-cell table:formula="of:=IF([.$D82];[.$K82]/[.$E82];&quot;n/a&quot;)" office:value-type="percentage" office:value="1.54747280778513" calcext:value-type="percentage">
            <text:p>154.75%</text:p>
          </table:table-cell>
          <table:table-cell table:formula="of:=IF([.$D82];[.$L82]/[.$E82];&quot;n/a&quot;)" office:value-type="percentage" office:value="1.62659275827032" calcext:value-type="percentage">
            <text:p>162.66%</text:p>
          </table:table-cell>
          <table:table-cell table:formula="of:=IF([.$D82];[.$M82]/[.$E82];&quot;n/a&quot;)" office:value-type="percentage" office:value="1.40216597564405" calcext:value-type="percentage">
            <text:p>140.22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3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blend-read-done</text:p>
          </table:table-cell>
          <table:table-cell office:value-type="float" office:value="158425" calcext:value-type="float">
            <text:p>158425</text:p>
          </table:table-cell>
          <table:table-cell table:number-columns-repeated="2" office:value-type="float" office:value="156789" calcext:value-type="float">
            <text:p>156789</text:p>
          </table:table-cell>
          <table:table-cell table:formula="of:=[.$H83]*[.$A83]" office:value-type="float" office:value="648908800" calcext:value-type="float">
            <text:p>648,908,800</text:p>
          </table:table-cell>
          <table:table-cell table:formula="of:=[.$I83]*[.$A83]" office:value-type="float" office:value="642207744" calcext:value-type="float">
            <text:p>642,207,744</text:p>
          </table:table-cell>
          <table:table-cell table:formula="of:=[.$L83]-([.$J83]*[.$A83])" office:value-type="float" office:value="0" calcext:value-type="float">
            <text:p>0</text:p>
          </table:table-cell>
          <table:table-cell table:formula="of:=IF([.$D83];[.$K83]/[.$E83];&quot;n/a&quot;)" office:value-type="string" office:string-value="n/a" calcext:value-type="string">
            <text:p>n/a</text:p>
          </table:table-cell>
          <table:table-cell table:formula="of:=IF([.$D83];[.$L83]/[.$E83];&quot;n/a&quot;)" office:value-type="string" office:string-value="n/a" calcext:value-type="string">
            <text:p>n/a</text:p>
          </table:table-cell>
          <table:table-cell table:formula="of:=IF([.$D83];[.$M83]/[.$E8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4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table:formula="of:=[.$H84]*[.$A84]" office:value-type="float" office:value="593920" calcext:value-type="float">
            <text:p>593,920</text:p>
          </table:table-cell>
          <table:table-cell table:formula="of:=[.$I84]*[.$A84]" office:value-type="float" office:value="593920" calcext:value-type="float">
            <text:p>593,920</text:p>
          </table:table-cell>
          <table:table-cell table:formula="of:=[.$L84]-([.$J84]*[.$A84])" office:value-type="float" office:value="303104" calcext:value-type="float">
            <text:p>303,104</text:p>
          </table:table-cell>
          <table:table-cell table:formula="of:=IF([.$D84];[.$K84]/[.$E84];&quot;n/a&quot;)" office:value-type="string" office:string-value="n/a" calcext:value-type="string">
            <text:p>n/a</text:p>
          </table:table-cell>
          <table:table-cell table:formula="of:=IF([.$D84];[.$L84]/[.$E84];&quot;n/a&quot;)" office:value-type="string" office:string-value="n/a" calcext:value-type="string">
            <text:p>n/a</text:p>
          </table:table-cell>
          <table:table-cell table:formula="of:=IF([.$D84];[.$M84]/[.$E8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H85]*[.$A85]" office:value-type="float" office:value="458752" calcext:value-type="float">
            <text:p>458,752</text:p>
          </table:table-cell>
          <table:table-cell table:formula="of:=[.$I85]*[.$A85]" office:value-type="float" office:value="143360" calcext:value-type="float">
            <text:p>143,360</text:p>
          </table:table-cell>
          <table:table-cell table:formula="of:=[.$L85]-([.$J85]*[.$A85])" office:value-type="float" office:value="126976" calcext:value-type="float">
            <text:p>126,976</text:p>
          </table:table-cell>
          <table:table-cell table:formula="of:=IF([.$D85];[.$K85]/[.$E85];&quot;n/a&quot;)" office:value-type="string" office:string-value="n/a" calcext:value-type="string">
            <text:p>n/a</text:p>
          </table:table-cell>
          <table:table-cell table:formula="of:=IF([.$D85];[.$L85]/[.$E85];&quot;n/a&quot;)" office:value-type="string" office:string-value="n/a" calcext:value-type="string">
            <text:p>n/a</text:p>
          </table:table-cell>
          <table:table-cell table:formula="of:=IF([.$D85];[.$M85]/[.$E85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6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31" calcext:value-type="float">
            <text:p>131</text:p>
          </table:table-cell>
          <table:table-cell office:value-type="float" office:value="5623" calcext:value-type="float">
            <text:p>5623</text:p>
          </table:table-cell>
          <table:table-cell office:value-type="float" office:value="7" calcext:value-type="float">
            <text:p>7</text:p>
          </table:table-cell>
          <table:table-cell table:formula="of:=[.$H86]*[.$A86]" office:value-type="float" office:value="536576" calcext:value-type="float">
            <text:p>536,576</text:p>
          </table:table-cell>
          <table:table-cell table:formula="of:=[.$I86]*[.$A86]" office:value-type="float" office:value="23031808" calcext:value-type="float">
            <text:p>23,031,808</text:p>
          </table:table-cell>
          <table:table-cell table:formula="of:=[.$L86]-([.$J86]*[.$A86])" office:value-type="float" office:value="23003136" calcext:value-type="float">
            <text:p>23,003,136</text:p>
          </table:table-cell>
          <table:table-cell table:formula="of:=IF([.$D86];[.$K86]/[.$E86];&quot;n/a&quot;)" office:value-type="percentage" office:value="0.0626728515367216" calcext:value-type="percentage">
            <text:p>6.27%</text:p>
          </table:table-cell>
          <table:table-cell table:formula="of:=IF([.$D86];[.$L86]/[.$E86];&quot;n/a&quot;)" office:value-type="percentage" office:value="2.69014842893882" calcext:value-type="percentage">
            <text:p>269.01%</text:p>
          </table:table-cell>
          <table:table-cell table:formula="of:=IF([.$D86];[.$M86]/[.$E86];&quot;n/a&quot;)" office:value-type="percentage" office:value="2.68679949794067" calcext:value-type="percentage">
            <text:p>268.68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7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read-image-done</text:p>
          </table:table-cell>
          <table:table-cell office:value-type="float" office:value="97919" calcext:value-type="float">
            <text:p>97919</text:p>
          </table:table-cell>
          <table:table-cell office:value-type="float" office:value="98501" calcext:value-type="float">
            <text:p>98501</text:p>
          </table:table-cell>
          <table:table-cell office:value-type="float" office:value="95286" calcext:value-type="float">
            <text:p>95286</text:p>
          </table:table-cell>
          <table:table-cell table:formula="of:=[.$H87]*[.$A87]" office:value-type="float" office:value="401076224" calcext:value-type="float">
            <text:p>401,076,224</text:p>
          </table:table-cell>
          <table:table-cell table:formula="of:=[.$I87]*[.$A87]" office:value-type="float" office:value="403460096" calcext:value-type="float">
            <text:p>403,460,096</text:p>
          </table:table-cell>
          <table:table-cell table:formula="of:=[.$L87]-([.$J87]*[.$A87])" office:value-type="float" office:value="13168640" calcext:value-type="float">
            <text:p>13,168,640</text:p>
          </table:table-cell>
          <table:table-cell table:formula="of:=IF([.$D87];[.$K87]/[.$E87];&quot;n/a&quot;)" office:value-type="string" office:string-value="n/a" calcext:value-type="string">
            <text:p>n/a</text:p>
          </table:table-cell>
          <table:table-cell table:formula="of:=IF([.$D87];[.$L87]/[.$E87];&quot;n/a&quot;)" office:value-type="string" office:string-value="n/a" calcext:value-type="string">
            <text:p>n/a</text:p>
          </table:table-cell>
          <table:table-cell table:formula="of:=IF([.$D87];[.$M87]/[.$E8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write-image</text:p>
          </table:table-cell>
          <table:table-cell office:value-type="float" office:value="6451" calcext:value-type="float">
            <text:p>6451</text:p>
          </table:table-cell>
          <table:table-cell table:number-columns-repeated="2" office:value-type="float" office:value="6398" calcext:value-type="float">
            <text:p>6398</text:p>
          </table:table-cell>
          <table:table-cell table:formula="of:=[.$H88]*[.$A88]" office:value-type="float" office:value="26423296" calcext:value-type="float">
            <text:p>26,423,296</text:p>
          </table:table-cell>
          <table:table-cell table:formula="of:=[.$I88]*[.$A88]" office:value-type="float" office:value="26206208" calcext:value-type="float">
            <text:p>26,206,208</text:p>
          </table:table-cell>
          <table:table-cell table:formula="of:=[.$L88]-([.$J88]*[.$A88])" office:value-type="float" office:value="0" calcext:value-type="float">
            <text:p>0</text:p>
          </table:table-cell>
          <table:table-cell table:formula="of:=IF([.$D88];[.$K88]/[.$E88];&quot;n/a&quot;)" office:value-type="string" office:string-value="n/a" calcext:value-type="string">
            <text:p>n/a</text:p>
          </table:table-cell>
          <table:table-cell table:formula="of:=IF([.$D88];[.$L88]/[.$E88];&quot;n/a&quot;)" office:value-type="string" office:string-value="n/a" calcext:value-type="string">
            <text:p>n/a</text:p>
          </table:table-cell>
          <table:table-cell table:formula="of:=IF([.$D88];[.$M88]/[.$E8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89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[.$H89]*[.$A89]" office:value-type="float" office:value="430080" calcext:value-type="float">
            <text:p>430,080</text:p>
          </table:table-cell>
          <table:table-cell table:formula="of:=[.$I89]*[.$A89]" office:value-type="float" office:value="430080" calcext:value-type="float">
            <text:p>430,080</text:p>
          </table:table-cell>
          <table:table-cell table:formula="of:=[.$L89]-([.$J89]*[.$A89])" office:value-type="float" office:value="225280" calcext:value-type="float">
            <text:p>225,280</text:p>
          </table:table-cell>
          <table:table-cell table:formula="of:=IF([.$D89];[.$K89]/[.$E89];&quot;n/a&quot;)" office:value-type="string" office:string-value="n/a" calcext:value-type="string">
            <text:p>n/a</text:p>
          </table:table-cell>
          <table:table-cell table:formula="of:=IF([.$D89];[.$L89]/[.$E89];&quot;n/a&quot;)" office:value-type="string" office:string-value="n/a" calcext:value-type="string">
            <text:p>n/a</text:p>
          </table:table-cell>
          <table:table-cell table:formula="of:=IF([.$D89];[.$M89]/[.$E8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H90]*[.$A90]" office:value-type="float" office:value="167936" calcext:value-type="float">
            <text:p>167,936</text:p>
          </table:table-cell>
          <table:table-cell table:formula="of:=[.$I90]*[.$A90]" office:value-type="float" office:value="57344" calcext:value-type="float">
            <text:p>57,344</text:p>
          </table:table-cell>
          <table:table-cell table:formula="of:=[.$L90]-([.$J90]*[.$A90])" office:value-type="float" office:value="57344" calcext:value-type="float">
            <text:p>57,344</text:p>
          </table:table-cell>
          <table:table-cell table:formula="of:=IF([.$D90];[.$K90]/[.$E90];&quot;n/a&quot;)" office:value-type="string" office:string-value="n/a" calcext:value-type="string">
            <text:p>n/a</text:p>
          </table:table-cell>
          <table:table-cell table:formula="of:=IF([.$D90];[.$L90]/[.$E90];&quot;n/a&quot;)" office:value-type="string" office:string-value="n/a" calcext:value-type="string">
            <text:p>n/a</text:p>
          </table:table-cell>
          <table:table-cell table:formula="of:=IF([.$D90];[.$M90]/[.$E90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1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1716" calcext:value-type="float">
            <text:p>1716</text:p>
          </table:table-cell>
          <table:table-cell office:value-type="float" office:value="2337" calcext:value-type="float">
            <text:p>2337</text:p>
          </table:table-cell>
          <table:table-cell office:value-type="float" office:value="403" calcext:value-type="float">
            <text:p>403</text:p>
          </table:table-cell>
          <table:table-cell table:formula="of:=[.$H91]*[.$A91]" office:value-type="float" office:value="7028736" calcext:value-type="float">
            <text:p>7,028,736</text:p>
          </table:table-cell>
          <table:table-cell table:formula="of:=[.$I91]*[.$A91]" office:value-type="float" office:value="9572352" calcext:value-type="float">
            <text:p>9,572,352</text:p>
          </table:table-cell>
          <table:table-cell table:formula="of:=[.$L91]-([.$J91]*[.$A91])" office:value-type="float" office:value="7921664" calcext:value-type="float">
            <text:p>7,921,664</text:p>
          </table:table-cell>
          <table:table-cell table:formula="of:=IF([.$D91];[.$K91]/[.$E91];&quot;n/a&quot;)" office:value-type="percentage" office:value="0.821116033111763" calcext:value-type="percentage">
            <text:p>82.11%</text:p>
          </table:table-cell>
          <table:table-cell table:formula="of:=IF([.$D91];[.$L91]/[.$E91];&quot;n/a&quot;)" office:value-type="percentage" office:value="1.11826816397564" calcext:value-type="percentage">
            <text:p>111.83%</text:p>
          </table:table-cell>
          <table:table-cell table:formula="of:=IF([.$D91];[.$M91]/[.$E91];&quot;n/a&quot;)" office:value-type="percentage" office:value="0.92543030771454" calcext:value-type="percentage">
            <text:p>92.54%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2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read-input-done</text:p>
          </table:table-cell>
          <table:table-cell office:value-type="float" office:value="36697" calcext:value-type="float">
            <text:p>36697</text:p>
          </table:table-cell>
          <table:table-cell table:number-columns-repeated="2" office:value-type="float" office:value="36535" calcext:value-type="float">
            <text:p>36535</text:p>
          </table:table-cell>
          <table:table-cell table:formula="of:=[.$H92]*[.$A92]" office:value-type="float" office:value="150310912" calcext:value-type="float">
            <text:p>150,310,912</text:p>
          </table:table-cell>
          <table:table-cell table:formula="of:=[.$I92]*[.$A92]" office:value-type="float" office:value="149647360" calcext:value-type="float">
            <text:p>149,647,360</text:p>
          </table:table-cell>
          <table:table-cell table:formula="of:=[.$L92]-([.$J92]*[.$A92])" office:value-type="float" office:value="0" calcext:value-type="float">
            <text:p>0</text:p>
          </table:table-cell>
          <table:table-cell table:formula="of:=IF([.$D92];[.$K92]/[.$E92];&quot;n/a&quot;)" office:value-type="string" office:string-value="n/a" calcext:value-type="string">
            <text:p>n/a</text:p>
          </table:table-cell>
          <table:table-cell table:formula="of:=IF([.$D92];[.$L92]/[.$E92];&quot;n/a&quot;)" office:value-type="string" office:string-value="n/a" calcext:value-type="string">
            <text:p>n/a</text:p>
          </table:table-cell>
          <table:table-cell table:formula="of:=IF([.$D92];[.$M92]/[.$E9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09" calcext:value-type="float">
            <text:p>17209</text:p>
          </table:table-cell>
          <table:table-cell table:formula="of:=[.$H93]*[.$A93]" office:value-type="float" office:value="1234496" calcext:value-type="float">
            <text:p>1,234,496</text:p>
          </table:table-cell>
          <table:table-cell table:formula="of:=[.$I93]*[.$A93]" office:value-type="float" office:value="1234496" calcext:value-type="float">
            <text:p>1,234,496</text:p>
          </table:table-cell>
          <table:table-cell table:formula="of:=[.$L93]-([.$J93]*[.$A93])" office:value-type="float" office:value="133120" calcext:value-type="float">
            <text:p>133,120</text:p>
          </table:table-cell>
          <table:table-cell table:formula="of:=IF([.$D93];[.$K93]/[.$E93];&quot;n/a&quot;)" office:value-type="string" office:string-value="n/a" calcext:value-type="string">
            <text:p>n/a</text:p>
          </table:table-cell>
          <table:table-cell table:formula="of:=IF([.$D93];[.$L93]/[.$E93];&quot;n/a&quot;)" office:value-type="string" office:string-value="n/a" calcext:value-type="string">
            <text:p>n/a</text:p>
          </table:table-cell>
          <table:table-cell table:formula="of:=IF([.$D93];[.$M93]/[.$E9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62" calcext:value-type="float">
            <text:p>2262</text:p>
          </table:table-cell>
          <table:table-cell office:value-type="float" office:value="3444" calcext:value-type="float">
            <text:p>3444</text:p>
          </table:table-cell>
          <table:table-cell office:value-type="float" office:value="1407" calcext:value-type="float">
            <text:p>1407</text:p>
          </table:table-cell>
          <table:table-cell table:formula="of:=[.$H94]*[.$A94]" office:value-type="float" office:value="144768" calcext:value-type="float">
            <text:p>144,768</text:p>
          </table:table-cell>
          <table:table-cell table:formula="of:=[.$I94]*[.$A94]" office:value-type="float" office:value="220416" calcext:value-type="float">
            <text:p>220,416</text:p>
          </table:table-cell>
          <table:table-cell table:formula="of:=[.$L94]-([.$J94]*[.$A94])" office:value-type="float" office:value="130368" calcext:value-type="float">
            <text:p>130,368</text:p>
          </table:table-cell>
          <table:table-cell table:formula="of:=IF([.$D94];[.$K94]/[.$E94];&quot;n/a&quot;)" office:value-type="string" office:string-value="n/a" calcext:value-type="string">
            <text:p>n/a</text:p>
          </table:table-cell>
          <table:table-cell table:formula="of:=IF([.$D94];[.$L94]/[.$E94];&quot;n/a&quot;)" office:value-type="string" office:string-value="n/a" calcext:value-type="string">
            <text:p>n/a</text:p>
          </table:table-cell>
          <table:table-cell table:formula="of:=IF([.$D94];[.$M94]/[.$E9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5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4007" calcext:value-type="float">
            <text:p>14007</text:p>
          </table:table-cell>
          <table:table-cell table:formula="of:=[.$H95]*[.$A95]" office:value-type="float" office:value="839616" calcext:value-type="float">
            <text:p>839,616</text:p>
          </table:table-cell>
          <table:table-cell table:formula="of:=[.$I95]*[.$A95]" office:value-type="float" office:value="1649344" calcext:value-type="float">
            <text:p>1,649,344</text:p>
          </table:table-cell>
          <table:table-cell table:formula="of:=[.$L95]-([.$J95]*[.$A95])" office:value-type="float" office:value="752896" calcext:value-type="float">
            <text:p>752,896</text:p>
          </table:table-cell>
          <table:table-cell table:formula="of:=IF([.$D95];[.$K95]/[.$E95];&quot;n/a&quot;)" office:value-type="string" office:string-value="n/a" calcext:value-type="string">
            <text:p>n/a</text:p>
          </table:table-cell>
          <table:table-cell table:formula="of:=IF([.$D95];[.$L95]/[.$E95];&quot;n/a&quot;)" office:value-type="string" office:string-value="n/a" calcext:value-type="string">
            <text:p>n/a</text:p>
          </table:table-cell>
          <table:table-cell table:formula="of:=IF([.$D95];[.$M95]/[.$E95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6];&quot;[^/]+\.log&quot;) ;&quot;.log&quot;;&quot;&quot;)" office:value-type="string" office:string-value="502.gcc_r_c1" calcext:value-type="string">
            <text:p>502.gcc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274052" calcext:value-type="float">
            <text:p>2274052</text:p>
          </table:table-cell>
          <table:table-cell office:value-type="float" office:value="2334315" calcext:value-type="float">
            <text:p>2334315</text:p>
          </table:table-cell>
          <table:table-cell office:value-type="float" office:value="921223" calcext:value-type="float">
            <text:p>921223</text:p>
          </table:table-cell>
          <table:table-cell table:formula="of:=[.$H96]*[.$A96]" office:value-type="float" office:value="145539328" calcext:value-type="float">
            <text:p>145,539,328</text:p>
          </table:table-cell>
          <table:table-cell table:formula="of:=[.$I96]*[.$A96]" office:value-type="float" office:value="149396160" calcext:value-type="float">
            <text:p>149,396,160</text:p>
          </table:table-cell>
          <table:table-cell table:formula="of:=[.$L96]-([.$J96]*[.$A96])" office:value-type="float" office:value="90437888" calcext:value-type="float">
            <text:p>90,437,888</text:p>
          </table:table-cell>
          <table:table-cell table:formula="of:=IF([.$D96];[.$K96]/[.$E96];&quot;n/a&quot;)" office:value-type="percentage" office:value="12.9386693218591" calcext:value-type="percentage">
            <text:p>1293.87%</text:p>
          </table:table-cell>
          <table:table-cell table:formula="of:=IF([.$D96];[.$L96]/[.$E96];&quot;n/a&quot;)" office:value-type="percentage" office:value="13.2815475978806" calcext:value-type="percentage">
            <text:p>1328.15%</text:p>
          </table:table-cell>
          <table:table-cell table:formula="of:=IF([.$D96];[.$M96]/[.$E96];&quot;n/a&quot;)" office:value-type="percentage" office:value="8.04006685395256" calcext:value-type="percentage">
            <text:p>804.01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496887" calcext:value-type="float">
            <text:p>20496887</text:p>
          </table:table-cell>
          <table:table-cell office:value-type="float" office:value="20557642" calcext:value-type="float">
            <text:p>20557642</text:p>
          </table:table-cell>
          <table:table-cell office:value-type="float" office:value="20557529" calcext:value-type="float">
            <text:p>20557529</text:p>
          </table:table-cell>
          <table:table-cell table:formula="of:=[.$H97]*[.$A97]" office:value-type="float" office:value="1311800768" calcext:value-type="float">
            <text:p>1,311,800,768</text:p>
          </table:table-cell>
          <table:table-cell table:formula="of:=[.$I97]*[.$A97]" office:value-type="float" office:value="1315689088" calcext:value-type="float">
            <text:p>1,315,689,088</text:p>
          </table:table-cell>
          <table:table-cell table:formula="of:=[.$L97]-([.$J97]*[.$A97])" office:value-type="float" office:value="7232" calcext:value-type="float">
            <text:p>7,232</text:p>
          </table:table-cell>
          <table:table-cell table:formula="of:=IF([.$D97];[.$K97]/[.$E97];&quot;n/a&quot;)" office:value-type="string" office:string-value="n/a" calcext:value-type="string">
            <text:p>n/a</text:p>
          </table:table-cell>
          <table:table-cell table:formula="of:=IF([.$D97];[.$L97]/[.$E97];&quot;n/a&quot;)" office:value-type="string" office:string-value="n/a" calcext:value-type="string">
            <text:p>n/a</text:p>
          </table:table-cell>
          <table:table-cell table:formula="of:=IF([.$D97];[.$M97]/[.$E9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table:formula="of:=[.$H98]*[.$A98]" office:value-type="float" office:value="18624" calcext:value-type="float">
            <text:p>18,624</text:p>
          </table:table-cell>
          <table:table-cell table:formula="of:=[.$I98]*[.$A98]" office:value-type="float" office:value="10688" calcext:value-type="float">
            <text:p>10,688</text:p>
          </table:table-cell>
          <table:table-cell table:formula="of:=[.$L98]-([.$J98]*[.$A98])" office:value-type="float" office:value="576" calcext:value-type="float">
            <text:p>576</text:p>
          </table:table-cell>
          <table:table-cell table:formula="of:=IF([.$D98];[.$K98]/[.$E98];&quot;n/a&quot;)" office:value-type="string" office:string-value="n/a" calcext:value-type="string">
            <text:p>n/a</text:p>
          </table:table-cell>
          <table:table-cell table:formula="of:=IF([.$D98];[.$L98]/[.$E98];&quot;n/a&quot;)" office:value-type="string" office:string-value="n/a" calcext:value-type="string">
            <text:p>n/a</text:p>
          </table:table-cell>
          <table:table-cell table:formula="of:=IF([.$D98];[.$M98]/[.$E9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9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$H99]*[.$A99]" office:value-type="float" office:value="5184" calcext:value-type="float">
            <text:p>5,184</text:p>
          </table:table-cell>
          <table:table-cell table:formula="of:=[.$I99]*[.$A99]" office:value-type="float" office:value="1856" calcext:value-type="float">
            <text:p>1,856</text:p>
          </table:table-cell>
          <table:table-cell table:formula="of:=[.$L99]-([.$J99]*[.$A99])" office:value-type="float" office:value="0" calcext:value-type="float">
            <text:p>0</text:p>
          </table:table-cell>
          <table:table-cell table:formula="of:=IF([.$D99];[.$K99]/[.$E99];&quot;n/a&quot;)" office:value-type="string" office:string-value="n/a" calcext:value-type="string">
            <text:p>n/a</text:p>
          </table:table-cell>
          <table:table-cell table:formula="of:=IF([.$D99];[.$L99]/[.$E99];&quot;n/a&quot;)" office:value-type="string" office:string-value="n/a" calcext:value-type="string">
            <text:p>n/a</text:p>
          </table:table-cell>
          <table:table-cell table:formula="of:=IF([.$D99];[.$M99]/[.$E9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21" calcext:value-type="float">
            <text:p>17221</text:p>
          </table:table-cell>
          <table:table-cell table:formula="of:=[.$H100]*[.$A100]" office:value-type="float" office:value="1234496" calcext:value-type="float">
            <text:p>1,234,496</text:p>
          </table:table-cell>
          <table:table-cell table:formula="of:=[.$I100]*[.$A100]" office:value-type="float" office:value="1234496" calcext:value-type="float">
            <text:p>1,234,496</text:p>
          </table:table-cell>
          <table:table-cell table:formula="of:=[.$L100]-([.$J100]*[.$A100])" office:value-type="float" office:value="132352" calcext:value-type="float">
            <text:p>132,352</text:p>
          </table:table-cell>
          <table:table-cell table:formula="of:=IF([.$D100];[.$K100]/[.$E100];&quot;n/a&quot;)" office:value-type="string" office:string-value="n/a" calcext:value-type="string">
            <text:p>n/a</text:p>
          </table:table-cell>
          <table:table-cell table:formula="of:=IF([.$D100];[.$L100]/[.$E100];&quot;n/a&quot;)" office:value-type="string" office:string-value="n/a" calcext:value-type="string">
            <text:p>n/a</text:p>
          </table:table-cell>
          <table:table-cell table:formula="of:=IF([.$D100];[.$M100]/[.$E10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58" calcext:value-type="float">
            <text:p>2258</text:p>
          </table:table-cell>
          <table:table-cell office:value-type="float" office:value="3445" calcext:value-type="float">
            <text:p>3445</text:p>
          </table:table-cell>
          <table:table-cell office:value-type="float" office:value="1381" calcext:value-type="float">
            <text:p>1381</text:p>
          </table:table-cell>
          <table:table-cell table:formula="of:=[.$H101]*[.$A101]" office:value-type="float" office:value="144512" calcext:value-type="float">
            <text:p>144,512</text:p>
          </table:table-cell>
          <table:table-cell table:formula="of:=[.$I101]*[.$A101]" office:value-type="float" office:value="220480" calcext:value-type="float">
            <text:p>220,480</text:p>
          </table:table-cell>
          <table:table-cell table:formula="of:=[.$L101]-([.$J101]*[.$A101])" office:value-type="float" office:value="132096" calcext:value-type="float">
            <text:p>132,096</text:p>
          </table:table-cell>
          <table:table-cell table:formula="of:=IF([.$D101];[.$K101]/[.$E101];&quot;n/a&quot;)" office:value-type="string" office:string-value="n/a" calcext:value-type="string">
            <text:p>n/a</text:p>
          </table:table-cell>
          <table:table-cell table:formula="of:=IF([.$D101];[.$L101]/[.$E101];&quot;n/a&quot;)" office:value-type="string" office:string-value="n/a" calcext:value-type="string">
            <text:p>n/a</text:p>
          </table:table-cell>
          <table:table-cell table:formula="of:=IF([.$D101];[.$M101]/[.$E10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2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5" calcext:value-type="float">
            <text:p>13115</text:p>
          </table:table-cell>
          <table:table-cell office:value-type="float" office:value="25770" calcext:value-type="float">
            <text:p>25770</text:p>
          </table:table-cell>
          <table:table-cell office:value-type="float" office:value="14011" calcext:value-type="float">
            <text:p>14011</text:p>
          </table:table-cell>
          <table:table-cell table:formula="of:=[.$H102]*[.$A102]" office:value-type="float" office:value="839360" calcext:value-type="float">
            <text:p>839,360</text:p>
          </table:table-cell>
          <table:table-cell table:formula="of:=[.$I102]*[.$A102]" office:value-type="float" office:value="1649280" calcext:value-type="float">
            <text:p>1,649,280</text:p>
          </table:table-cell>
          <table:table-cell table:formula="of:=[.$L102]-([.$J102]*[.$A102])" office:value-type="float" office:value="752576" calcext:value-type="float">
            <text:p>752,576</text:p>
          </table:table-cell>
          <table:table-cell table:formula="of:=IF([.$D102];[.$K102]/[.$E102];&quot;n/a&quot;)" office:value-type="string" office:string-value="n/a" calcext:value-type="string">
            <text:p>n/a</text:p>
          </table:table-cell>
          <table:table-cell table:formula="of:=IF([.$D102];[.$L102]/[.$E102];&quot;n/a&quot;)" office:value-type="string" office:string-value="n/a" calcext:value-type="string">
            <text:p>n/a</text:p>
          </table:table-cell>
          <table:table-cell table:formula="of:=IF([.$D102];[.$M102]/[.$E102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3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277197" calcext:value-type="float">
            <text:p>2277197</text:p>
          </table:table-cell>
          <table:table-cell office:value-type="float" office:value="2337012" calcext:value-type="float">
            <text:p>2337012</text:p>
          </table:table-cell>
          <table:table-cell office:value-type="float" office:value="920721" calcext:value-type="float">
            <text:p>920721</text:p>
          </table:table-cell>
          <table:table-cell table:formula="of:=[.$H103]*[.$A103]" office:value-type="float" office:value="145740608" calcext:value-type="float">
            <text:p>145,740,608</text:p>
          </table:table-cell>
          <table:table-cell table:formula="of:=[.$I103]*[.$A103]" office:value-type="float" office:value="149568768" calcext:value-type="float">
            <text:p>149,568,768</text:p>
          </table:table-cell>
          <table:table-cell table:formula="of:=[.$L103]-([.$J103]*[.$A103])" office:value-type="float" office:value="90642624" calcext:value-type="float">
            <text:p>90,642,624</text:p>
          </table:table-cell>
          <table:table-cell table:formula="of:=IF([.$D103];[.$K103]/[.$E103];&quot;n/a&quot;)" office:value-type="percentage" office:value="12.9565634223534" calcext:value-type="percentage">
            <text:p>1295.66%</text:p>
          </table:table-cell>
          <table:table-cell table:formula="of:=IF([.$D103];[.$L103]/[.$E103];&quot;n/a&quot;)" office:value-type="percentage" office:value="13.2968927136304" calcext:value-type="percentage">
            <text:p>1329.69%</text:p>
          </table:table-cell>
          <table:table-cell table:formula="of:=IF([.$D103];[.$M103]/[.$E103];&quot;n/a&quot;)" office:value-type="percentage" office:value="8.05826819814374" calcext:value-type="percentage">
            <text:p>805.83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2965987" calcext:value-type="float">
            <text:p>22965987</text:p>
          </table:table-cell>
          <table:table-cell office:value-type="float" office:value="23013607" calcext:value-type="float">
            <text:p>23013607</text:p>
          </table:table-cell>
          <table:table-cell office:value-type="float" office:value="23013496" calcext:value-type="float">
            <text:p>23013496</text:p>
          </table:table-cell>
          <table:table-cell table:formula="of:=[.$H104]*[.$A104]" office:value-type="float" office:value="1469823168" calcext:value-type="float">
            <text:p>1,469,823,168</text:p>
          </table:table-cell>
          <table:table-cell table:formula="of:=[.$I104]*[.$A104]" office:value-type="float" office:value="1472870848" calcext:value-type="float">
            <text:p>1,472,870,848</text:p>
          </table:table-cell>
          <table:table-cell table:formula="of:=[.$L104]-([.$J104]*[.$A104])" office:value-type="float" office:value="7104" calcext:value-type="float">
            <text:p>7,104</text:p>
          </table:table-cell>
          <table:table-cell table:formula="of:=IF([.$D104];[.$K104]/[.$E104];&quot;n/a&quot;)" office:value-type="string" office:string-value="n/a" calcext:value-type="string">
            <text:p>n/a</text:p>
          </table:table-cell>
          <table:table-cell table:formula="of:=IF([.$D104];[.$L104]/[.$E104];&quot;n/a&quot;)" office:value-type="string" office:string-value="n/a" calcext:value-type="string">
            <text:p>n/a</text:p>
          </table:table-cell>
          <table:table-cell table:formula="of:=IF([.$D104];[.$M104]/[.$E10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0" calcext:value-type="float">
            <text:p>29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formula="of:=[.$H105]*[.$A105]" office:value-type="float" office:value="18560" calcext:value-type="float">
            <text:p>18,560</text:p>
          </table:table-cell>
          <table:table-cell table:formula="of:=[.$I105]*[.$A105]" office:value-type="float" office:value="10432" calcext:value-type="float">
            <text:p>10,432</text:p>
          </table:table-cell>
          <table:table-cell table:formula="of:=[.$L105]-([.$J105]*[.$A105])" office:value-type="float" office:value="576" calcext:value-type="float">
            <text:p>576</text:p>
          </table:table-cell>
          <table:table-cell table:formula="of:=IF([.$D105];[.$K105]/[.$E105];&quot;n/a&quot;)" office:value-type="string" office:string-value="n/a" calcext:value-type="string">
            <text:p>n/a</text:p>
          </table:table-cell>
          <table:table-cell table:formula="of:=IF([.$D105];[.$L105]/[.$E105];&quot;n/a&quot;)" office:value-type="string" office:string-value="n/a" calcext:value-type="string">
            <text:p>n/a</text:p>
          </table:table-cell>
          <table:table-cell table:formula="of:=IF([.$D105];[.$M105]/[.$E10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6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06]*[.$A106]" office:value-type="float" office:value="5248" calcext:value-type="float">
            <text:p>5,248</text:p>
          </table:table-cell>
          <table:table-cell table:formula="of:=[.$I106]*[.$A106]" office:value-type="float" office:value="1920" calcext:value-type="float">
            <text:p>1,920</text:p>
          </table:table-cell>
          <table:table-cell table:formula="of:=[.$L106]-([.$J106]*[.$A106])" office:value-type="float" office:value="0" calcext:value-type="float">
            <text:p>0</text:p>
          </table:table-cell>
          <table:table-cell table:formula="of:=IF([.$D106];[.$K106]/[.$E106];&quot;n/a&quot;)" office:value-type="string" office:string-value="n/a" calcext:value-type="string">
            <text:p>n/a</text:p>
          </table:table-cell>
          <table:table-cell table:formula="of:=IF([.$D106];[.$L106]/[.$E106];&quot;n/a&quot;)" office:value-type="string" office:string-value="n/a" calcext:value-type="string">
            <text:p>n/a</text:p>
          </table:table-cell>
          <table:table-cell table:formula="of:=IF([.$D106];[.$M106]/[.$E10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90" calcext:value-type="float">
            <text:p>19290</text:p>
          </table:table-cell>
          <table:table-cell office:value-type="float" office:value="17229" calcext:value-type="float">
            <text:p>17229</text:p>
          </table:table-cell>
          <table:table-cell table:formula="of:=[.$H107]*[.$A107]" office:value-type="float" office:value="1234560" calcext:value-type="float">
            <text:p>1,234,560</text:p>
          </table:table-cell>
          <table:table-cell table:formula="of:=[.$I107]*[.$A107]" office:value-type="float" office:value="1234560" calcext:value-type="float">
            <text:p>1,234,560</text:p>
          </table:table-cell>
          <table:table-cell table:formula="of:=[.$L107]-([.$J107]*[.$A107])" office:value-type="float" office:value="131904" calcext:value-type="float">
            <text:p>131,904</text:p>
          </table:table-cell>
          <table:table-cell table:formula="of:=IF([.$D107];[.$K107]/[.$E107];&quot;n/a&quot;)" office:value-type="string" office:string-value="n/a" calcext:value-type="string">
            <text:p>n/a</text:p>
          </table:table-cell>
          <table:table-cell table:formula="of:=IF([.$D107];[.$L107]/[.$E107];&quot;n/a&quot;)" office:value-type="string" office:string-value="n/a" calcext:value-type="string">
            <text:p>n/a</text:p>
          </table:table-cell>
          <table:table-cell table:formula="of:=IF([.$D107];[.$M107]/[.$E10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46" calcext:value-type="float">
            <text:p>2246</text:p>
          </table:table-cell>
          <table:table-cell office:value-type="float" office:value="3445" calcext:value-type="float">
            <text:p>3445</text:p>
          </table:table-cell>
          <table:table-cell office:value-type="float" office:value="1349" calcext:value-type="float">
            <text:p>1349</text:p>
          </table:table-cell>
          <table:table-cell table:formula="of:=[.$H108]*[.$A108]" office:value-type="float" office:value="143744" calcext:value-type="float">
            <text:p>143,744</text:p>
          </table:table-cell>
          <table:table-cell table:formula="of:=[.$I108]*[.$A108]" office:value-type="float" office:value="220480" calcext:value-type="float">
            <text:p>220,480</text:p>
          </table:table-cell>
          <table:table-cell table:formula="of:=[.$L108]-([.$J108]*[.$A108])" office:value-type="float" office:value="134144" calcext:value-type="float">
            <text:p>134,144</text:p>
          </table:table-cell>
          <table:table-cell table:formula="of:=IF([.$D108];[.$K108]/[.$E108];&quot;n/a&quot;)" office:value-type="string" office:string-value="n/a" calcext:value-type="string">
            <text:p>n/a</text:p>
          </table:table-cell>
          <table:table-cell table:formula="of:=IF([.$D108];[.$L108]/[.$E108];&quot;n/a&quot;)" office:value-type="string" office:string-value="n/a" calcext:value-type="string">
            <text:p>n/a</text:p>
          </table:table-cell>
          <table:table-cell table:formula="of:=IF([.$D108];[.$M108]/[.$E10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9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3" calcext:value-type="float">
            <text:p>25773</text:p>
          </table:table-cell>
          <table:table-cell office:value-type="float" office:value="14038" calcext:value-type="float">
            <text:p>14038</text:p>
          </table:table-cell>
          <table:table-cell table:formula="of:=[.$H109]*[.$A109]" office:value-type="float" office:value="839616" calcext:value-type="float">
            <text:p>839,616</text:p>
          </table:table-cell>
          <table:table-cell table:formula="of:=[.$I109]*[.$A109]" office:value-type="float" office:value="1649472" calcext:value-type="float">
            <text:p>1,649,472</text:p>
          </table:table-cell>
          <table:table-cell table:formula="of:=[.$L109]-([.$J109]*[.$A109])" office:value-type="float" office:value="751040" calcext:value-type="float">
            <text:p>751,040</text:p>
          </table:table-cell>
          <table:table-cell table:formula="of:=IF([.$D109];[.$K109]/[.$E109];&quot;n/a&quot;)" office:value-type="string" office:string-value="n/a" calcext:value-type="string">
            <text:p>n/a</text:p>
          </table:table-cell>
          <table:table-cell table:formula="of:=IF([.$D109];[.$L109]/[.$E109];&quot;n/a&quot;)" office:value-type="string" office:string-value="n/a" calcext:value-type="string">
            <text:p>n/a</text:p>
          </table:table-cell>
          <table:table-cell table:formula="of:=IF([.$D109];[.$M109]/[.$E109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0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18668" calcext:value-type="float">
            <text:p>1618668</text:p>
          </table:table-cell>
          <table:table-cell office:value-type="float" office:value="1664036" calcext:value-type="float">
            <text:p>1664036</text:p>
          </table:table-cell>
          <table:table-cell office:value-type="float" office:value="692655" calcext:value-type="float">
            <text:p>692655</text:p>
          </table:table-cell>
          <table:table-cell table:formula="of:=[.$H110]*[.$A110]" office:value-type="float" office:value="103594752" calcext:value-type="float">
            <text:p>103,594,752</text:p>
          </table:table-cell>
          <table:table-cell table:formula="of:=[.$I110]*[.$A110]" office:value-type="float" office:value="106498304" calcext:value-type="float">
            <text:p>106,498,304</text:p>
          </table:table-cell>
          <table:table-cell table:formula="of:=[.$L110]-([.$J110]*[.$A110])" office:value-type="float" office:value="62168384" calcext:value-type="float">
            <text:p>62,168,384</text:p>
          </table:table-cell>
          <table:table-cell table:formula="of:=IF([.$D110];[.$K110]/[.$E110];&quot;n/a&quot;)" office:value-type="percentage" office:value="13.2268414809144" calcext:value-type="percentage">
            <text:p>1322.68%</text:p>
          </table:table-cell>
          <table:table-cell table:formula="of:=IF([.$D110];[.$L110]/[.$E110];&quot;n/a&quot;)" office:value-type="percentage" office:value="13.5975631757314" calcext:value-type="percentage">
            <text:p>1359.76%</text:p>
          </table:table-cell>
          <table:table-cell table:formula="of:=IF([.$D110];[.$M110]/[.$E110];&quot;n/a&quot;)" office:value-type="percentage" office:value="7.9375773812617" calcext:value-type="percentage">
            <text:p>793.76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19405849" calcext:value-type="float">
            <text:p>19405849</text:p>
          </table:table-cell>
          <table:table-cell office:value-type="float" office:value="19366318" calcext:value-type="float">
            <text:p>19366318</text:p>
          </table:table-cell>
          <table:table-cell office:value-type="float" office:value="19366205" calcext:value-type="float">
            <text:p>19366205</text:p>
          </table:table-cell>
          <table:table-cell table:formula="of:=[.$H111]*[.$A111]" office:value-type="float" office:value="1241974336" calcext:value-type="float">
            <text:p>1,241,974,336</text:p>
          </table:table-cell>
          <table:table-cell table:formula="of:=[.$I111]*[.$A111]" office:value-type="float" office:value="1239444352" calcext:value-type="float">
            <text:p>1,239,444,352</text:p>
          </table:table-cell>
          <table:table-cell table:formula="of:=[.$L111]-([.$J111]*[.$A111])" office:value-type="float" office:value="7232" calcext:value-type="float">
            <text:p>7,232</text:p>
          </table:table-cell>
          <table:table-cell table:formula="of:=IF([.$D111];[.$K111]/[.$E111];&quot;n/a&quot;)" office:value-type="string" office:string-value="n/a" calcext:value-type="string">
            <text:p>n/a</text:p>
          </table:table-cell>
          <table:table-cell table:formula="of:=IF([.$D111];[.$L111]/[.$E111];&quot;n/a&quot;)" office:value-type="string" office:string-value="n/a" calcext:value-type="string">
            <text:p>n/a</text:p>
          </table:table-cell>
          <table:table-cell table:formula="of:=IF([.$D111];[.$M111]/[.$E11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formula="of:=[.$H112]*[.$A112]" office:value-type="float" office:value="18752" calcext:value-type="float">
            <text:p>18,752</text:p>
          </table:table-cell>
          <table:table-cell table:formula="of:=[.$I112]*[.$A112]" office:value-type="float" office:value="10624" calcext:value-type="float">
            <text:p>10,624</text:p>
          </table:table-cell>
          <table:table-cell table:formula="of:=[.$L112]-([.$J112]*[.$A112])" office:value-type="float" office:value="576" calcext:value-type="float">
            <text:p>576</text:p>
          </table:table-cell>
          <table:table-cell table:formula="of:=IF([.$D112];[.$K112]/[.$E112];&quot;n/a&quot;)" office:value-type="string" office:string-value="n/a" calcext:value-type="string">
            <text:p>n/a</text:p>
          </table:table-cell>
          <table:table-cell table:formula="of:=IF([.$D112];[.$L112]/[.$E112];&quot;n/a&quot;)" office:value-type="string" office:string-value="n/a" calcext:value-type="string">
            <text:p>n/a</text:p>
          </table:table-cell>
          <table:table-cell table:formula="of:=IF([.$D112];[.$M112]/[.$E11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3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13]*[.$A113]" office:value-type="float" office:value="5248" calcext:value-type="float">
            <text:p>5,248</text:p>
          </table:table-cell>
          <table:table-cell table:formula="of:=[.$I113]*[.$A113]" office:value-type="float" office:value="1920" calcext:value-type="float">
            <text:p>1,920</text:p>
          </table:table-cell>
          <table:table-cell table:formula="of:=[.$L113]-([.$J113]*[.$A113])" office:value-type="float" office:value="0" calcext:value-type="float">
            <text:p>0</text:p>
          </table:table-cell>
          <table:table-cell table:formula="of:=IF([.$D113];[.$K113]/[.$E113];&quot;n/a&quot;)" office:value-type="string" office:string-value="n/a" calcext:value-type="string">
            <text:p>n/a</text:p>
          </table:table-cell>
          <table:table-cell table:formula="of:=IF([.$D113];[.$L113]/[.$E113];&quot;n/a&quot;)" office:value-type="string" office:string-value="n/a" calcext:value-type="string">
            <text:p>n/a</text:p>
          </table:table-cell>
          <table:table-cell table:formula="of:=IF([.$D113];[.$M113]/[.$E11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74" calcext:value-type="float">
            <text:p>17674</text:p>
          </table:table-cell>
          <table:table-cell table:formula="of:=[.$H114]*[.$A114]" office:value-type="float" office:value="1234496" calcext:value-type="float">
            <text:p>1,234,496</text:p>
          </table:table-cell>
          <table:table-cell table:formula="of:=[.$I114]*[.$A114]" office:value-type="float" office:value="1234496" calcext:value-type="float">
            <text:p>1,234,496</text:p>
          </table:table-cell>
          <table:table-cell table:formula="of:=[.$L114]-([.$J114]*[.$A114])" office:value-type="float" office:value="103360" calcext:value-type="float">
            <text:p>103,360</text:p>
          </table:table-cell>
          <table:table-cell table:formula="of:=IF([.$D114];[.$K114]/[.$E114];&quot;n/a&quot;)" office:value-type="string" office:string-value="n/a" calcext:value-type="string">
            <text:p>n/a</text:p>
          </table:table-cell>
          <table:table-cell table:formula="of:=IF([.$D114];[.$L114]/[.$E114];&quot;n/a&quot;)" office:value-type="string" office:string-value="n/a" calcext:value-type="string">
            <text:p>n/a</text:p>
          </table:table-cell>
          <table:table-cell table:formula="of:=IF([.$D114];[.$M114]/[.$E11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31" calcext:value-type="float">
            <text:p>2231</text:p>
          </table:table-cell>
          <table:table-cell office:value-type="float" office:value="3446" calcext:value-type="float">
            <text:p>3446</text:p>
          </table:table-cell>
          <table:table-cell office:value-type="float" office:value="1588" calcext:value-type="float">
            <text:p>1588</text:p>
          </table:table-cell>
          <table:table-cell table:formula="of:=[.$H115]*[.$A115]" office:value-type="float" office:value="142784" calcext:value-type="float">
            <text:p>142,784</text:p>
          </table:table-cell>
          <table:table-cell table:formula="of:=[.$I115]*[.$A115]" office:value-type="float" office:value="220544" calcext:value-type="float">
            <text:p>220,544</text:p>
          </table:table-cell>
          <table:table-cell table:formula="of:=[.$L115]-([.$J115]*[.$A115])" office:value-type="float" office:value="118912" calcext:value-type="float">
            <text:p>118,912</text:p>
          </table:table-cell>
          <table:table-cell table:formula="of:=IF([.$D115];[.$K115]/[.$E115];&quot;n/a&quot;)" office:value-type="string" office:string-value="n/a" calcext:value-type="string">
            <text:p>n/a</text:p>
          </table:table-cell>
          <table:table-cell table:formula="of:=IF([.$D115];[.$L115]/[.$E115];&quot;n/a&quot;)" office:value-type="string" office:string-value="n/a" calcext:value-type="string">
            <text:p>n/a</text:p>
          </table:table-cell>
          <table:table-cell table:formula="of:=IF([.$D115];[.$M115]/[.$E11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6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8" calcext:value-type="float">
            <text:p>13118</text:p>
          </table:table-cell>
          <table:table-cell office:value-type="float" office:value="25776" calcext:value-type="float">
            <text:p>25776</text:p>
          </table:table-cell>
          <table:table-cell office:value-type="float" office:value="15216" calcext:value-type="float">
            <text:p>15216</text:p>
          </table:table-cell>
          <table:table-cell table:formula="of:=[.$H116]*[.$A116]" office:value-type="float" office:value="839552" calcext:value-type="float">
            <text:p>839,552</text:p>
          </table:table-cell>
          <table:table-cell table:formula="of:=[.$I116]*[.$A116]" office:value-type="float" office:value="1649664" calcext:value-type="float">
            <text:p>1,649,664</text:p>
          </table:table-cell>
          <table:table-cell table:formula="of:=[.$L116]-([.$J116]*[.$A116])" office:value-type="float" office:value="675840" calcext:value-type="float">
            <text:p>675,840</text:p>
          </table:table-cell>
          <table:table-cell table:formula="of:=IF([.$D116];[.$K116]/[.$E116];&quot;n/a&quot;)" office:value-type="string" office:string-value="n/a" calcext:value-type="string">
            <text:p>n/a</text:p>
          </table:table-cell>
          <table:table-cell table:formula="of:=IF([.$D116];[.$L116]/[.$E116];&quot;n/a&quot;)" office:value-type="string" office:string-value="n/a" calcext:value-type="string">
            <text:p>n/a</text:p>
          </table:table-cell>
          <table:table-cell table:formula="of:=IF([.$D116];[.$M116]/[.$E116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7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7482" calcext:value-type="float">
            <text:p>1637482</text:p>
          </table:table-cell>
          <table:table-cell office:value-type="float" office:value="1659264" calcext:value-type="float">
            <text:p>1659264</text:p>
          </table:table-cell>
          <table:table-cell office:value-type="float" office:value="825178" calcext:value-type="float">
            <text:p>825178</text:p>
          </table:table-cell>
          <table:table-cell table:formula="of:=[.$H117]*[.$A117]" office:value-type="float" office:value="104798848" calcext:value-type="float">
            <text:p>104,798,848</text:p>
          </table:table-cell>
          <table:table-cell table:formula="of:=[.$I117]*[.$A117]" office:value-type="float" office:value="106192896" calcext:value-type="float">
            <text:p>106,192,896</text:p>
          </table:table-cell>
          <table:table-cell table:formula="of:=[.$L117]-([.$J117]*[.$A117])" office:value-type="float" office:value="53381504" calcext:value-type="float">
            <text:p>53,381,504</text:p>
          </table:table-cell>
          <table:table-cell table:formula="of:=IF([.$D117];[.$K117]/[.$E117];&quot;n/a&quot;)" office:value-type="percentage" office:value="7.94022821436549" calcext:value-type="percentage">
            <text:p>794.02%</text:p>
          </table:table-cell>
          <table:table-cell table:formula="of:=IF([.$D117];[.$L117]/[.$E117];&quot;n/a&quot;)" office:value-type="percentage" office:value="8.04585016988335" calcext:value-type="percentage">
            <text:p>804.59%</text:p>
          </table:table-cell>
          <table:table-cell table:formula="of:=IF([.$D117];[.$M117]/[.$E117];&quot;n/a&quot;)" office:value-type="percentage" office:value="4.04452274309412" calcext:value-type="percentage">
            <text:p>404.45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184391" calcext:value-type="float">
            <text:p>20184391</text:p>
          </table:table-cell>
          <table:table-cell office:value-type="float" office:value="20367926" calcext:value-type="float">
            <text:p>20367926</text:p>
          </table:table-cell>
          <table:table-cell office:value-type="float" office:value="20367845" calcext:value-type="float">
            <text:p>20367845</text:p>
          </table:table-cell>
          <table:table-cell table:formula="of:=[.$H118]*[.$A118]" office:value-type="float" office:value="1291801024" calcext:value-type="float">
            <text:p>1,291,801,024</text:p>
          </table:table-cell>
          <table:table-cell table:formula="of:=[.$I118]*[.$A118]" office:value-type="float" office:value="1303547264" calcext:value-type="float">
            <text:p>1,303,547,264</text:p>
          </table:table-cell>
          <table:table-cell table:formula="of:=[.$L118]-([.$J118]*[.$A118])" office:value-type="float" office:value="5184" calcext:value-type="float">
            <text:p>5,184</text:p>
          </table:table-cell>
          <table:table-cell table:formula="of:=IF([.$D118];[.$K118]/[.$E118];&quot;n/a&quot;)" office:value-type="string" office:string-value="n/a" calcext:value-type="string">
            <text:p>n/a</text:p>
          </table:table-cell>
          <table:table-cell table:formula="of:=IF([.$D118];[.$L118]/[.$E118];&quot;n/a&quot;)" office:value-type="string" office:string-value="n/a" calcext:value-type="string">
            <text:p>n/a</text:p>
          </table:table-cell>
          <table:table-cell table:formula="of:=IF([.$D118];[.$M118]/[.$E11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formula="of:=[.$H119]*[.$A119]" office:value-type="float" office:value="17344" calcext:value-type="float">
            <text:p>17,344</text:p>
          </table:table-cell>
          <table:table-cell table:formula="of:=[.$I119]*[.$A119]" office:value-type="float" office:value="9536" calcext:value-type="float">
            <text:p>9,536</text:p>
          </table:table-cell>
          <table:table-cell table:formula="of:=[.$L119]-([.$J119]*[.$A119])" office:value-type="float" office:value="576" calcext:value-type="float">
            <text:p>576</text:p>
          </table:table-cell>
          <table:table-cell table:formula="of:=IF([.$D119];[.$K119]/[.$E119];&quot;n/a&quot;)" office:value-type="string" office:string-value="n/a" calcext:value-type="string">
            <text:p>n/a</text:p>
          </table:table-cell>
          <table:table-cell table:formula="of:=IF([.$D119];[.$L119]/[.$E119];&quot;n/a&quot;)" office:value-type="string" office:string-value="n/a" calcext:value-type="string">
            <text:p>n/a</text:p>
          </table:table-cell>
          <table:table-cell table:formula="of:=IF([.$D119];[.$M119]/[.$E11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20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20]*[.$A120]" office:value-type="float" office:value="5248" calcext:value-type="float">
            <text:p>5,248</text:p>
          </table:table-cell>
          <table:table-cell table:formula="of:=[.$I120]*[.$A120]" office:value-type="float" office:value="1920" calcext:value-type="float">
            <text:p>1,920</text:p>
          </table:table-cell>
          <table:table-cell table:formula="of:=[.$L120]-([.$J120]*[.$A120])" office:value-type="float" office:value="0" calcext:value-type="float">
            <text:p>0</text:p>
          </table:table-cell>
          <table:table-cell table:formula="of:=IF([.$D120];[.$K120]/[.$E120];&quot;n/a&quot;)" office:value-type="string" office:string-value="n/a" calcext:value-type="string">
            <text:p>n/a</text:p>
          </table:table-cell>
          <table:table-cell table:formula="of:=IF([.$D120];[.$L120]/[.$E120];&quot;n/a&quot;)" office:value-type="string" office:string-value="n/a" calcext:value-type="string">
            <text:p>n/a</text:p>
          </table:table-cell>
          <table:table-cell table:formula="of:=IF([.$D120];[.$M120]/[.$E12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57" calcext:value-type="float">
            <text:p>17657</text:p>
          </table:table-cell>
          <table:table-cell table:formula="of:=[.$H121]*[.$A121]" office:value-type="float" office:value="1234496" calcext:value-type="float">
            <text:p>1,234,496</text:p>
          </table:table-cell>
          <table:table-cell table:formula="of:=[.$I121]*[.$A121]" office:value-type="float" office:value="1234496" calcext:value-type="float">
            <text:p>1,234,496</text:p>
          </table:table-cell>
          <table:table-cell table:formula="of:=[.$L121]-([.$J121]*[.$A121])" office:value-type="float" office:value="104448" calcext:value-type="float">
            <text:p>104,448</text:p>
          </table:table-cell>
          <table:table-cell table:formula="of:=IF([.$D121];[.$K121]/[.$E121];&quot;n/a&quot;)" office:value-type="string" office:string-value="n/a" calcext:value-type="string">
            <text:p>n/a</text:p>
          </table:table-cell>
          <table:table-cell table:formula="of:=IF([.$D121];[.$L121]/[.$E121];&quot;n/a&quot;)" office:value-type="string" office:string-value="n/a" calcext:value-type="string">
            <text:p>n/a</text:p>
          </table:table-cell>
          <table:table-cell table:formula="of:=IF([.$D121];[.$M121]/[.$E12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48" calcext:value-type="float">
            <text:p>2248</text:p>
          </table:table-cell>
          <table:table-cell office:value-type="float" office:value="3445" calcext:value-type="float">
            <text:p>3445</text:p>
          </table:table-cell>
          <table:table-cell office:value-type="float" office:value="1579" calcext:value-type="float">
            <text:p>1579</text:p>
          </table:table-cell>
          <table:table-cell table:formula="of:=[.$H122]*[.$A122]" office:value-type="float" office:value="143872" calcext:value-type="float">
            <text:p>143,872</text:p>
          </table:table-cell>
          <table:table-cell table:formula="of:=[.$I122]*[.$A122]" office:value-type="float" office:value="220480" calcext:value-type="float">
            <text:p>220,480</text:p>
          </table:table-cell>
          <table:table-cell table:formula="of:=[.$L122]-([.$J122]*[.$A122])" office:value-type="float" office:value="119424" calcext:value-type="float">
            <text:p>119,424</text:p>
          </table:table-cell>
          <table:table-cell table:formula="of:=IF([.$D122];[.$K122]/[.$E122];&quot;n/a&quot;)" office:value-type="string" office:string-value="n/a" calcext:value-type="string">
            <text:p>n/a</text:p>
          </table:table-cell>
          <table:table-cell table:formula="of:=IF([.$D122];[.$L122]/[.$E122];&quot;n/a&quot;)" office:value-type="string" office:string-value="n/a" calcext:value-type="string">
            <text:p>n/a</text:p>
          </table:table-cell>
          <table:table-cell table:formula="of:=IF([.$D122];[.$M122]/[.$E12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3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5213" calcext:value-type="float">
            <text:p>15213</text:p>
          </table:table-cell>
          <table:table-cell table:formula="of:=[.$H123]*[.$A123]" office:value-type="float" office:value="839616" calcext:value-type="float">
            <text:p>839,616</text:p>
          </table:table-cell>
          <table:table-cell table:formula="of:=[.$I123]*[.$A123]" office:value-type="float" office:value="1649344" calcext:value-type="float">
            <text:p>1,649,344</text:p>
          </table:table-cell>
          <table:table-cell table:formula="of:=[.$L123]-([.$J123]*[.$A123])" office:value-type="float" office:value="675712" calcext:value-type="float">
            <text:p>675,712</text:p>
          </table:table-cell>
          <table:table-cell table:formula="of:=IF([.$D123];[.$K123]/[.$E123];&quot;n/a&quot;)" office:value-type="string" office:string-value="n/a" calcext:value-type="string">
            <text:p>n/a</text:p>
          </table:table-cell>
          <table:table-cell table:formula="of:=IF([.$D123];[.$L123]/[.$E123];&quot;n/a&quot;)" office:value-type="string" office:string-value="n/a" calcext:value-type="string">
            <text:p>n/a</text:p>
          </table:table-cell>
          <table:table-cell table:formula="of:=IF([.$D123];[.$M123]/[.$E123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4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6958" calcext:value-type="float">
            <text:p>1636958</text:p>
          </table:table-cell>
          <table:table-cell office:value-type="float" office:value="1659279" calcext:value-type="float">
            <text:p>1659279</text:p>
          </table:table-cell>
          <table:table-cell office:value-type="float" office:value="825099" calcext:value-type="float">
            <text:p>825099</text:p>
          </table:table-cell>
          <table:table-cell table:formula="of:=[.$H124]*[.$A124]" office:value-type="float" office:value="104765312" calcext:value-type="float">
            <text:p>104,765,312</text:p>
          </table:table-cell>
          <table:table-cell table:formula="of:=[.$I124]*[.$A124]" office:value-type="float" office:value="106193856" calcext:value-type="float">
            <text:p>106,193,856</text:p>
          </table:table-cell>
          <table:table-cell table:formula="of:=[.$L124]-([.$J124]*[.$A124])" office:value-type="float" office:value="53387520" calcext:value-type="float">
            <text:p>53,387,520</text:p>
          </table:table-cell>
          <table:table-cell table:formula="of:=IF([.$D124];[.$K124]/[.$E124];&quot;n/a&quot;)" office:value-type="percentage" office:value="7.93768731340637" calcext:value-type="percentage">
            <text:p>793.77%</text:p>
          </table:table-cell>
          <table:table-cell table:formula="of:=IF([.$D124];[.$L124]/[.$E124];&quot;n/a&quot;)" office:value-type="percentage" office:value="8.04592290559783" calcext:value-type="percentage">
            <text:p>804.59%</text:p>
          </table:table-cell>
          <table:table-cell table:formula="of:=IF([.$D124];[.$M124]/[.$E124];&quot;n/a&quot;)" office:value-type="percentage" office:value="4.04497855357152" calcext:value-type="percentage">
            <text:p>404.50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492618" calcext:value-type="float">
            <text:p>20492618</text:p>
          </table:table-cell>
          <table:table-cell office:value-type="float" office:value="20711887" calcext:value-type="float">
            <text:p>20711887</text:p>
          </table:table-cell>
          <table:table-cell office:value-type="float" office:value="20711807" calcext:value-type="float">
            <text:p>20711807</text:p>
          </table:table-cell>
          <table:table-cell table:formula="of:=[.$H125]*[.$A125]" office:value-type="float" office:value="1311527552" calcext:value-type="float">
            <text:p>1,311,527,552</text:p>
          </table:table-cell>
          <table:table-cell table:formula="of:=[.$I125]*[.$A125]" office:value-type="float" office:value="1325560768" calcext:value-type="float">
            <text:p>1,325,560,768</text:p>
          </table:table-cell>
          <table:table-cell table:formula="of:=[.$L125]-([.$J125]*[.$A125])" office:value-type="float" office:value="5120" calcext:value-type="float">
            <text:p>5,120</text:p>
          </table:table-cell>
          <table:table-cell table:formula="of:=IF([.$D125];[.$K125]/[.$E125];&quot;n/a&quot;)" office:value-type="string" office:string-value="n/a" calcext:value-type="string">
            <text:p>n/a</text:p>
          </table:table-cell>
          <table:table-cell table:formula="of:=IF([.$D125];[.$L125]/[.$E125];&quot;n/a&quot;)" office:value-type="string" office:string-value="n/a" calcext:value-type="string">
            <text:p>n/a</text:p>
          </table:table-cell>
          <table:table-cell table:formula="of:=IF([.$D125];[.$M125]/[.$E12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formula="of:=[.$H126]*[.$A126]" office:value-type="float" office:value="17344" calcext:value-type="float">
            <text:p>17,344</text:p>
          </table:table-cell>
          <table:table-cell table:formula="of:=[.$I126]*[.$A126]" office:value-type="float" office:value="9472" calcext:value-type="float">
            <text:p>9,472</text:p>
          </table:table-cell>
          <table:table-cell table:formula="of:=[.$L126]-([.$J126]*[.$A126])" office:value-type="float" office:value="576" calcext:value-type="float">
            <text:p>576</text:p>
          </table:table-cell>
          <table:table-cell table:formula="of:=IF([.$D126];[.$K126]/[.$E126];&quot;n/a&quot;)" office:value-type="string" office:string-value="n/a" calcext:value-type="string">
            <text:p>n/a</text:p>
          </table:table-cell>
          <table:table-cell table:formula="of:=IF([.$D126];[.$L126]/[.$E126];&quot;n/a&quot;)" office:value-type="string" office:string-value="n/a" calcext:value-type="string">
            <text:p>n/a</text:p>
          </table:table-cell>
          <table:table-cell table:formula="of:=IF([.$D126];[.$M126]/[.$E12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7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$H127]*[.$A127]" office:value-type="float" office:value="5184" calcext:value-type="float">
            <text:p>5,184</text:p>
          </table:table-cell>
          <table:table-cell table:formula="of:=[.$I127]*[.$A127]" office:value-type="float" office:value="1856" calcext:value-type="float">
            <text:p>1,856</text:p>
          </table:table-cell>
          <table:table-cell table:formula="of:=[.$L127]-([.$J127]*[.$A127])" office:value-type="float" office:value="0" calcext:value-type="float">
            <text:p>0</text:p>
          </table:table-cell>
          <table:table-cell table:formula="of:=IF([.$D127];[.$K127]/[.$E127];&quot;n/a&quot;)" office:value-type="string" office:string-value="n/a" calcext:value-type="string">
            <text:p>n/a</text:p>
          </table:table-cell>
          <table:table-cell table:formula="of:=IF([.$D127];[.$L127]/[.$E127];&quot;n/a&quot;)" office:value-type="string" office:string-value="n/a" calcext:value-type="string">
            <text:p>n/a</text:p>
          </table:table-cell>
          <table:table-cell table:formula="of:=IF([.$D127];[.$M127]/[.$E12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656" calcext:value-type="float">
            <text:p>1656</text:p>
          </table:table-cell>
          <table:table-cell table:formula="of:=[.$H128]*[.$A128]" office:value-type="float" office:value="124416" calcext:value-type="float">
            <text:p>124,416</text:p>
          </table:table-cell>
          <table:table-cell table:formula="of:=[.$I128]*[.$A128]" office:value-type="float" office:value="124416" calcext:value-type="float">
            <text:p>124,416</text:p>
          </table:table-cell>
          <table:table-cell table:formula="of:=[.$L128]-([.$J128]*[.$A128])" office:value-type="float" office:value="18432" calcext:value-type="float">
            <text:p>18,432</text:p>
          </table:table-cell>
          <table:table-cell table:formula="of:=IF([.$D128];[.$K128]/[.$E128];&quot;n/a&quot;)" office:value-type="string" office:string-value="n/a" calcext:value-type="string">
            <text:p>n/a</text:p>
          </table:table-cell>
          <table:table-cell table:formula="of:=IF([.$D128];[.$L128]/[.$E128];&quot;n/a&quot;)" office:value-type="string" office:string-value="n/a" calcext:value-type="string">
            <text:p>n/a</text:p>
          </table:table-cell>
          <table:table-cell table:formula="of:=IF([.$D128];[.$M128]/[.$E12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9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table:formula="of:=[.$H129]*[.$A129]" office:value-type="float" office:value="10880" calcext:value-type="float">
            <text:p>10,880</text:p>
          </table:table-cell>
          <table:table-cell table:formula="of:=[.$I129]*[.$A129]" office:value-type="float" office:value="6528" calcext:value-type="float">
            <text:p>6,528</text:p>
          </table:table-cell>
          <table:table-cell table:formula="of:=[.$L129]-([.$J129]*[.$A129])" office:value-type="float" office:value="4032" calcext:value-type="float">
            <text:p>4,032</text:p>
          </table:table-cell>
          <table:table-cell table:formula="of:=IF([.$D129];[.$K129]/[.$E129];&quot;n/a&quot;)" office:value-type="string" office:string-value="n/a" calcext:value-type="string">
            <text:p>n/a</text:p>
          </table:table-cell>
          <table:table-cell table:formula="of:=IF([.$D129];[.$L129]/[.$E129];&quot;n/a&quot;)" office:value-type="string" office:string-value="n/a" calcext:value-type="string">
            <text:p>n/a</text:p>
          </table:table-cell>
          <table:table-cell table:formula="of:=IF([.$D129];[.$M129]/[.$E129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0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196208" calcext:value-type="float">
            <text:p>196208</text:p>
          </table:table-cell>
          <table:table-cell office:value-type="float" office:value="231294" calcext:value-type="float">
            <text:p>231294</text:p>
          </table:table-cell>
          <table:table-cell office:value-type="float" office:value="2" calcext:value-type="float">
            <text:p>2</text:p>
          </table:table-cell>
          <table:table-cell table:formula="of:=[.$H130]*[.$A130]" office:value-type="float" office:value="12557312" calcext:value-type="float">
            <text:p>12,557,312</text:p>
          </table:table-cell>
          <table:table-cell table:formula="of:=[.$I130]*[.$A130]" office:value-type="float" office:value="14802816" calcext:value-type="float">
            <text:p>14,802,816</text:p>
          </table:table-cell>
          <table:table-cell table:formula="of:=[.$L130]-([.$J130]*[.$A130])" office:value-type="float" office:value="14802688" calcext:value-type="float">
            <text:p>14,802,688</text:p>
          </table:table-cell>
          <table:table-cell table:formula="of:=IF([.$D130];[.$K130]/[.$E130];&quot;n/a&quot;)" office:value-type="percentage" office:value="6.30030384400801" calcext:value-type="percentage">
            <text:p>630.03%</text:p>
          </table:table-cell>
          <table:table-cell table:formula="of:=IF([.$D130];[.$L130]/[.$E130];&quot;n/a&quot;)" office:value-type="percentage" office:value="7.42692692090021" calcext:value-type="percentage">
            <text:p>742.69%</text:p>
          </table:table-cell>
          <table:table-cell table:formula="of:=IF([.$D130];[.$M130]/[.$E130];&quot;n/a&quot;)" office:value-type="percentage" office:value="7.42686270023802" calcext:value-type="percentage">
            <text:p>742.69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ad-finish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$H131]*[.$A131]" office:value-type="float" office:value="6400" calcext:value-type="float">
            <text:p>6,400</text:p>
          </table:table-cell>
          <table:table-cell table:formula="of:=[.$I131]*[.$A131]" office:value-type="float" office:value="1984" calcext:value-type="float">
            <text:p>1,984</text:p>
          </table:table-cell>
          <table:table-cell table:formula="of:=[.$L131]-([.$J131]*[.$A131])" office:value-type="float" office:value="1920" calcext:value-type="float">
            <text:p>1,920</text:p>
          </table:table-cell>
          <table:table-cell table:formula="of:=IF([.$D131];[.$K131]/[.$E131];&quot;n/a&quot;)" office:value-type="string" office:string-value="n/a" calcext:value-type="string">
            <text:p>n/a</text:p>
          </table:table-cell>
          <table:table-cell table:formula="of:=IF([.$D131];[.$L131]/[.$E131];&quot;n/a&quot;)" office:value-type="string" office:string-value="n/a" calcext:value-type="string">
            <text:p>n/a</text:p>
          </table:table-cell>
          <table:table-cell table:formula="of:=IF([.$D131];[.$M131]/[.$E13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0876718" calcext:value-type="float">
            <text:p>10876718</text:p>
          </table:table-cell>
          <table:table-cell office:value-type="float" office:value="11003204" calcext:value-type="float">
            <text:p>11003204</text:p>
          </table:table-cell>
          <table:table-cell office:value-type="float" office:value="10743312" calcext:value-type="float">
            <text:p>10743312</text:p>
          </table:table-cell>
          <table:table-cell table:formula="of:=[.$H132]*[.$A132]" office:value-type="float" office:value="696109952" calcext:value-type="float">
            <text:p>696,109,952</text:p>
          </table:table-cell>
          <table:table-cell table:formula="of:=[.$I132]*[.$A132]" office:value-type="float" office:value="704205056" calcext:value-type="float">
            <text:p>704,205,056</text:p>
          </table:table-cell>
          <table:table-cell table:formula="of:=[.$L132]-([.$J132]*[.$A132])" office:value-type="float" office:value="16633088" calcext:value-type="float">
            <text:p>16,633,088</text:p>
          </table:table-cell>
          <table:table-cell table:formula="of:=IF([.$D132];[.$K132]/[.$E132];&quot;n/a&quot;)" office:value-type="string" office:string-value="n/a" calcext:value-type="string">
            <text:p>n/a</text:p>
          </table:table-cell>
          <table:table-cell table:formula="of:=IF([.$D132];[.$L132]/[.$E132];&quot;n/a&quot;)" office:value-type="string" office:string-value="n/a" calcext:value-type="string">
            <text:p>n/a</text:p>
          </table:table-cell>
          <table:table-cell table:formula="of:=IF([.$D132];[.$M132]/[.$E132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3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sults</text:p>
          </table:table-cell>
          <table:table-cell office:value-type="float" office:value="260044" calcext:value-type="float">
            <text:p>260044</text:p>
          </table:table-cell>
          <table:table-cell table:number-columns-repeated="2" office:value-type="float" office:value="187711" calcext:value-type="float">
            <text:p>187711</text:p>
          </table:table-cell>
          <table:table-cell table:formula="of:=[.$H133]*[.$A133]" office:value-type="float" office:value="16642816" calcext:value-type="float">
            <text:p>16,642,816</text:p>
          </table:table-cell>
          <table:table-cell table:formula="of:=[.$I133]*[.$A133]" office:value-type="float" office:value="12013504" calcext:value-type="float">
            <text:p>12,013,504</text:p>
          </table:table-cell>
          <table:table-cell table:formula="of:=[.$L133]-([.$J133]*[.$A133])" office:value-type="float" office:value="0" calcext:value-type="float">
            <text:p>0</text:p>
          </table:table-cell>
          <table:table-cell table:formula="of:=IF([.$D133];[.$K133]/[.$E133];&quot;n/a&quot;)" office:value-type="string" office:string-value="n/a" calcext:value-type="string">
            <text:p>n/a</text:p>
          </table:table-cell>
          <table:table-cell table:formula="of:=IF([.$D133];[.$L133]/[.$E133];&quot;n/a&quot;)" office:value-type="string" office:string-value="n/a" calcext:value-type="string">
            <text:p>n/a</text:p>
          </table:table-cell>
          <table:table-cell table:formula="of:=IF([.$D133];[.$M133]/[.$E13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187" calcext:value-type="float">
            <text:p>11187</text:p>
          </table:table-cell>
          <table:table-cell office:value-type="float" office:value="10162" calcext:value-type="float">
            <text:p>10162</text:p>
          </table:table-cell>
          <table:table-cell table:formula="of:=[.$H134]*[.$A134]" office:value-type="float" office:value="715968" calcext:value-type="float">
            <text:p>715,968</text:p>
          </table:table-cell>
          <table:table-cell table:formula="of:=[.$I134]*[.$A134]" office:value-type="float" office:value="715968" calcext:value-type="float">
            <text:p>715,968</text:p>
          </table:table-cell>
          <table:table-cell table:formula="of:=[.$L134]-([.$J134]*[.$A134])" office:value-type="float" office:value="65600" calcext:value-type="float">
            <text:p>65,600</text:p>
          </table:table-cell>
          <table:table-cell table:formula="of:=IF([.$D134];[.$K134]/[.$E134];&quot;n/a&quot;)" office:value-type="string" office:string-value="n/a" calcext:value-type="string">
            <text:p>n/a</text:p>
          </table:table-cell>
          <table:table-cell table:formula="of:=IF([.$D134];[.$L134]/[.$E134];&quot;n/a&quot;)" office:value-type="string" office:string-value="n/a" calcext:value-type="string">
            <text:p>n/a</text:p>
          </table:table-cell>
          <table:table-cell table:formula="of:=IF([.$D134];[.$M134]/[.$E13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35]*[.$A135]" office:value-type="float" office:value="0" calcext:value-type="float">
            <text:p>0</text:p>
          </table:table-cell>
          <table:table-cell table:formula="of:=[.$I135]*[.$A135]" office:value-type="float" office:value="64" calcext:value-type="float">
            <text:p>64</text:p>
          </table:table-cell>
          <table:table-cell table:formula="of:=[.$L135]-([.$J135]*[.$A135])" office:value-type="float" office:value="64" calcext:value-type="float">
            <text:p>64</text:p>
          </table:table-cell>
          <table:table-cell table:formula="of:=IF([.$D135];[.$K135]/[.$E135];&quot;n/a&quot;)" office:value-type="string" office:string-value="n/a" calcext:value-type="string">
            <text:p>n/a</text:p>
          </table:table-cell>
          <table:table-cell table:formula="of:=IF([.$D135];[.$L135]/[.$E135];&quot;n/a&quot;)" office:value-type="string" office:string-value="n/a" calcext:value-type="string">
            <text:p>n/a</text:p>
          </table:table-cell>
          <table:table-cell table:formula="of:=IF([.$D135];[.$M135]/[.$E13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6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initialise</text:p>
          </table:table-cell>
          <table:table-cell office:value-type="float" office:value="9056" calcext:value-type="float">
            <text:p>9056</text:p>
          </table:table-cell>
          <table:table-cell office:value-type="float" office:value="7971" calcext:value-type="float">
            <text:p>7971</text:p>
          </table:table-cell>
          <table:table-cell office:value-type="float" office:value="3671" calcext:value-type="float">
            <text:p>3671</text:p>
          </table:table-cell>
          <table:table-cell table:formula="of:=[.$H136]*[.$A136]" office:value-type="float" office:value="579584" calcext:value-type="float">
            <text:p>579,584</text:p>
          </table:table-cell>
          <table:table-cell table:formula="of:=[.$I136]*[.$A136]" office:value-type="float" office:value="510144" calcext:value-type="float">
            <text:p>510,144</text:p>
          </table:table-cell>
          <table:table-cell table:formula="of:=[.$L136]-([.$J136]*[.$A136])" office:value-type="float" office:value="275200" calcext:value-type="float">
            <text:p>275,200</text:p>
          </table:table-cell>
          <table:table-cell table:formula="of:=IF([.$D136];[.$K136]/[.$E136];&quot;n/a&quot;)" office:value-type="string" office:string-value="n/a" calcext:value-type="string">
            <text:p>n/a</text:p>
          </table:table-cell>
          <table:table-cell table:formula="of:=IF([.$D136];[.$L136]/[.$E136];&quot;n/a&quot;)" office:value-type="string" office:string-value="n/a" calcext:value-type="string">
            <text:p>n/a</text:p>
          </table:table-cell>
          <table:table-cell table:formula="of:=IF([.$D136];[.$M136]/[.$E136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7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8677" calcext:value-type="float">
            <text:p>8677</text:p>
          </table:table-cell>
          <table:table-cell office:value-type="float" office:value="4409" calcext:value-type="float">
            <text:p>4409</text:p>
          </table:table-cell>
          <table:table-cell office:value-type="float" office:value="1993" calcext:value-type="float">
            <text:p>1993</text:p>
          </table:table-cell>
          <table:table-cell table:formula="of:=[.$H137]*[.$A137]" office:value-type="float" office:value="555328" calcext:value-type="float">
            <text:p>555,328</text:p>
          </table:table-cell>
          <table:table-cell table:formula="of:=[.$I137]*[.$A137]" office:value-type="float" office:value="282176" calcext:value-type="float">
            <text:p>282,176</text:p>
          </table:table-cell>
          <table:table-cell table:formula="of:=[.$L137]-([.$J137]*[.$A137])" office:value-type="float" office:value="154624" calcext:value-type="float">
            <text:p>154,624</text:p>
          </table:table-cell>
          <table:table-cell table:formula="of:=IF([.$D137];[.$K137]/[.$E137];&quot;n/a&quot;)" office:value-type="percentage" office:value="133.749518304432" calcext:value-type="percentage">
            <text:p>13374.95%</text:p>
          </table:table-cell>
          <table:table-cell table:formula="of:=IF([.$D137];[.$L137]/[.$E137];&quot;n/a&quot;)" office:value-type="percentage" office:value="67.9614643545279" calcext:value-type="percentage">
            <text:p>6796.15%</text:p>
          </table:table-cell>
          <table:table-cell table:formula="of:=IF([.$D137];[.$M137]/[.$E137];&quot;n/a&quot;)" office:value-type="percentage" office:value="37.2408477842004" calcext:value-type="percentage">
            <text:p>3724.08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arse-param-file-done</text:p>
          </table:table-cell>
          <table:table-cell office:value-type="float" office:value="3758065" calcext:value-type="float">
            <text:p>3758065</text:p>
          </table:table-cell>
          <table:table-cell office:value-type="float" office:value="4303347" calcext:value-type="float">
            <text:p>4303347</text:p>
          </table:table-cell>
          <table:table-cell office:value-type="float" office:value="739862" calcext:value-type="float">
            <text:p>739862</text:p>
          </table:table-cell>
          <table:table-cell table:formula="of:=[.$H138]*[.$A138]" office:value-type="float" office:value="240516160" calcext:value-type="float">
            <text:p>240,516,160</text:p>
          </table:table-cell>
          <table:table-cell table:formula="of:=[.$I138]*[.$A138]" office:value-type="float" office:value="275414208" calcext:value-type="float">
            <text:p>275,414,208</text:p>
          </table:table-cell>
          <table:table-cell table:formula="of:=[.$L138]-([.$J138]*[.$A138])" office:value-type="float" office:value="228063040" calcext:value-type="float">
            <text:p>228,063,040</text:p>
          </table:table-cell>
          <table:table-cell table:formula="of:=IF([.$D138];[.$K138]/[.$E138];&quot;n/a&quot;)" office:value-type="string" office:string-value="n/a" calcext:value-type="string">
            <text:p>n/a</text:p>
          </table:table-cell>
          <table:table-cell table:formula="of:=IF([.$D138];[.$L138]/[.$E138];&quot;n/a&quot;)" office:value-type="string" office:string-value="n/a" calcext:value-type="string">
            <text:p>n/a</text:p>
          </table:table-cell>
          <table:table-cell table:formula="of:=IF([.$D138];[.$M138]/[.$E13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evolve</text:p>
          </table:table-cell>
          <table:table-cell office:value-type="float" office:value="12084169" calcext:value-type="float">
            <text:p>12084169</text:p>
          </table:table-cell>
          <table:table-cell office:value-type="float" office:value="12522073" calcext:value-type="float">
            <text:p>12522073</text:p>
          </table:table-cell>
          <table:table-cell office:value-type="float" office:value="12521614" calcext:value-type="float">
            <text:p>12521614</text:p>
          </table:table-cell>
          <table:table-cell table:formula="of:=[.$H139]*[.$A139]" office:value-type="float" office:value="773386816" calcext:value-type="float">
            <text:p>773,386,816</text:p>
          </table:table-cell>
          <table:table-cell table:formula="of:=[.$I139]*[.$A139]" office:value-type="float" office:value="801412672" calcext:value-type="float">
            <text:p>801,412,672</text:p>
          </table:table-cell>
          <table:table-cell table:formula="of:=[.$L139]-([.$J139]*[.$A139])" office:value-type="float" office:value="29376" calcext:value-type="float">
            <text:p>29,376</text:p>
          </table:table-cell>
          <table:table-cell table:formula="of:=IF([.$D139];[.$K139]/[.$E139];&quot;n/a&quot;)" office:value-type="string" office:string-value="n/a" calcext:value-type="string">
            <text:p>n/a</text:p>
          </table:table-cell>
          <table:table-cell table:formula="of:=IF([.$D139];[.$L139]/[.$E139];&quot;n/a&quot;)" office:value-type="string" office:string-value="n/a" calcext:value-type="string">
            <text:p>n/a</text:p>
          </table:table-cell>
          <table:table-cell table:formula="of:=IF([.$D139];[.$M139]/[.$E13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40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418" calcext:value-type="float">
            <text:p>1418</text:p>
          </table:table-cell>
          <table:table-cell table:formula="of:=[.$H140]*[.$A140]" office:value-type="float" office:value="142272" calcext:value-type="float">
            <text:p>142,272</text:p>
          </table:table-cell>
          <table:table-cell table:formula="of:=[.$I140]*[.$A140]" office:value-type="float" office:value="90752" calcext:value-type="float">
            <text:p>90,752</text:p>
          </table:table-cell>
          <table:table-cell table:formula="of:=[.$L140]-([.$J140]*[.$A140])" office:value-type="float" office:value="0" calcext:value-type="float">
            <text:p>0</text:p>
          </table:table-cell>
          <table:table-cell table:formula="of:=IF([.$D140];[.$K140]/[.$E140];&quot;n/a&quot;)" office:value-type="string" office:string-value="n/a" calcext:value-type="string">
            <text:p>n/a</text:p>
          </table:table-cell>
          <table:table-cell table:formula="of:=IF([.$D140];[.$L140]/[.$E140];&quot;n/a&quot;)" office:value-type="string" office:string-value="n/a" calcext:value-type="string">
            <text:p>n/a</text:p>
          </table:table-cell>
          <table:table-cell table:formula="of:=IF([.$D140];[.$M140]/[.$E14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626" calcext:value-type="float">
            <text:p>10626</text:p>
          </table:table-cell>
          <table:table-cell office:value-type="float" office:value="10104" calcext:value-type="float">
            <text:p>10104</text:p>
          </table:table-cell>
          <table:table-cell table:formula="of:=[.$H141]*[.$A141]" office:value-type="float" office:value="680064" calcext:value-type="float">
            <text:p>680,064</text:p>
          </table:table-cell>
          <table:table-cell table:formula="of:=[.$I141]*[.$A141]" office:value-type="float" office:value="680064" calcext:value-type="float">
            <text:p>680,064</text:p>
          </table:table-cell>
          <table:table-cell table:formula="of:=[.$L141]-([.$J141]*[.$A141])" office:value-type="float" office:value="33408" calcext:value-type="float">
            <text:p>33,408</text:p>
          </table:table-cell>
          <table:table-cell table:formula="of:=IF([.$D141];[.$K141]/[.$E141];&quot;n/a&quot;)" office:value-type="string" office:string-value="n/a" calcext:value-type="string">
            <text:p>n/a</text:p>
          </table:table-cell>
          <table:table-cell table:formula="of:=IF([.$D141];[.$L141]/[.$E141];&quot;n/a&quot;)" office:value-type="string" office:string-value="n/a" calcext:value-type="string">
            <text:p>n/a</text:p>
          </table:table-cell>
          <table:table-cell table:formula="of:=IF([.$D141];[.$M141]/[.$E14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2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$H142]*[.$A142]" office:value-type="float" office:value="7680" calcext:value-type="float">
            <text:p>7,680</text:p>
          </table:table-cell>
          <table:table-cell table:formula="of:=[.$I142]*[.$A142]" office:value-type="float" office:value="2432" calcext:value-type="float">
            <text:p>2,432</text:p>
          </table:table-cell>
          <table:table-cell table:formula="of:=[.$L142]-([.$J142]*[.$A142])" office:value-type="float" office:value="2432" calcext:value-type="float">
            <text:p>2,432</text:p>
          </table:table-cell>
          <table:table-cell table:formula="of:=IF([.$D142];[.$K142]/[.$E142];&quot;n/a&quot;)" office:value-type="string" office:string-value="n/a" calcext:value-type="string">
            <text:p>n/a</text:p>
          </table:table-cell>
          <table:table-cell table:formula="of:=IF([.$D142];[.$L142]/[.$E142];&quot;n/a&quot;)" office:value-type="string" office:string-value="n/a" calcext:value-type="string">
            <text:p>n/a</text:p>
          </table:table-cell>
          <table:table-cell table:formula="of:=IF([.$D142];[.$M142]/[.$E142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3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65325" calcext:value-type="float">
            <text:p>65325</text:p>
          </table:table-cell>
          <table:table-cell office:value-type="float" office:value="208160" calcext:value-type="float">
            <text:p>208160</text:p>
          </table:table-cell>
          <table:table-cell office:value-type="float" office:value="11206" calcext:value-type="float">
            <text:p>11206</text:p>
          </table:table-cell>
          <table:table-cell table:formula="of:=[.$H143]*[.$A143]" office:value-type="float" office:value="4180800" calcext:value-type="float">
            <text:p>4,180,800</text:p>
          </table:table-cell>
          <table:table-cell table:formula="of:=[.$I143]*[.$A143]" office:value-type="float" office:value="13322240" calcext:value-type="float">
            <text:p>13,322,240</text:p>
          </table:table-cell>
          <table:table-cell table:formula="of:=[.$L143]-([.$J143]*[.$A143])" office:value-type="float" office:value="12605056" calcext:value-type="float">
            <text:p>12,605,056</text:p>
          </table:table-cell>
          <table:table-cell table:formula="of:=IF([.$D143];[.$K143]/[.$E143];&quot;n/a&quot;)" office:value-type="percentage" office:value="0.516602439404429" calcext:value-type="percentage">
            <text:p>51.66%</text:p>
          </table:table-cell>
          <table:table-cell table:formula="of:=IF([.$D143];[.$L143]/[.$E143];&quot;n/a&quot;)" office:value-type="percentage" office:value="1.64616859986875" calcext:value-type="percentage">
            <text:p>164.62%</text:p>
          </table:table-cell>
          <table:table-cell table:formula="of:=IF([.$D143];[.$M143]/[.$E143];&quot;n/a&quot;)" office:value-type="percentage" office:value="1.55754943513907" calcext:value-type="percentage">
            <text:p>155.75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read-input-finish</text:p>
          </table:table-cell>
          <table:table-cell office:value-type="float" office:value="180" calcext:value-type="float">
            <text:p>180</text:p>
          </table:table-cell>
          <table:table-cell office:value-type="float" office:value="484266" calcext:value-type="float">
            <text:p>484266</text:p>
          </table:table-cell>
          <table:table-cell office:value-type="float" office:value="69174" calcext:value-type="float">
            <text:p>69174</text:p>
          </table:table-cell>
          <table:table-cell table:formula="of:=[.$H144]*[.$A144]" office:value-type="float" office:value="11520" calcext:value-type="float">
            <text:p>11,520</text:p>
          </table:table-cell>
          <table:table-cell table:formula="of:=[.$I144]*[.$A144]" office:value-type="float" office:value="30993024" calcext:value-type="float">
            <text:p>30,993,024</text:p>
          </table:table-cell>
          <table:table-cell table:formula="of:=[.$L144]-([.$J144]*[.$A144])" office:value-type="float" office:value="26565888" calcext:value-type="float">
            <text:p>26,565,888</text:p>
          </table:table-cell>
          <table:table-cell table:formula="of:=IF([.$D144];[.$K144]/[.$E144];&quot;n/a&quot;)" office:value-type="string" office:string-value="n/a" calcext:value-type="string">
            <text:p>n/a</text:p>
          </table:table-cell>
          <table:table-cell table:formula="of:=IF([.$D144];[.$L144]/[.$E144];&quot;n/a&quot;)" office:value-type="string" office:string-value="n/a" calcext:value-type="string">
            <text:p>n/a</text:p>
          </table:table-cell>
          <table:table-cell table:formula="of:=IF([.$D144];[.$M144]/[.$E14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5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float" office:value="2498688" calcext:value-type="float">
            <text:p>2498688</text:p>
          </table:table-cell>
          <table:table-cell table:number-columns-repeated="2" office:value-type="float" office:value="2420519" calcext:value-type="float">
            <text:p>2420519</text:p>
          </table:table-cell>
          <table:table-cell table:formula="of:=[.$H145]*[.$A145]" office:value-type="float" office:value="159916032" calcext:value-type="float">
            <text:p>159,916,032</text:p>
          </table:table-cell>
          <table:table-cell table:formula="of:=[.$I145]*[.$A145]" office:value-type="float" office:value="154913216" calcext:value-type="float">
            <text:p>154,913,216</text:p>
          </table:table-cell>
          <table:table-cell table:formula="of:=[.$L145]-([.$J145]*[.$A145])" office:value-type="float" office:value="0" calcext:value-type="float">
            <text:p>0</text:p>
          </table:table-cell>
          <table:table-cell table:formula="of:=IF([.$D145];[.$K145]/[.$E145];&quot;n/a&quot;)" office:value-type="string" office:string-value="n/a" calcext:value-type="string">
            <text:p>n/a</text:p>
          </table:table-cell>
          <table:table-cell table:formula="of:=IF([.$D145];[.$L145]/[.$E145];&quot;n/a&quot;)" office:value-type="string" office:string-value="n/a" calcext:value-type="string">
            <text:p>n/a</text:p>
          </table:table-cell>
          <table:table-cell table:formula="of:=IF([.$D145];[.$M145]/[.$E14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1480" calcext:value-type="float">
            <text:p>21480</text:p>
          </table:table-cell>
          <table:table-cell office:value-type="float" office:value="19730" calcext:value-type="float">
            <text:p>19730</text:p>
          </table:table-cell>
          <table:table-cell table:formula="of:=[.$H146]*[.$A146]" office:value-type="float" office:value="1374720" calcext:value-type="float">
            <text:p>1,374,720</text:p>
          </table:table-cell>
          <table:table-cell table:formula="of:=[.$I146]*[.$A146]" office:value-type="float" office:value="1374720" calcext:value-type="float">
            <text:p>1,374,720</text:p>
          </table:table-cell>
          <table:table-cell table:formula="of:=[.$L146]-([.$J146]*[.$A146])" office:value-type="float" office:value="112000" calcext:value-type="float">
            <text:p>112,000</text:p>
          </table:table-cell>
          <table:table-cell table:formula="of:=IF([.$D146];[.$K146]/[.$E146];&quot;n/a&quot;)" office:value-type="string" office:string-value="n/a" calcext:value-type="string">
            <text:p>n/a</text:p>
          </table:table-cell>
          <table:table-cell table:formula="of:=IF([.$D146];[.$L146]/[.$E146];&quot;n/a&quot;)" office:value-type="string" office:string-value="n/a" calcext:value-type="string">
            <text:p>n/a</text:p>
          </table:table-cell>
          <table:table-cell table:formula="of:=IF([.$D146];[.$M146]/[.$E14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7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030" calcext:value-type="float">
            <text:p>1030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formula="of:=[.$H147]*[.$A147]" office:value-type="float" office:value="65920" calcext:value-type="float">
            <text:p>65,920</text:p>
          </table:table-cell>
          <table:table-cell table:formula="of:=[.$I147]*[.$A147]" office:value-type="float" office:value="39360" calcext:value-type="float">
            <text:p>39,360</text:p>
          </table:table-cell>
          <table:table-cell table:formula="of:=[.$L147]-([.$J147]*[.$A147])" office:value-type="float" office:value="38400" calcext:value-type="float">
            <text:p>38,400</text:p>
          </table:table-cell>
          <table:table-cell table:formula="of:=IF([.$D147];[.$K147]/[.$E147];&quot;n/a&quot;)" office:value-type="string" office:string-value="n/a" calcext:value-type="string">
            <text:p>n/a</text:p>
          </table:table-cell>
          <table:table-cell table:formula="of:=IF([.$D147];[.$L147]/[.$E147];&quot;n/a&quot;)" office:value-type="string" office:string-value="n/a" calcext:value-type="string">
            <text:p>n/a</text:p>
          </table:table-cell>
          <table:table-cell table:formula="of:=IF([.$D147];[.$M147]/[.$E147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8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612" calcext:value-type="float">
            <text:p>1612</text:p>
          </table:table-cell>
          <table:table-cell office:value-type="float" office:value="907" calcext:value-type="float">
            <text:p>907</text:p>
          </table:table-cell>
          <table:table-cell office:value-type="float" office:value="74" calcext:value-type="float">
            <text:p>74</text:p>
          </table:table-cell>
          <table:table-cell table:formula="of:=[.$H148]*[.$A148]" office:value-type="float" office:value="103168" calcext:value-type="float">
            <text:p>103,168</text:p>
          </table:table-cell>
          <table:table-cell table:formula="of:=[.$I148]*[.$A148]" office:value-type="float" office:value="58048" calcext:value-type="float">
            <text:p>58,048</text:p>
          </table:table-cell>
          <table:table-cell table:formula="of:=[.$L148]-([.$J148]*[.$A148])" office:value-type="float" office:value="53312" calcext:value-type="float">
            <text:p>53,312</text:p>
          </table:table-cell>
          <table:table-cell table:formula="of:=IF([.$D148];[.$K148]/[.$E148];&quot;n/a&quot;)" office:value-type="percentage" office:value="43.2026800670017" calcext:value-type="percentage">
            <text:p>4320.27%</text:p>
          </table:table-cell>
          <table:table-cell table:formula="of:=IF([.$D148];[.$L148]/[.$E148];&quot;n/a&quot;)" office:value-type="percentage" office:value="24.3082077051926" calcext:value-type="percentage">
            <text:p>2430.82%</text:p>
          </table:table-cell>
          <table:table-cell table:formula="of:=IF([.$D148];[.$M148]/[.$E148];&quot;n/a&quot;)" office:value-type="percentage" office:value="22.3249581239531" calcext:value-type="percentage">
            <text:p>2232.50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9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arse-input-finished</text:p>
          </table:table-cell>
          <table:table-cell office:value-type="float" office:value="8956302" calcext:value-type="float">
            <text:p>8956302</text:p>
          </table:table-cell>
          <table:table-cell table:number-columns-repeated="2" office:value-type="float" office:value="8981172" calcext:value-type="float">
            <text:p>8981172</text:p>
          </table:table-cell>
          <table:table-cell table:formula="of:=[.$H149]*[.$A149]" office:value-type="float" office:value="573203328" calcext:value-type="float">
            <text:p>573,203,328</text:p>
          </table:table-cell>
          <table:table-cell table:formula="of:=[.$I149]*[.$A149]" office:value-type="float" office:value="574795008" calcext:value-type="float">
            <text:p>574,795,008</text:p>
          </table:table-cell>
          <table:table-cell table:formula="of:=[.$L149]-([.$J149]*[.$A149])" office:value-type="float" office:value="0" calcext:value-type="float">
            <text:p>0</text:p>
          </table:table-cell>
          <table:table-cell table:formula="of:=IF([.$D149];[.$K149]/[.$E149];&quot;n/a&quot;)" office:value-type="string" office:string-value="n/a" calcext:value-type="string">
            <text:p>n/a</text:p>
          </table:table-cell>
          <table:table-cell table:formula="of:=IF([.$D149];[.$L149]/[.$E149];&quot;n/a&quot;)" office:value-type="string" office:string-value="n/a" calcext:value-type="string">
            <text:p>n/a</text:p>
          </table:table-cell>
          <table:table-cell table:formula="of:=IF([.$D149];[.$M149]/[.$E14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502" calcext:value-type="float">
            <text:p>11502</text:p>
          </table:table-cell>
          <table:table-cell office:value-type="float" office:value="10499" calcext:value-type="float">
            <text:p>10499</text:p>
          </table:table-cell>
          <table:table-cell table:formula="of:=[.$H150]*[.$A150]" office:value-type="float" office:value="736128" calcext:value-type="float">
            <text:p>736,128</text:p>
          </table:table-cell>
          <table:table-cell table:formula="of:=[.$I150]*[.$A150]" office:value-type="float" office:value="736128" calcext:value-type="float">
            <text:p>736,128</text:p>
          </table:table-cell>
          <table:table-cell table:formula="of:=[.$L150]-([.$J150]*[.$A150])" office:value-type="float" office:value="64192" calcext:value-type="float">
            <text:p>64,192</text:p>
          </table:table-cell>
          <table:table-cell table:formula="of:=IF([.$D150];[.$K150]/[.$E150];&quot;n/a&quot;)" office:value-type="string" office:string-value="n/a" calcext:value-type="string">
            <text:p>n/a</text:p>
          </table:table-cell>
          <table:table-cell table:formula="of:=IF([.$D150];[.$L150]/[.$E150];&quot;n/a&quot;)" office:value-type="string" office:string-value="n/a" calcext:value-type="string">
            <text:p>n/a</text:p>
          </table:table-cell>
          <table:table-cell table:formula="of:=IF([.$D150];[.$M150]/[.$E15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1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$H151]*[.$A151]" office:value-type="float" office:value="13696" calcext:value-type="float">
            <text:p>13,696</text:p>
          </table:table-cell>
          <table:table-cell table:formula="of:=[.$I151]*[.$A151]" office:value-type="float" office:value="9088" calcext:value-type="float">
            <text:p>9,088</text:p>
          </table:table-cell>
          <table:table-cell table:formula="of:=[.$L151]-([.$J151]*[.$A151])" office:value-type="float" office:value="9024" calcext:value-type="float">
            <text:p>9,024</text:p>
          </table:table-cell>
          <table:table-cell table:formula="of:=IF([.$D151];[.$K151]/[.$E151];&quot;n/a&quot;)" office:value-type="string" office:string-value="n/a" calcext:value-type="string">
            <text:p>n/a</text:p>
          </table:table-cell>
          <table:table-cell table:formula="of:=IF([.$D151];[.$L151]/[.$E151];&quot;n/a&quot;)" office:value-type="string" office:string-value="n/a" calcext:value-type="string">
            <text:p>n/a</text:p>
          </table:table-cell>
          <table:table-cell table:formula="of:=IF([.$D151];[.$M151]/[.$E15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2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639" calcext:value-type="float">
            <text:p>639</text:p>
          </table:table-cell>
          <table:table-cell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table:formula="of:=[.$H152]*[.$A152]" office:value-type="float" office:value="40896" calcext:value-type="float">
            <text:p>40,896</text:p>
          </table:table-cell>
          <table:table-cell table:formula="of:=[.$I152]*[.$A152]" office:value-type="float" office:value="14272" calcext:value-type="float">
            <text:p>14,272</text:p>
          </table:table-cell>
          <table:table-cell table:formula="of:=[.$L152]-([.$J152]*[.$A152])" office:value-type="float" office:value="13184" calcext:value-type="float">
            <text:p>13,184</text:p>
          </table:table-cell>
          <table:table-cell table:formula="of:=IF([.$D152];[.$K152]/[.$E152];&quot;n/a&quot;)" office:value-type="percentage" office:value="2.57045883092395" calcext:value-type="percentage">
            <text:p>257.05%</text:p>
          </table:table-cell>
          <table:table-cell table:formula="of:=IF([.$D152];[.$L152]/[.$E152];&quot;n/a&quot;)" office:value-type="percentage" office:value="0.897045883092395" calcext:value-type="percentage">
            <text:p>89.70%</text:p>
          </table:table-cell>
          <table:table-cell table:formula="of:=IF([.$D152];[.$M152]/[.$E152];&quot;n/a&quot;)" office:value-type="percentage" office:value="0.828661219358894" calcext:value-type="percentage">
            <text:p>82.87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arse-input-don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H153]*[.$A153]" office:value-type="float" office:value="5312" calcext:value-type="float">
            <text:p>5,312</text:p>
          </table:table-cell>
          <table:table-cell table:formula="of:=[.$I153]*[.$A153]" office:value-type="float" office:value="192" calcext:value-type="float">
            <text:p>192</text:p>
          </table:table-cell>
          <table:table-cell table:formula="of:=[.$L153]-([.$J153]*[.$A153])" office:value-type="float" office:value="192" calcext:value-type="float">
            <text:p>192</text:p>
          </table:table-cell>
          <table:table-cell table:formula="of:=IF([.$D153];[.$K153]/[.$E153];&quot;n/a&quot;)" office:value-type="string" office:string-value="n/a" calcext:value-type="string">
            <text:p>n/a</text:p>
          </table:table-cell>
          <table:table-cell table:formula="of:=IF([.$D153];[.$L153]/[.$E153];&quot;n/a&quot;)" office:value-type="string" office:string-value="n/a" calcext:value-type="string">
            <text:p>n/a</text:p>
          </table:table-cell>
          <table:table-cell table:formula="of:=IF([.$D153];[.$M153]/[.$E153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4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render-start</text:p>
          </table:table-cell>
          <table:table-cell office:value-type="float" office:value="36258" calcext:value-type="float">
            <text:p>36258</text:p>
          </table:table-cell>
          <table:table-cell table:number-columns-repeated="2" office:value-type="float" office:value="38173" calcext:value-type="float">
            <text:p>38173</text:p>
          </table:table-cell>
          <table:table-cell table:formula="of:=[.$H154]*[.$A154]" office:value-type="float" office:value="2320512" calcext:value-type="float">
            <text:p>2,320,512</text:p>
          </table:table-cell>
          <table:table-cell table:formula="of:=[.$I154]*[.$A154]" office:value-type="float" office:value="2443072" calcext:value-type="float">
            <text:p>2,443,072</text:p>
          </table:table-cell>
          <table:table-cell table:formula="of:=[.$L154]-([.$J154]*[.$A154])" office:value-type="float" office:value="0" calcext:value-type="float">
            <text:p>0</text:p>
          </table:table-cell>
          <table:table-cell table:formula="of:=IF([.$D154];[.$K154]/[.$E154];&quot;n/a&quot;)" office:value-type="string" office:string-value="n/a" calcext:value-type="string">
            <text:p>n/a</text:p>
          </table:table-cell>
          <table:table-cell table:formula="of:=IF([.$D154];[.$L154]/[.$E154];&quot;n/a&quot;)" office:value-type="string" office:string-value="n/a" calcext:value-type="string">
            <text:p>n/a</text:p>
          </table:table-cell>
          <table:table-cell table:formula="of:=IF([.$D154];[.$M154]/[.$E15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724" calcext:value-type="float">
            <text:p>1724</text:p>
          </table:table-cell>
          <table:table-cell table:formula="of:=[.$H155]*[.$A155]" office:value-type="float" office:value="124288" calcext:value-type="float">
            <text:p>124,288</text:p>
          </table:table-cell>
          <table:table-cell table:formula="of:=[.$I155]*[.$A155]" office:value-type="float" office:value="124288" calcext:value-type="float">
            <text:p>124,288</text:p>
          </table:table-cell>
          <table:table-cell table:formula="of:=[.$L155]-([.$J155]*[.$A155])" office:value-type="float" office:value="13952" calcext:value-type="float">
            <text:p>13,952</text:p>
          </table:table-cell>
          <table:table-cell table:formula="of:=IF([.$D155];[.$K155]/[.$E155];&quot;n/a&quot;)" office:value-type="string" office:string-value="n/a" calcext:value-type="string">
            <text:p>n/a</text:p>
          </table:table-cell>
          <table:table-cell table:formula="of:=IF([.$D155];[.$L155]/[.$E155];&quot;n/a&quot;)" office:value-type="string" office:string-value="n/a" calcext:value-type="string">
            <text:p>n/a</text:p>
          </table:table-cell>
          <table:table-cell table:formula="of:=IF([.$D155];[.$M155]/[.$E15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6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6" calcext:value-type="float">
            <text:p>216</text:p>
          </table:table-cell>
          <table:table-cell office:value-type="float" office:value="6700109" calcext:value-type="float">
            <text:p>6700109</text:p>
          </table:table-cell>
          <table:table-cell office:value-type="float" office:value="196879" calcext:value-type="float">
            <text:p>196879</text:p>
          </table:table-cell>
          <table:table-cell table:formula="of:=[.$H156]*[.$A156]" office:value-type="float" office:value="13824" calcext:value-type="float">
            <text:p>13,824</text:p>
          </table:table-cell>
          <table:table-cell table:formula="of:=[.$I156]*[.$A156]" office:value-type="float" office:value="428806976" calcext:value-type="float">
            <text:p>428,806,976</text:p>
          </table:table-cell>
          <table:table-cell table:formula="of:=[.$L156]-([.$J156]*[.$A156])" office:value-type="float" office:value="416206720" calcext:value-type="float">
            <text:p>416,206,720</text:p>
          </table:table-cell>
          <table:table-cell table:formula="of:=IF([.$D156];[.$K156]/[.$E156];&quot;n/a&quot;)" office:value-type="string" office:string-value="n/a" calcext:value-type="string">
            <text:p>n/a</text:p>
          </table:table-cell>
          <table:table-cell table:formula="of:=IF([.$D156];[.$L156]/[.$E156];&quot;n/a&quot;)" office:value-type="string" office:string-value="n/a" calcext:value-type="string">
            <text:p>n/a</text:p>
          </table:table-cell>
          <table:table-cell table:formula="of:=IF([.$D156];[.$M156]/[.$E156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7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83906" calcext:value-type="float">
            <text:p>83906</text:p>
          </table:table-cell>
          <table:table-cell office:value-type="float" office:value="83746" calcext:value-type="float">
            <text:p>83746</text:p>
          </table:table-cell>
          <table:table-cell office:value-type="float" office:value="11" calcext:value-type="float">
            <text:p>11</text:p>
          </table:table-cell>
          <table:table-cell table:formula="of:=[.$H157]*[.$A157]" office:value-type="float" office:value="5369984" calcext:value-type="float">
            <text:p>5,369,984</text:p>
          </table:table-cell>
          <table:table-cell table:formula="of:=[.$I157]*[.$A157]" office:value-type="float" office:value="5359744" calcext:value-type="float">
            <text:p>5,359,744</text:p>
          </table:table-cell>
          <table:table-cell table:formula="of:=[.$L157]-([.$J157]*[.$A157])" office:value-type="float" office:value="5359040" calcext:value-type="float">
            <text:p>5,359,040</text:p>
          </table:table-cell>
          <table:table-cell table:formula="of:=IF([.$D157];[.$K157]/[.$E157];&quot;n/a&quot;)" office:value-type="percentage" office:value="4.0894534432996" calcext:value-type="percentage">
            <text:p>408.95%</text:p>
          </table:table-cell>
          <table:table-cell table:formula="of:=IF([.$D157];[.$L157]/[.$E157];&quot;n/a&quot;)" office:value-type="percentage" office:value="4.08165528165528" calcext:value-type="percentage">
            <text:p>408.17%</text:p>
          </table:table-cell>
          <table:table-cell table:formula="of:=IF([.$D157];[.$M157]/[.$E157];&quot;n/a&quot;)" office:value-type="percentage" office:value="4.08111915804223" calcext:value-type="percentage">
            <text:p>408.11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3342362" calcext:value-type="float">
            <text:p>3342362</text:p>
          </table:table-cell>
          <table:table-cell office:value-type="float" office:value="181435" calcext:value-type="float">
            <text:p>181435</text:p>
          </table:table-cell>
          <table:table-cell office:value-type="float" office:value="3169" calcext:value-type="float">
            <text:p>3169</text:p>
          </table:table-cell>
          <table:table-cell table:formula="of:=[.$H158]*[.$A158]" office:value-type="float" office:value="213911168" calcext:value-type="float">
            <text:p>213,911,168</text:p>
          </table:table-cell>
          <table:table-cell table:formula="of:=[.$I158]*[.$A158]" office:value-type="float" office:value="11611840" calcext:value-type="float">
            <text:p>11,611,840</text:p>
          </table:table-cell>
          <table:table-cell table:formula="of:=[.$L158]-([.$J158]*[.$A158])" office:value-type="float" office:value="11409024" calcext:value-type="float">
            <text:p>11,409,024</text:p>
          </table:table-cell>
          <table:table-cell table:formula="of:=IF([.$D158];[.$K158]/[.$E158];&quot;n/a&quot;)" office:value-type="string" office:string-value="n/a" calcext:value-type="string">
            <text:p>n/a</text:p>
          </table:table-cell>
          <table:table-cell table:formula="of:=IF([.$D158];[.$L158]/[.$E158];&quot;n/a&quot;)" office:value-type="string" office:string-value="n/a" calcext:value-type="string">
            <text:p>n/a</text:p>
          </table:table-cell>
          <table:table-cell table:formula="of:=IF([.$D158];[.$M158]/[.$E15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6500083" calcext:value-type="float">
            <text:p>6500083</text:p>
          </table:table-cell>
          <table:table-cell office:value-type="float" office:value="6600494" calcext:value-type="float">
            <text:p>6600494</text:p>
          </table:table-cell>
          <table:table-cell office:value-type="float" office:value="3350467" calcext:value-type="float">
            <text:p>3350467</text:p>
          </table:table-cell>
          <table:table-cell table:formula="of:=[.$H159]*[.$A159]" office:value-type="float" office:value="416005312" calcext:value-type="float">
            <text:p>416,005,312</text:p>
          </table:table-cell>
          <table:table-cell table:formula="of:=[.$I159]*[.$A159]" office:value-type="float" office:value="422431616" calcext:value-type="float">
            <text:p>422,431,616</text:p>
          </table:table-cell>
          <table:table-cell table:formula="of:=[.$L159]-([.$J159]*[.$A159])" office:value-type="float" office:value="208001728" calcext:value-type="float">
            <text:p>208,001,728</text:p>
          </table:table-cell>
          <table:table-cell table:formula="of:=IF([.$D159];[.$K159]/[.$E159];&quot;n/a&quot;)" office:value-type="string" office:string-value="n/a" calcext:value-type="string">
            <text:p>n/a</text:p>
          </table:table-cell>
          <table:table-cell table:formula="of:=IF([.$D159];[.$L159]/[.$E159];&quot;n/a&quot;)" office:value-type="string" office:string-value="n/a" calcext:value-type="string">
            <text:p>n/a</text:p>
          </table:table-cell>
          <table:table-cell table:formula="of:=IF([.$D159];[.$M159]/[.$E15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60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finalization</text:p>
          </table:table-cell>
          <table:table-cell office:value-type="float" office:value="3250190" calcext:value-type="float">
            <text:p>325019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$H160]*[.$A160]" office:value-type="float" office:value="208012160" calcext:value-type="float">
            <text:p>208,012,160</text:p>
          </table:table-cell>
          <table:table-cell table:formula="of:=[.$I160]*[.$A160]" office:value-type="float" office:value="4544" calcext:value-type="float">
            <text:p>4,544</text:p>
          </table:table-cell>
          <table:table-cell table:formula="of:=[.$L160]-([.$J160]*[.$A160])" office:value-type="float" office:value="0" calcext:value-type="float">
            <text:p>0</text:p>
          </table:table-cell>
          <table:table-cell table:formula="of:=IF([.$D160];[.$K160]/[.$E160];&quot;n/a&quot;)" office:value-type="string" office:string-value="n/a" calcext:value-type="string">
            <text:p>n/a</text:p>
          </table:table-cell>
          <table:table-cell table:formula="of:=IF([.$D160];[.$L160]/[.$E160];&quot;n/a&quot;)" office:value-type="string" office:string-value="n/a" calcext:value-type="string">
            <text:p>n/a</text:p>
          </table:table-cell>
          <table:table-cell table:formula="of:=IF([.$D160];[.$M160]/[.$E16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7816" calcext:value-type="float">
            <text:p>17816</text:p>
          </table:table-cell>
          <table:table-cell office:value-type="float" office:value="15643" calcext:value-type="float">
            <text:p>15643</text:p>
          </table:table-cell>
          <table:table-cell table:formula="of:=[.$H161]*[.$A161]" office:value-type="float" office:value="1140224" calcext:value-type="float">
            <text:p>1,140,224</text:p>
          </table:table-cell>
          <table:table-cell table:formula="of:=[.$I161]*[.$A161]" office:value-type="float" office:value="1140224" calcext:value-type="float">
            <text:p>1,140,224</text:p>
          </table:table-cell>
          <table:table-cell table:formula="of:=[.$L161]-([.$J161]*[.$A161])" office:value-type="float" office:value="139072" calcext:value-type="float">
            <text:p>139,072</text:p>
          </table:table-cell>
          <table:table-cell table:formula="of:=IF([.$D161];[.$K161]/[.$E161];&quot;n/a&quot;)" office:value-type="string" office:string-value="n/a" calcext:value-type="string">
            <text:p>n/a</text:p>
          </table:table-cell>
          <table:table-cell table:formula="of:=IF([.$D161];[.$L161]/[.$E161];&quot;n/a&quot;)" office:value-type="string" office:string-value="n/a" calcext:value-type="string">
            <text:p>n/a</text:p>
          </table:table-cell>
          <table:table-cell table:formula="of:=IF([.$D161];[.$M161]/[.$E16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2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026" calcext:value-type="float">
            <text:p>3026</text:p>
          </table:table-cell>
          <table:table-cell office:value-type="float" office:value="2169" calcext:value-type="float">
            <text:p>2169</text:p>
          </table:table-cell>
          <table:table-cell office:value-type="float" office:value="169" calcext:value-type="float">
            <text:p>169</text:p>
          </table:table-cell>
          <table:table-cell table:formula="of:=[.$H162]*[.$A162]" office:value-type="float" office:value="193664" calcext:value-type="float">
            <text:p>193,664</text:p>
          </table:table-cell>
          <table:table-cell table:formula="of:=[.$I162]*[.$A162]" office:value-type="float" office:value="138816" calcext:value-type="float">
            <text:p>138,816</text:p>
          </table:table-cell>
          <table:table-cell table:formula="of:=[.$L162]-([.$J162]*[.$A162])" office:value-type="float" office:value="128000" calcext:value-type="float">
            <text:p>128,000</text:p>
          </table:table-cell>
          <table:table-cell table:formula="of:=IF([.$D162];[.$K162]/[.$E162];&quot;n/a&quot;)" office:value-type="string" office:string-value="n/a" calcext:value-type="string">
            <text:p>n/a</text:p>
          </table:table-cell>
          <table:table-cell table:formula="of:=IF([.$D162];[.$L162]/[.$E162];&quot;n/a&quot;)" office:value-type="string" office:string-value="n/a" calcext:value-type="string">
            <text:p>n/a</text:p>
          </table:table-cell>
          <table:table-cell table:formula="of:=IF([.$D162];[.$M162]/[.$E162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3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034" calcext:value-type="float">
            <text:p>1034</text:p>
          </table:table-cell>
          <table:table-cell office:value-type="float" office:value="795" calcext:value-type="float">
            <text:p>795</text:p>
          </table:table-cell>
          <table:table-cell office:value-type="float" office:value="280" calcext:value-type="float">
            <text:p>280</text:p>
          </table:table-cell>
          <table:table-cell table:formula="of:=[.$H163]*[.$A163]" office:value-type="float" office:value="66176" calcext:value-type="float">
            <text:p>66,176</text:p>
          </table:table-cell>
          <table:table-cell table:formula="of:=[.$I163]*[.$A163]" office:value-type="float" office:value="50880" calcext:value-type="float">
            <text:p>50,880</text:p>
          </table:table-cell>
          <table:table-cell table:formula="of:=[.$L163]-([.$J163]*[.$A163])" office:value-type="float" office:value="32960" calcext:value-type="float">
            <text:p>32,960</text:p>
          </table:table-cell>
          <table:table-cell table:formula="of:=IF([.$D163];[.$K163]/[.$E163];&quot;n/a&quot;)" office:value-type="percentage" office:value="1.7301819702991" calcext:value-type="percentage">
            <text:p>173.02%</text:p>
          </table:table-cell>
          <table:table-cell table:formula="of:=IF([.$D163];[.$L163]/[.$E163];&quot;n/a&quot;)" office:value-type="percentage" office:value="1.33026563480443" calcext:value-type="percentage">
            <text:p>133.03%</text:p>
          </table:table-cell>
          <table:table-cell table:formula="of:=IF([.$D163];[.$M163]/[.$E163];&quot;n/a&quot;)" office:value-type="percentage" office:value="0.861744404936206" calcext:value-type="percentage">
            <text:p>86.17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453" calcext:value-type="float">
            <text:p>45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H164]*[.$A164]" office:value-type="float" office:value="28992" calcext:value-type="float">
            <text:p>28,992</text:p>
          </table:table-cell>
          <table:table-cell table:formula="of:=[.$I164]*[.$A164]" office:value-type="float" office:value="3904" calcext:value-type="float">
            <text:p>3,904</text:p>
          </table:table-cell>
          <table:table-cell table:formula="of:=[.$L164]-([.$J164]*[.$A164])" office:value-type="float" office:value="3776" calcext:value-type="float">
            <text:p>3,776</text:p>
          </table:table-cell>
          <table:table-cell table:formula="of:=IF([.$D164];[.$K164]/[.$E164];&quot;n/a&quot;)" office:value-type="string" office:string-value="n/a" calcext:value-type="string">
            <text:p>n/a</text:p>
          </table:table-cell>
          <table:table-cell table:formula="of:=IF([.$D164];[.$L164]/[.$E164];&quot;n/a&quot;)" office:value-type="string" office:string-value="n/a" calcext:value-type="string">
            <text:p>n/a</text:p>
          </table:table-cell>
          <table:table-cell table:formula="of:=IF([.$D164];[.$M164]/[.$E16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3949945" calcext:value-type="float">
            <text:p>3949945</text:p>
          </table:table-cell>
          <table:table-cell office:value-type="float" office:value="4015136" calcext:value-type="float">
            <text:p>4015136</text:p>
          </table:table-cell>
          <table:table-cell office:value-type="float" office:value="3943578" calcext:value-type="float">
            <text:p>3943578</text:p>
          </table:table-cell>
          <table:table-cell table:formula="of:=[.$H165]*[.$A165]" office:value-type="float" office:value="252796480" calcext:value-type="float">
            <text:p>252,796,480</text:p>
          </table:table-cell>
          <table:table-cell table:formula="of:=[.$I165]*[.$A165]" office:value-type="float" office:value="256968704" calcext:value-type="float">
            <text:p>256,968,704</text:p>
          </table:table-cell>
          <table:table-cell table:formula="of:=[.$L165]-([.$J165]*[.$A165])" office:value-type="float" office:value="4579712" calcext:value-type="float">
            <text:p>4,579,712</text:p>
          </table:table-cell>
          <table:table-cell table:formula="of:=IF([.$D165];[.$K165]/[.$E165];&quot;n/a&quot;)" office:value-type="string" office:string-value="n/a" calcext:value-type="string">
            <text:p>n/a</text:p>
          </table:table-cell>
          <table:table-cell table:formula="of:=IF([.$D165];[.$L165]/[.$E165];&quot;n/a&quot;)" office:value-type="string" office:string-value="n/a" calcext:value-type="string">
            <text:p>n/a</text:p>
          </table:table-cell>
          <table:table-cell table:formula="of:=IF([.$D165];[.$M165]/[.$E16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6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74149" calcext:value-type="float">
            <text:p>74149</text:p>
          </table:table-cell>
          <table:table-cell table:number-columns-repeated="2" office:value-type="float" office:value="51207" calcext:value-type="float">
            <text:p>51207</text:p>
          </table:table-cell>
          <table:table-cell table:formula="of:=[.$H166]*[.$A166]" office:value-type="float" office:value="4745536" calcext:value-type="float">
            <text:p>4,745,536</text:p>
          </table:table-cell>
          <table:table-cell table:formula="of:=[.$I166]*[.$A166]" office:value-type="float" office:value="3277248" calcext:value-type="float">
            <text:p>3,277,248</text:p>
          </table:table-cell>
          <table:table-cell table:formula="of:=[.$L166]-([.$J166]*[.$A166])" office:value-type="float" office:value="0" calcext:value-type="float">
            <text:p>0</text:p>
          </table:table-cell>
          <table:table-cell table:formula="of:=IF([.$D166];[.$K166]/[.$E166];&quot;n/a&quot;)" office:value-type="string" office:string-value="n/a" calcext:value-type="string">
            <text:p>n/a</text:p>
          </table:table-cell>
          <table:table-cell table:formula="of:=IF([.$D166];[.$L166]/[.$E166];&quot;n/a&quot;)" office:value-type="string" office:string-value="n/a" calcext:value-type="string">
            <text:p>n/a</text:p>
          </table:table-cell>
          <table:table-cell table:formula="of:=IF([.$D166];[.$M166]/[.$E166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0050" calcext:value-type="float">
            <text:p>20050</text:p>
          </table:table-cell>
          <table:table-cell office:value-type="float" office:value="18435" calcext:value-type="float">
            <text:p>18435</text:p>
          </table:table-cell>
          <table:table-cell table:formula="of:=[.$H167]*[.$A167]" office:value-type="float" office:value="1283200" calcext:value-type="float">
            <text:p>1,283,200</text:p>
          </table:table-cell>
          <table:table-cell table:formula="of:=[.$I167]*[.$A167]" office:value-type="float" office:value="1283200" calcext:value-type="float">
            <text:p>1,283,200</text:p>
          </table:table-cell>
          <table:table-cell table:formula="of:=[.$L167]-([.$J167]*[.$A167])" office:value-type="float" office:value="103360" calcext:value-type="float">
            <text:p>103,360</text:p>
          </table:table-cell>
          <table:table-cell table:formula="of:=IF([.$D167];[.$K167]/[.$E167];&quot;n/a&quot;)" office:value-type="string" office:string-value="n/a" calcext:value-type="string">
            <text:p>n/a</text:p>
          </table:table-cell>
          <table:table-cell table:formula="of:=IF([.$D167];[.$L167]/[.$E167];&quot;n/a&quot;)" office:value-type="string" office:string-value="n/a" calcext:value-type="string">
            <text:p>n/a</text:p>
          </table:table-cell>
          <table:table-cell table:formula="of:=IF([.$D167];[.$M167]/[.$E167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8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29" calcext:value-type="float">
            <text:p>1229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table:formula="of:=[.$H168]*[.$A168]" office:value-type="float" office:value="78656" calcext:value-type="float">
            <text:p>78,656</text:p>
          </table:table-cell>
          <table:table-cell table:formula="of:=[.$I168]*[.$A168]" office:value-type="float" office:value="55488" calcext:value-type="float">
            <text:p>55,488</text:p>
          </table:table-cell>
          <table:table-cell table:formula="of:=[.$L168]-([.$J168]*[.$A168])" office:value-type="float" office:value="55104" calcext:value-type="float">
            <text:p>55,104</text:p>
          </table:table-cell>
          <table:table-cell table:formula="of:=IF([.$D168];[.$K168]/[.$E168];&quot;n/a&quot;)" office:value-type="string" office:string-value="n/a" calcext:value-type="string">
            <text:p>n/a</text:p>
          </table:table-cell>
          <table:table-cell table:formula="of:=IF([.$D168];[.$L168]/[.$E168];&quot;n/a&quot;)" office:value-type="string" office:string-value="n/a" calcext:value-type="string">
            <text:p>n/a</text:p>
          </table:table-cell>
          <table:table-cell table:formula="of:=IF([.$D168];[.$M168]/[.$E168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9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4570968" calcext:value-type="float">
            <text:p>4570968</text:p>
          </table:table-cell>
          <table:table-cell office:value-type="float" office:value="5670700" calcext:value-type="float">
            <text:p>5670700</text:p>
          </table:table-cell>
          <table:table-cell office:value-type="float" office:value="371899" calcext:value-type="float">
            <text:p>371899</text:p>
          </table:table-cell>
          <table:table-cell table:formula="of:=[.$H169]*[.$A169]" office:value-type="float" office:value="292541952" calcext:value-type="float">
            <text:p>292,541,952</text:p>
          </table:table-cell>
          <table:table-cell table:formula="of:=[.$I169]*[.$A169]" office:value-type="float" office:value="362924800" calcext:value-type="float">
            <text:p>362,924,800</text:p>
          </table:table-cell>
          <table:table-cell table:formula="of:=[.$L169]-([.$J169]*[.$A169])" office:value-type="float" office:value="339123264" calcext:value-type="float">
            <text:p>339,123,264</text:p>
          </table:table-cell>
          <table:table-cell table:formula="of:=IF([.$D169];[.$K169]/[.$E169];&quot;n/a&quot;)" office:value-type="percentage" office:value="5.04191057181492" calcext:value-type="percentage">
            <text:p>504.19%</text:p>
          </table:table-cell>
          <table:table-cell table:formula="of:=IF([.$D169];[.$L169]/[.$E169];&quot;n/a&quot;)" office:value-type="percentage" office:value="6.25494693456416" calcext:value-type="percentage">
            <text:p>625.49%</text:p>
          </table:table-cell>
          <table:table-cell table:formula="of:=IF([.$D169];[.$M169]/[.$E169];&quot;n/a&quot;)" office:value-type="percentage" office:value="5.84473152729214" calcext:value-type="percentage">
            <text:p>584.47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70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arse-source-finish</text:p>
          </table:table-cell>
          <table:table-cell office:value-type="float" office:value="7412274" calcext:value-type="float">
            <text:p>7412274</text:p>
          </table:table-cell>
          <table:table-cell table:number-columns-repeated="2" office:value-type="float" office:value="6109741" calcext:value-type="float">
            <text:p>6109741</text:p>
          </table:table-cell>
          <table:table-cell table:formula="of:=[.$H170]*[.$A170]" office:value-type="float" office:value="474385536" calcext:value-type="float">
            <text:p>474,385,536</text:p>
          </table:table-cell>
          <table:table-cell table:formula="of:=[.$I170]*[.$A170]" office:value-type="float" office:value="391023424" calcext:value-type="float">
            <text:p>391,023,424</text:p>
          </table:table-cell>
          <table:table-cell table:formula="of:=[.$L170]-([.$J170]*[.$A170])" office:value-type="float" office:value="0" calcext:value-type="float">
            <text:p>0</text:p>
          </table:table-cell>
          <table:table-cell table:formula="of:=IF([.$D170];[.$K170]/[.$E170];&quot;n/a&quot;)" office:value-type="string" office:string-value="n/a" calcext:value-type="string">
            <text:p>n/a</text:p>
          </table:table-cell>
          <table:table-cell table:formula="of:=IF([.$D170];[.$L170]/[.$E170];&quot;n/a&quot;)" office:value-type="string" office:string-value="n/a" calcext:value-type="string">
            <text:p>n/a</text:p>
          </table:table-cell>
          <table:table-cell table:formula="of:=IF([.$D170];[.$M170]/[.$E17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7467" calcext:value-type="float">
            <text:p>117467</text:p>
          </table:table-cell>
          <table:table-cell office:value-type="float" office:value="96560" calcext:value-type="float">
            <text:p>96560</text:p>
          </table:table-cell>
          <table:table-cell table:formula="of:=[.$H171]*[.$A171]" office:value-type="float" office:value="7517888" calcext:value-type="float">
            <text:p>7,517,888</text:p>
          </table:table-cell>
          <table:table-cell table:formula="of:=[.$I171]*[.$A171]" office:value-type="float" office:value="7517888" calcext:value-type="float">
            <text:p>7,517,888</text:p>
          </table:table-cell>
          <table:table-cell table:formula="of:=[.$L171]-([.$J171]*[.$A171])" office:value-type="float" office:value="1338048" calcext:value-type="float">
            <text:p>1,338,048</text:p>
          </table:table-cell>
          <table:table-cell table:formula="of:=IF([.$D171];[.$K171]/[.$E171];&quot;n/a&quot;)" office:value-type="string" office:string-value="n/a" calcext:value-type="string">
            <text:p>n/a</text:p>
          </table:table-cell>
          <table:table-cell table:formula="of:=IF([.$D171];[.$L171]/[.$E171];&quot;n/a&quot;)" office:value-type="string" office:string-value="n/a" calcext:value-type="string">
            <text:p>n/a</text:p>
          </table:table-cell>
          <table:table-cell table:formula="of:=IF([.$D171];[.$M171]/[.$E171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2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74112" calcext:value-type="float">
            <text:p>74112</text:p>
          </table:table-cell>
          <table:table-cell office:value-type="float" office:value="88397" calcext:value-type="float">
            <text:p>88397</text:p>
          </table:table-cell>
          <table:table-cell office:value-type="float" office:value="50778" calcext:value-type="float">
            <text:p>50778</text:p>
          </table:table-cell>
          <table:table-cell table:formula="of:=[.$H172]*[.$A172]" office:value-type="float" office:value="4743168" calcext:value-type="float">
            <text:p>4,743,168</text:p>
          </table:table-cell>
          <table:table-cell table:formula="of:=[.$I172]*[.$A172]" office:value-type="float" office:value="5657408" calcext:value-type="float">
            <text:p>5,657,408</text:p>
          </table:table-cell>
          <table:table-cell table:formula="of:=[.$L172]-([.$J172]*[.$A172])" office:value-type="float" office:value="2407616" calcext:value-type="float">
            <text:p>2,407,616</text:p>
          </table:table-cell>
          <table:table-cell table:formula="of:=IF([.$D172];[.$K172]/[.$E172];&quot;n/a&quot;)" office:value-type="string" office:string-value="n/a" calcext:value-type="string">
            <text:p>n/a</text:p>
          </table:table-cell>
          <table:table-cell table:formula="of:=IF([.$D172];[.$L172]/[.$E172];&quot;n/a&quot;)" office:value-type="string" office:string-value="n/a" calcext:value-type="string">
            <text:p>n/a</text:p>
          </table:table-cell>
          <table:table-cell table:formula="of:=IF([.$D172];[.$M172]/[.$E172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3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1237620" calcext:value-type="float">
            <text:p>1237620</text:p>
          </table:table-cell>
          <table:table-cell office:value-type="float" office:value="1482040" calcext:value-type="float">
            <text:p>1482040</text:p>
          </table:table-cell>
          <table:table-cell office:value-type="float" office:value="286329" calcext:value-type="float">
            <text:p>286329</text:p>
          </table:table-cell>
          <table:table-cell table:formula="of:=[.$H173]*[.$A173]" office:value-type="float" office:value="79207680" calcext:value-type="float">
            <text:p>79,207,680</text:p>
          </table:table-cell>
          <table:table-cell table:formula="of:=[.$I173]*[.$A173]" office:value-type="float" office:value="94850560" calcext:value-type="float">
            <text:p>94,850,560</text:p>
          </table:table-cell>
          <table:table-cell table:formula="of:=[.$L173]-([.$J173]*[.$A173])" office:value-type="float" office:value="76525504" calcext:value-type="float">
            <text:p>76,525,504</text:p>
          </table:table-cell>
          <table:table-cell table:formula="of:=IF([.$D173];[.$K173]/[.$E173];&quot;n/a&quot;)" office:value-type="percentage" office:value="1.3374185030524" calcext:value-type="percentage">
            <text:p>133.74%</text:p>
          </table:table-cell>
          <table:table-cell table:formula="of:=IF([.$D173];[.$L173]/[.$E173];&quot;n/a&quot;)" office:value-type="percentage" office:value="1.60154790506276" calcext:value-type="percentage">
            <text:p>160.15%</text:p>
          </table:table-cell>
          <table:table-cell table:formula="of:=IF([.$D173];[.$M173]/[.$E173];&quot;n/a&quot;)" office:value-type="percentage" office:value="1.29213006876366" calcext:value-type="percentage">
            <text:p>129.21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4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blend-read-done</text:p>
          </table:table-cell>
          <table:table-cell office:value-type="float" office:value="10764003" calcext:value-type="float">
            <text:p>10764003</text:p>
          </table:table-cell>
          <table:table-cell table:number-columns-repeated="2" office:value-type="float" office:value="10656679" calcext:value-type="float">
            <text:p>10656679</text:p>
          </table:table-cell>
          <table:table-cell table:formula="of:=[.$H174]*[.$A174]" office:value-type="float" office:value="688896192" calcext:value-type="float">
            <text:p>688,896,192</text:p>
          </table:table-cell>
          <table:table-cell table:formula="of:=[.$I174]*[.$A174]" office:value-type="float" office:value="682027456" calcext:value-type="float">
            <text:p>682,027,456</text:p>
          </table:table-cell>
          <table:table-cell table:formula="of:=[.$L174]-([.$J174]*[.$A174])" office:value-type="float" office:value="0" calcext:value-type="float">
            <text:p>0</text:p>
          </table:table-cell>
          <table:table-cell table:formula="of:=IF([.$D174];[.$K174]/[.$E174];&quot;n/a&quot;)" office:value-type="string" office:string-value="n/a" calcext:value-type="string">
            <text:p>n/a</text:p>
          </table:table-cell>
          <table:table-cell table:formula="of:=IF([.$D174];[.$L174]/[.$E174];&quot;n/a&quot;)" office:value-type="string" office:string-value="n/a" calcext:value-type="string">
            <text:p>n/a</text:p>
          </table:table-cell>
          <table:table-cell table:formula="of:=IF([.$D174];[.$M174]/[.$E174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633" calcext:value-type="float">
            <text:p>4633</text:p>
          </table:table-cell>
          <table:table-cell office:value-type="float" office:value="3798" calcext:value-type="float">
            <text:p>3798</text:p>
          </table:table-cell>
          <table:table-cell table:formula="of:=[.$H175]*[.$A175]" office:value-type="float" office:value="296512" calcext:value-type="float">
            <text:p>296,512</text:p>
          </table:table-cell>
          <table:table-cell table:formula="of:=[.$I175]*[.$A175]" office:value-type="float" office:value="296512" calcext:value-type="float">
            <text:p>296,512</text:p>
          </table:table-cell>
          <table:table-cell table:formula="of:=[.$L175]-([.$J175]*[.$A175])" office:value-type="float" office:value="53440" calcext:value-type="float">
            <text:p>53,440</text:p>
          </table:table-cell>
          <table:table-cell table:formula="of:=IF([.$D175];[.$K175]/[.$E175];&quot;n/a&quot;)" office:value-type="string" office:string-value="n/a" calcext:value-type="string">
            <text:p>n/a</text:p>
          </table:table-cell>
          <table:table-cell table:formula="of:=IF([.$D175];[.$L175]/[.$E175];&quot;n/a&quot;)" office:value-type="string" office:string-value="n/a" calcext:value-type="string">
            <text:p>n/a</text:p>
          </table:table-cell>
          <table:table-cell table:formula="of:=IF([.$D175];[.$M175]/[.$E175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6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46" calcext:value-type="float">
            <text:p>1246</text:p>
          </table:table-cell>
          <table:table-cell office:value-type="float" office:value="985" calcext:value-type="float">
            <text:p>985</text:p>
          </table:table-cell>
          <table:table-cell office:value-type="float" office:value="668" calcext:value-type="float">
            <text:p>668</text:p>
          </table:table-cell>
          <table:table-cell table:formula="of:=[.$H176]*[.$A176]" office:value-type="float" office:value="79744" calcext:value-type="float">
            <text:p>79,744</text:p>
          </table:table-cell>
          <table:table-cell table:formula="of:=[.$I176]*[.$A176]" office:value-type="float" office:value="63040" calcext:value-type="float">
            <text:p>63,040</text:p>
          </table:table-cell>
          <table:table-cell table:formula="of:=[.$L176]-([.$J176]*[.$A176])" office:value-type="float" office:value="20288" calcext:value-type="float">
            <text:p>20,288</text:p>
          </table:table-cell>
          <table:table-cell table:formula="of:=IF([.$D176];[.$K176]/[.$E176];&quot;n/a&quot;)" office:value-type="string" office:string-value="n/a" calcext:value-type="string">
            <text:p>n/a</text:p>
          </table:table-cell>
          <table:table-cell table:formula="of:=IF([.$D176];[.$L176]/[.$E176];&quot;n/a&quot;)" office:value-type="string" office:string-value="n/a" calcext:value-type="string">
            <text:p>n/a</text:p>
          </table:table-cell>
          <table:table-cell table:formula="of:=IF([.$D176];[.$M176]/[.$E176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7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482" calcext:value-type="float">
            <text:p>1482</text:p>
          </table:table-cell>
          <table:table-cell office:value-type="float" office:value="358271" calcext:value-type="float">
            <text:p>358271</text:p>
          </table:table-cell>
          <table:table-cell office:value-type="float" office:value="850" calcext:value-type="float">
            <text:p>850</text:p>
          </table:table-cell>
          <table:table-cell table:formula="of:=[.$H177]*[.$A177]" office:value-type="float" office:value="94848" calcext:value-type="float">
            <text:p>94,848</text:p>
          </table:table-cell>
          <table:table-cell table:formula="of:=[.$I177]*[.$A177]" office:value-type="float" office:value="22929344" calcext:value-type="float">
            <text:p>22,929,344</text:p>
          </table:table-cell>
          <table:table-cell table:formula="of:=[.$L177]-([.$J177]*[.$A177])" office:value-type="float" office:value="22874944" calcext:value-type="float">
            <text:p>22,874,944</text:p>
          </table:table-cell>
          <table:table-cell table:formula="of:=IF([.$D177];[.$K177]/[.$E177];&quot;n/a&quot;)" office:value-type="percentage" office:value="0.0110783833465436" calcext:value-type="percentage">
            <text:p>1.11%</text:p>
          </table:table-cell>
          <table:table-cell table:formula="of:=IF([.$D177];[.$L177]/[.$E177];&quot;n/a&quot;)" office:value-type="percentage" office:value="2.67818048579589" calcext:value-type="percentage">
            <text:p>267.82%</text:p>
          </table:table-cell>
          <table:table-cell table:formula="of:=IF([.$D177];[.$M177]/[.$E177];&quot;n/a&quot;)" office:value-type="percentage" office:value="2.6718264872503" calcext:value-type="percentage">
            <text:p>267.18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read-image-done</text:p>
          </table:table-cell>
          <table:table-cell office:value-type="float" office:value="6273938" calcext:value-type="float">
            <text:p>6273938</text:p>
          </table:table-cell>
          <table:table-cell office:value-type="float" office:value="5995799" calcext:value-type="float">
            <text:p>5995799</text:p>
          </table:table-cell>
          <table:table-cell office:value-type="float" office:value="5792347" calcext:value-type="float">
            <text:p>5792347</text:p>
          </table:table-cell>
          <table:table-cell table:formula="of:=[.$H178]*[.$A178]" office:value-type="float" office:value="401532032" calcext:value-type="float">
            <text:p>401,532,032</text:p>
          </table:table-cell>
          <table:table-cell table:formula="of:=[.$I178]*[.$A178]" office:value-type="float" office:value="383731136" calcext:value-type="float">
            <text:p>383,731,136</text:p>
          </table:table-cell>
          <table:table-cell table:formula="of:=[.$L178]-([.$J178]*[.$A178])" office:value-type="float" office:value="13020928" calcext:value-type="float">
            <text:p>13,020,928</text:p>
          </table:table-cell>
          <table:table-cell table:formula="of:=IF([.$D178];[.$K178]/[.$E178];&quot;n/a&quot;)" office:value-type="string" office:string-value="n/a" calcext:value-type="string">
            <text:p>n/a</text:p>
          </table:table-cell>
          <table:table-cell table:formula="of:=IF([.$D178];[.$L178]/[.$E178];&quot;n/a&quot;)" office:value-type="string" office:string-value="n/a" calcext:value-type="string">
            <text:p>n/a</text:p>
          </table:table-cell>
          <table:table-cell table:formula="of:=IF([.$D178];[.$M178]/[.$E178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9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write-image</text:p>
          </table:table-cell>
          <table:table-cell office:value-type="float" office:value="407081" calcext:value-type="float">
            <text:p>407081</text:p>
          </table:table-cell>
          <table:table-cell table:number-columns-repeated="2" office:value-type="float" office:value="407405" calcext:value-type="float">
            <text:p>407405</text:p>
          </table:table-cell>
          <table:table-cell table:formula="of:=[.$H179]*[.$A179]" office:value-type="float" office:value="26053184" calcext:value-type="float">
            <text:p>26,053,184</text:p>
          </table:table-cell>
          <table:table-cell table:formula="of:=[.$I179]*[.$A179]" office:value-type="float" office:value="26073920" calcext:value-type="float">
            <text:p>26,073,920</text:p>
          </table:table-cell>
          <table:table-cell table:formula="of:=[.$L179]-([.$J179]*[.$A179])" office:value-type="float" office:value="0" calcext:value-type="float">
            <text:p>0</text:p>
          </table:table-cell>
          <table:table-cell table:formula="of:=IF([.$D179];[.$K179]/[.$E179];&quot;n/a&quot;)" office:value-type="string" office:string-value="n/a" calcext:value-type="string">
            <text:p>n/a</text:p>
          </table:table-cell>
          <table:table-cell table:formula="of:=IF([.$D179];[.$L179]/[.$E179];&quot;n/a&quot;)" office:value-type="string" office:string-value="n/a" calcext:value-type="string">
            <text:p>n/a</text:p>
          </table:table-cell>
          <table:table-cell table:formula="of:=IF([.$D179];[.$M179]/[.$E179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1734" calcext:value-type="float">
            <text:p>1734</text:p>
          </table:table-cell>
          <table:table-cell table:formula="of:=[.$H180]*[.$A180]" office:value-type="float" office:value="133376" calcext:value-type="float">
            <text:p>133,376</text:p>
          </table:table-cell>
          <table:table-cell table:formula="of:=[.$I180]*[.$A180]" office:value-type="float" office:value="133376" calcext:value-type="float">
            <text:p>133,376</text:p>
          </table:table-cell>
          <table:table-cell table:formula="of:=[.$L180]-([.$J180]*[.$A180])" office:value-type="float" office:value="22400" calcext:value-type="float">
            <text:p>22,400</text:p>
          </table:table-cell>
          <table:table-cell table:formula="of:=IF([.$D180];[.$K180]/[.$E180];&quot;n/a&quot;)" office:value-type="string" office:string-value="n/a" calcext:value-type="string">
            <text:p>n/a</text:p>
          </table:table-cell>
          <table:table-cell table:formula="of:=IF([.$D180];[.$L180]/[.$E180];&quot;n/a&quot;)" office:value-type="string" office:string-value="n/a" calcext:value-type="string">
            <text:p>n/a</text:p>
          </table:table-cell>
          <table:table-cell table:formula="of:=IF([.$D180];[.$M180]/[.$E180];&quot;n/a&quot;)" office:value-type="string" office:string-value="n/a" calcext:value-type="string">
            <text:p>n/a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1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table:formula="of:=[.$H181]*[.$A181]" office:value-type="float" office:value="13504" calcext:value-type="float">
            <text:p>13,504</text:p>
          </table:table-cell>
          <table:table-cell table:formula="of:=[.$I181]*[.$A181]" office:value-type="float" office:value="11776" calcext:value-type="float">
            <text:p>11,776</text:p>
          </table:table-cell>
          <table:table-cell table:formula="of:=[.$L181]-([.$J181]*[.$A181])" office:value-type="float" office:value="11264" calcext:value-type="float">
            <text:p>11,264</text:p>
          </table:table-cell>
          <table:table-cell table:formula="of:=IF([.$D181];[.$K181]/[.$E181];&quot;n/a&quot;)" office:value-type="string" office:string-value="n/a" calcext:value-type="string">
            <text:p>n/a</text:p>
          </table:table-cell>
          <table:table-cell table:formula="of:=IF([.$D181];[.$L181]/[.$E181];&quot;n/a&quot;)" office:value-type="string" office:string-value="n/a" calcext:value-type="string">
            <text:p>n/a</text:p>
          </table:table-cell>
          <table:table-cell table:formula="of:=IF([.$D181];[.$M181]/[.$E181];&quot;n/a&quot;)" office:value-type="string" office:string-value="n/a" calcext:value-type="string">
            <text:p>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2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69433" calcext:value-type="float">
            <text:p>69433</text:p>
          </table:table-cell>
          <table:table-cell office:value-type="float" office:value="145923" calcext:value-type="float">
            <text:p>145923</text:p>
          </table:table-cell>
          <table:table-cell office:value-type="float" office:value="44655" calcext:value-type="float">
            <text:p>44655</text:p>
          </table:table-cell>
          <table:table-cell table:formula="of:=[.$H182]*[.$A182]" office:value-type="float" office:value="4443712" calcext:value-type="float">
            <text:p>4,443,712</text:p>
          </table:table-cell>
          <table:table-cell table:formula="of:=[.$I182]*[.$A182]" office:value-type="float" office:value="9339072" calcext:value-type="float">
            <text:p>9,339,072</text:p>
          </table:table-cell>
          <table:table-cell table:formula="of:=[.$L182]-([.$J182]*[.$A182])" office:value-type="float" office:value="6481152" calcext:value-type="float">
            <text:p>6,481,152</text:p>
          </table:table-cell>
          <table:table-cell table:formula="of:=IF([.$D182];[.$K182]/[.$E182];&quot;n/a&quot;)" office:value-type="percentage" office:value="0.51912650720288" calcext:value-type="percentage">
            <text:p>51.91%</text:p>
          </table:table-cell>
          <table:table-cell table:formula="of:=IF([.$D182];[.$L182]/[.$E182];&quot;n/a&quot;)" office:value-type="percentage" office:value="1.09101576066951" calcext:value-type="percentage">
            <text:p>109.10%</text:p>
          </table:table-cell>
          <table:table-cell table:formula="of:=IF([.$D182];[.$M182]/[.$E182];&quot;n/a&quot;)" office:value-type="percentage" office:value="0.757145782717458" calcext:value-type="percentage">
            <text:p>75.71%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3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read-input-done</text:p>
          </table:table-cell>
          <table:table-cell office:value-type="float" office:value="2321516" calcext:value-type="float">
            <text:p>2321516</text:p>
          </table:table-cell>
          <table:table-cell table:number-columns-repeated="2" office:value-type="float" office:value="2289637" calcext:value-type="float">
            <text:p>2289637</text:p>
          </table:table-cell>
          <table:table-cell table:formula="of:=[.$H183]*[.$A183]" office:value-type="float" office:value="148577024" calcext:value-type="float">
            <text:p>148,577,024</text:p>
          </table:table-cell>
          <table:table-cell table:formula="of:=[.$I183]*[.$A183]" office:value-type="float" office:value="146536768" calcext:value-type="float">
            <text:p>146,536,768</text:p>
          </table:table-cell>
          <table:table-cell table:formula="of:=[.$L183]-([.$J183]*[.$A183])" office:value-type="float" office:value="0" calcext:value-type="float">
            <text:p>0</text:p>
          </table:table-cell>
          <table:table-cell table:formula="of:=IF([.$D183];[.$K183]/[.$E183];&quot;n/a&quot;)" office:value-type="string" office:string-value="n/a" calcext:value-type="string">
            <text:p>n/a</text:p>
          </table:table-cell>
          <table:table-cell table:formula="of:=IF([.$D183];[.$L183]/[.$E183];&quot;n/a&quot;)" office:value-type="string" office:string-value="n/a" calcext:value-type="string">
            <text:p>n/a</text:p>
          </table:table-cell>
          <table:table-cell table:formula="of:=IF([.$D183];[.$M183]/[.$E183];&quot;n/a&quot;)" office:value-type="string" office:string-value="n/a" calcext:value-type="string">
            <text:p>n/a</text:p>
          </table:table-cell>
        </table:table-row>
        <calcext:conditional-formats>
          <calcext:conditional-format calcext:target-range-address="'Full data'.N2:'Full data'.P183">
            <calcext:condition calcext:apply-style-name="Footnote" calcext:value="=&quot;n/a&quot;" calcext:base-cell-address="'Full data'.N2"/>
            <calcext:condition calcext:apply-style-name="Good" calcext:value="between(0,1)" calcext:base-cell-address="'Full data'.N2"/>
            <calcext:condition calcext:apply-style-name="Neutral" calcext:value="between(1,2)" calcext:base-cell-address="'Full data'.N2"/>
            <calcext:condition calcext:apply-style-name="Bad" calcext:value="&gt;2" calcext:base-cell-address="'Full data'.N2"/>
          </calcext:conditional-format>
        </calcext:conditional-formats>
      </table:table>
      <table:table table:name="Old, Broken data" table:style-name="ta1">
        <table:table-column table:style-name="co14" table:default-cell-style-name="Default"/>
        <table:table-column table:style-name="co12" table:default-cell-style-name="ce2"/>
        <table:table-column table:style-name="co15" table:default-cell-style-name="Default"/>
        <table:table-column table:style-name="co13" table:number-columns-repeated="3" table:default-cell-style-name="Default"/>
        <table:table-column table:style-name="co9" table:default-cell-style-name="ce2"/>
        <table:table-column table:style-name="co16" table:default-cell-style-name="ce2"/>
        <table:table-column table:style-name="co13" table:number-columns-repeated="3" table:default-cell-style-name="Default"/>
        <table:table-column table:style-name="co13" table:default-cell-style-name="ce2"/>
        <table:table-column table:style-name="co16" table:default-cell-style-name="ce2"/>
        <table:table-column table:style-name="co17" table:default-cell-style-name="ce4"/>
        <table:table-column table:style-name="co16" table:default-cell-style-name="ce4"/>
        <table:table-column table:style-name="co13" table:number-columns-repeated="1009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Input read+parse 4096B page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Input read+parse 64B pages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Input file size [B]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table:style-name="Default" office:value-type="string" calcext:value-type="string">
            <text:p>Update/IO % 4096</text:p>
          </table:table-cell>
          <table:table-cell table:style-name="Default" office:value-type="string" calcext:value-type="string">
            <text:p>Update/IO % 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1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156" calcext:value-type="float">
            <text:p>39156</text:p>
          </table:table-cell>
          <table:table-cell office:value-type="float" office:value="156" calcext:value-type="float">
            <text:p>156</text:p>
          </table:table-cell>
          <table:table-cell table:formula="of:=([.D3]+[.E3])*4096" office:value-type="float" office:value="161234944" calcext:value-type="float">
            <text:p>161,234,944</text:p>
          </table:table-cell>
          <table:table-cell table:formula="of:=([.E3]+[.F3])*4096" office:value-type="float" office:value="161021952" calcext:value-type="float">
            <text:p>161,021,952</text:p>
          </table:table-cell>
          <table:table-cell office:value-type="float" office:value="32292" calcext:value-type="float">
            <text:p>32292</text:p>
          </table:table-cell>
          <table:table-cell office:value-type="float" office:value="2242604" calcext:value-type="float">
            <text:p>2242604</text:p>
          </table:table-cell>
          <table:table-cell office:value-type="float" office:value="92163" calcext:value-type="float">
            <text:p>92163</text:p>
          </table:table-cell>
          <table:table-cell table:formula="of:=([.I3]+[.J3])*64" office:value-type="float" office:value="145593344" calcext:value-type="float">
            <text:p>145,593,344</text:p>
          </table:table-cell>
          <table:table-cell table:formula="of:=([.J3]+[.K3])*64" office:value-type="float" office:value="149425088" calcext:value-type="float">
            <text:p>149,425,088</text:p>
          </table:table-cell>
          <table:table-cell table:formula="of:=[.H3]/[.B3]" office:value-type="percentage" office:value="14.3150983250951" calcext:value-type="percentage">
            <text:p>1431.51%</text:p>
          </table:table-cell>
          <table:table-cell table:formula="of:=[.M3]/[.B3]" office:value-type="percentage" office:value="13.2841193414174" calcext:value-type="percentage">
            <text:p>1328.4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2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201" calcext:value-type="float">
            <text:p>39201</text:p>
          </table:table-cell>
          <table:table-cell office:value-type="float" office:value="157" calcext:value-type="float">
            <text:p>157</text:p>
          </table:table-cell>
          <table:table-cell table:formula="of:=([.D4]+[.E4])*4096" office:value-type="float" office:value="161419264" calcext:value-type="float">
            <text:p>161,419,264</text:p>
          </table:table-cell>
          <table:table-cell table:formula="of:=([.E4]+[.F4])*4096" office:value-type="float" office:value="161210368" calcext:value-type="float">
            <text:p>161,210,368</text:p>
          </table:table-cell>
          <table:table-cell office:value-type="float" office:value="32321" calcext:value-type="float">
            <text:p>32321</text:p>
          </table:table-cell>
          <table:table-cell office:value-type="float" office:value="2244372" calcext:value-type="float">
            <text:p>2244372</text:p>
          </table:table-cell>
          <table:table-cell office:value-type="float" office:value="92894" calcext:value-type="float">
            <text:p>92894</text:p>
          </table:table-cell>
          <table:table-cell table:formula="of:=([.I4]+[.J4])*64" office:value-type="float" office:value="145708352" calcext:value-type="float">
            <text:p>145,708,352</text:p>
          </table:table-cell>
          <table:table-cell table:formula="of:=([.J4]+[.K4])*64" office:value-type="float" office:value="149585024" calcext:value-type="float">
            <text:p>149,585,024</text:p>
          </table:table-cell>
          <table:table-cell table:formula="of:=[.H4]/[.B4]" office:value-type="percentage" office:value="14.3318487962732" calcext:value-type="percentage">
            <text:p>1433.18%</text:p>
          </table:table-cell>
          <table:table-cell table:formula="of:=[.M4]/[.B4]" office:value-type="percentage" office:value="13.2983378969453" calcext:value-type="percentage">
            <text:p>1329.8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3.log</text:p>
          </table:table-cell>
          <table:table-cell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float" office:value="206" calcext:value-type="float">
            <text:p>206</text:p>
          </table:table-cell>
          <table:table-cell office:value-type="float" office:value="27996" calcext:value-type="float">
            <text:p>27996</text:p>
          </table:table-cell>
          <table:table-cell office:value-type="float" office:value="111" calcext:value-type="float">
            <text:p>111</text:p>
          </table:table-cell>
          <table:table-cell table:formula="of:=([.D5]+[.E5])*4096" office:value-type="float" office:value="115515392" calcext:value-type="float">
            <text:p>115,515,392</text:p>
          </table:table-cell>
          <table:table-cell table:formula="of:=([.E5]+[.F5])*4096" office:value-type="float" office:value="115126272" calcext:value-type="float">
            <text:p>115,126,272</text:p>
          </table:table-cell>
          <table:table-cell office:value-type="float" office:value="25594" calcext:value-type="float">
            <text:p>25594</text:p>
          </table:table-cell>
          <table:table-cell office:value-type="float" office:value="1593189" calcext:value-type="float">
            <text:p>1593189</text:p>
          </table:table-cell>
          <table:table-cell office:value-type="float" office:value="71038" calcext:value-type="float">
            <text:p>71038</text:p>
          </table:table-cell>
          <table:table-cell table:formula="of:=([.I5]+[.J5])*64" office:value-type="float" office:value="103602112" calcext:value-type="float">
            <text:p>103,602,112</text:p>
          </table:table-cell>
          <table:table-cell table:formula="of:=([.J5]+[.K5])*64" office:value-type="float" office:value="106510528" calcext:value-type="float">
            <text:p>106,510,528</text:p>
          </table:table-cell>
          <table:table-cell table:formula="of:=[.H5]/[.B5]" office:value-type="percentage" office:value="14.6991707652588" calcext:value-type="percentage">
            <text:p>1469.92%</text:p>
          </table:table-cell>
          <table:table-cell table:formula="of:=[.M5]/[.B5]" office:value-type="percentage" office:value="13.5991239199501" calcext:value-type="percentage">
            <text:p>1359.9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4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5" calcext:value-type="float">
            <text:p>215</text:p>
          </table:table-cell>
          <table:table-cell office:value-type="float" office:value="27993" calcext:value-type="float">
            <text:p>27993</text:p>
          </table:table-cell>
          <table:table-cell office:value-type="float" office:value="140" calcext:value-type="float">
            <text:p>140</text:p>
          </table:table-cell>
          <table:table-cell table:formula="of:=([.D6]+[.E6])*4096" office:value-type="float" office:value="115539968" calcext:value-type="float">
            <text:p>115,539,968</text:p>
          </table:table-cell>
          <table:table-cell table:formula="of:=([.E6]+[.F6])*4096" office:value-type="float" office:value="115232768" calcext:value-type="float">
            <text:p>115,232,768</text:p>
          </table:table-cell>
          <table:table-cell office:value-type="float" office:value="39045" calcext:value-type="float">
            <text:p>39045</text:p>
          </table:table-cell>
          <table:table-cell office:value-type="float" office:value="1597899" calcext:value-type="float">
            <text:p>1597899</text:p>
          </table:table-cell>
          <table:table-cell office:value-type="float" office:value="61464" calcext:value-type="float">
            <text:p>61464</text:p>
          </table:table-cell>
          <table:table-cell table:formula="of:=([.I6]+[.J6])*64" office:value-type="float" office:value="104764416" calcext:value-type="float">
            <text:p>104,764,416</text:p>
          </table:table-cell>
          <table:table-cell table:formula="of:=([.J6]+[.K6])*64" office:value-type="float" office:value="106199232" calcext:value-type="float">
            <text:p>106,199,232</text:p>
          </table:table-cell>
          <table:table-cell table:formula="of:=[.H6]/[.B6]" office:value-type="percentage" office:value="8.73076844979281" calcext:value-type="percentage">
            <text:p>873.08%</text:p>
          </table:table-cell>
          <table:table-cell table:formula="of:=[.M6]/[.B6]" office:value-type="percentage" office:value="8.04633022559891" calcext:value-type="percentage">
            <text:p>804.6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5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6" calcext:value-type="float">
            <text:p>216</text:p>
          </table:table-cell>
          <table:table-cell office:value-type="float" office:value="27993" calcext:value-type="float">
            <text:p>27993</text:p>
          </table:table-cell>
          <table:table-cell office:value-type="float" office:value="139" calcext:value-type="float">
            <text:p>139</text:p>
          </table:table-cell>
          <table:table-cell table:formula="of:=([.D7]+[.E7])*4096" office:value-type="float" office:value="115544064" calcext:value-type="float">
            <text:p>115,544,064</text:p>
          </table:table-cell>
          <table:table-cell table:formula="of:=([.E7]+[.F7])*4096" office:value-type="float" office:value="115228672" calcext:value-type="float">
            <text:p>115,228,672</text:p>
          </table:table-cell>
          <table:table-cell office:value-type="float" office:value="39046" calcext:value-type="float">
            <text:p>39046</text:p>
          </table:table-cell>
          <table:table-cell office:value-type="float" office:value="1597925" calcext:value-type="float">
            <text:p>1597925</text:p>
          </table:table-cell>
          <table:table-cell office:value-type="float" office:value="61606" calcext:value-type="float">
            <text:p>61606</text:p>
          </table:table-cell>
          <table:table-cell table:formula="of:=([.I7]+[.J7])*64" office:value-type="float" office:value="104766144" calcext:value-type="float">
            <text:p>104,766,144</text:p>
          </table:table-cell>
          <table:table-cell table:formula="of:=([.J7]+[.K7])*64" office:value-type="float" office:value="106209984" calcext:value-type="float">
            <text:p>106,209,984</text:p>
          </table:table-cell>
          <table:table-cell table:formula="of:=[.H7]/[.B7]" office:value-type="percentage" office:value="8.73045811074437" calcext:value-type="percentage">
            <text:p>873.05%</text:p>
          </table:table-cell>
          <table:table-cell table:formula="of:=[.M7]/[.B7]" office:value-type="percentage" office:value="8.04714486560107" calcext:value-type="percentage">
            <text:p>804.7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5.mcf_r_c1.log</text:p>
          </table:table-cell>
          <table:table-cell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float" office:value="31" calcext:value-type="float">
            <text:p>31</text:p>
          </table:table-cell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  <table:table-cell table:formula="of:=([.D8]+[.E8])*4096" office:value-type="float" office:value="14983168" calcext:value-type="float">
            <text:p>14,983,168</text:p>
          </table:table-cell>
          <table:table-cell table:formula="of:=([.E8]+[.F8])*4096" office:value-type="float" office:value="14856192" calcext:value-type="float">
            <text:p>14,856,192</text:p>
          </table:table-cell>
          <table:table-cell office:value-type="float" office:value="192" calcext:value-type="float">
            <text:p>192</text:p>
          </table:table-cell>
          <table:table-cell office:value-type="float" office:value="196015" calcext:value-type="float">
            <text:p>196015</text:p>
          </table:table-cell>
          <table:table-cell office:value-type="float" office:value="35279" calcext:value-type="float">
            <text:p>35279</text:p>
          </table:table-cell>
          <table:table-cell table:formula="of:=([.I8]+[.J8])*64" office:value-type="float" office:value="12557248" calcext:value-type="float">
            <text:p>12,557,248</text:p>
          </table:table-cell>
          <table:table-cell table:formula="of:=([.J8]+[.K8])*64" office:value-type="float" office:value="14802816" calcext:value-type="float">
            <text:p>14,802,816</text:p>
          </table:table-cell>
          <table:table-cell table:formula="of:=[.H8]/[.B8]" office:value-type="percentage" office:value="7.45370693703566" calcext:value-type="percentage">
            <text:p>745.37%</text:p>
          </table:table-cell>
          <table:table-cell table:formula="of:=[.M8]/[.B8]" office:value-type="percentage" office:value="7.42692692090021" calcext:value-type="percentage">
            <text:p>742.6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7.cactuBSSN_r_c1.log</text:p>
          </table:table-cell>
          <table:table-cell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([.D9]+[.E9])*4096" office:value-type="float" office:value="1363968" calcext:value-type="float">
            <text:p>1,363,968</text:p>
          </table:table-cell>
          <table:table-cell table:formula="of:=([.E9]+[.F9])*4096" office:value-type="float" office:value="712704" calcext:value-type="float">
            <text:p>712,704</text:p>
          </table:table-cell>
          <table:table-cell office:value-type="float" office:value="4306" calcext:value-type="float">
            <text:p>4306</text:p>
          </table:table-cell>
          <table:table-cell office:value-type="float" office:value="4373" calcext:value-type="float">
            <text:p>4373</text:p>
          </table:table-cell>
          <table:table-cell office:value-type="float" office:value="38" calcext:value-type="float">
            <text:p>38</text:p>
          </table:table-cell>
          <table:table-cell table:formula="of:=([.I9]+[.J9])*64" office:value-type="float" office:value="555456" calcext:value-type="float">
            <text:p>555,456</text:p>
          </table:table-cell>
          <table:table-cell table:formula="of:=([.J9]+[.K9])*64" office:value-type="float" office:value="282304" calcext:value-type="float">
            <text:p>282,304</text:p>
          </table:table-cell>
          <table:table-cell table:formula="of:=[.H9]/[.B9]" office:value-type="percentage" office:value="171.653179190751" calcext:value-type="percentage">
            <text:p>17165.32%</text:p>
          </table:table-cell>
          <table:table-cell table:formula="of:=[.M9]/[.B9]" office:value-type="percentage" office:value="67.9922928709056" calcext:value-type="percentage">
            <text:p>6799.2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8.namd_r_c1.log</text:p>
          </table:table-cell>
          <table:table-cell table:style-name="ce3" office:value-type="float" office:value="8092877" calcext:value-type="float">
            <text:p>8,092,877</text:p>
          </table:table-cell>
          <table:table-cell table:style-name="ce1" office:value-type="string" calcext:value-type="string">
            <text:p>ASCII Number tab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1624" calcext:value-type="float">
            <text:p>1624</text:p>
          </table:table-cell>
          <table:table-cell table:style-name="ce3" table:formula="of:=([.D10]+[.E10])*4096" office:value-type="float" office:value="7012352" calcext:value-type="float">
            <text:p>7,012,352</text:p>
          </table:table-cell>
          <table:table-cell table:style-name="ce3" table:formula="of:=([.E10]+[.F10])*4096" office:value-type="float" office:value="13377536" calcext:value-type="float">
            <text:p>13,377,53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4926" calcext:value-type="float">
            <text:p>64926</text:p>
          </table:table-cell>
          <table:table-cell table:style-name="ce1" office:value-type="float" office:value="143234" calcext:value-type="float">
            <text:p>143234</text:p>
          </table:table-cell>
          <table:table-cell table:style-name="ce3" table:formula="of:=([.I10]+[.J10])*64" office:value-type="float" office:value="4180864" calcext:value-type="float">
            <text:p>4,180,864</text:p>
          </table:table-cell>
          <table:table-cell table:style-name="ce3" table:formula="of:=([.J10]+[.K10])*64" office:value-type="float" office:value="13322240" calcext:value-type="float">
            <text:p>13,322,240</text:p>
          </table:table-cell>
          <table:table-cell table:style-name="ce5" table:formula="of:=[.H10]/[.B10]" office:value-type="percentage" office:value="1.65300127507189" calcext:value-type="percentage">
            <text:p>165.30%</text:p>
          </table:table-cell>
          <table:table-cell table:style-name="ce5" table:formula="of:=[.M10]/[.B10]" office:value-type="percentage" office:value="1.64616859986875" calcext:value-type="percentage">
            <text:p>164.62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10.parest_r_c1.log</text:p>
          </table:table-cell>
          <table:table-cell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([.D11]+[.E11])*4096" office:value-type="float" office:value="655360" calcext:value-type="float">
            <text:p>655,360</text:p>
          </table:table-cell>
          <table:table-cell table:formula="of:=([.E11]+[.F11])*4096" office:value-type="float" office:value="143360" calcext:value-type="float">
            <text:p>143,360</text:p>
          </table:table-cell>
          <table:table-cell office:value-type="float" office:value="779" calcext:value-type="float">
            <text:p>779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([.I11]+[.J11])*64" office:value-type="float" office:value="103232" calcext:value-type="float">
            <text:p>103,232</text:p>
          </table:table-cell>
          <table:table-cell table:formula="of:=([.J11]+[.K11])*64" office:value-type="float" office:value="58176" calcext:value-type="float">
            <text:p>58,176</text:p>
          </table:table-cell>
          <table:table-cell table:formula="of:=[.H11]/[.B11]" office:value-type="percentage" office:value="60.0335008375209" calcext:value-type="percentage">
            <text:p>6003.35%</text:p>
          </table:table-cell>
          <table:table-cell table:formula="of:=[.M11]/[.B11]" office:value-type="percentage" office:value="24.3618090452261" calcext:value-type="percentage">
            <text:p>2436.1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1.povray_r_c1.log</text:p>
          </table:table-cell>
          <table:table-cell table:style-name="ce3" table:formula="of:=1214+14696" office:value-type="float" office:value="15910" calcext:value-type="float">
            <text:p>15,910</text:p>
          </table:table-cell>
          <table:table-cell table:style-name="ce1" office:value-type="string" calcext:value-type="string">
            <text:p>INI + POV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([.D12]+[.E12])*4096" office:value-type="float" office:value="376832" calcext:value-type="float">
            <text:p>376,832</text:p>
          </table:table-cell>
          <table:table-cell table:style-name="ce3" table:formula="of:=([.E12]+[.F12])*4096" office:value-type="float" office:value="61440" calcext:value-type="float">
            <text:p>61,44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[.I12]+[.J12])*64" office:value-type="float" office:value="40896" calcext:value-type="float">
            <text:p>40,896</text:p>
          </table:table-cell>
          <table:table-cell table:style-name="ce3" table:formula="of:=([.J12]+[.K12])*64" office:value-type="float" office:value="14272" calcext:value-type="float">
            <text:p>14,272</text:p>
          </table:table-cell>
          <table:table-cell table:style-name="ce5" table:formula="of:=[.H12]/[.B12]" office:value-type="percentage" office:value="3.86172218730358" calcext:value-type="percentage">
            <text:p>386.17%</text:p>
          </table:table-cell>
          <table:table-cell table:style-name="ce5" table:formula="of:=[.M12]/[.B12]" office:value-type="percentage" office:value="0.897045883092395" calcext:value-type="percentage">
            <text:p>89.70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19.lbm_r_c1.log</text:p>
          </table:table-cell>
          <table:table-cell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float" office:value="24" calcext:value-type="float">
            <text:p>24</text:p>
          </table:table-cell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  <table:table-cell table:formula="of:=([.D13]+[.E13])*4096" office:value-type="float" office:value="24952832" calcext:value-type="float">
            <text:p>24,952,832</text:p>
          </table:table-cell>
          <table:table-cell table:formula="of:=([.E13]+[.F13])*4096" office:value-type="float" office:value="24854528" calcext:value-type="float">
            <text:p>24,854,528</text:p>
          </table:table-cell>
          <table:table-cell office:value-type="float" office:value="161" calcext:value-type="float">
            <text:p>161</text:p>
          </table:table-cell>
          <table:table-cell office:value-type="float" office:value="83744" calcext:value-type="float">
            <text:p>83744</text:p>
          </table:table-cell>
          <table:table-cell office:value-type="float" office:value="1" calcext:value-type="float">
            <text:p>1</text:p>
          </table:table-cell>
          <table:table-cell table:formula="of:=([.I13]+[.J13])*64" office:value-type="float" office:value="5369920" calcext:value-type="float">
            <text:p>5,369,920</text:p>
          </table:table-cell>
          <table:table-cell table:formula="of:=([.J13]+[.K13])*64" office:value-type="float" office:value="5359680" calcext:value-type="float">
            <text:p>5,359,680</text:p>
          </table:table-cell>
          <table:table-cell table:formula="of:=[.H13]/[.B13]" office:value-type="percentage" office:value="18.9276979430826" calcext:value-type="percentage">
            <text:p>1892.77%</text:p>
          </table:table-cell>
          <table:table-cell table:formula="of:=[.M13]/[.B13]" office:value-type="percentage" office:value="4.081606543145" calcext:value-type="percentage">
            <text:p>408.1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0.omnetpp_r_c1.log</text:p>
          </table:table-cell>
          <table:table-cell table:style-name="ce3" table:formula="of:=2218+36030" office:value-type="float" office:value="38248" calcext:value-type="float">
            <text:p>38,248</text:p>
          </table:table-cell>
          <table:table-cell table:style-name="ce1" office:value-type="string" calcext:value-type="string">
            <text:p>INI + Complex config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([.D14]+[.E14])*4096" office:value-type="float" office:value="495616" calcext:value-type="float">
            <text:p>495,616</text:p>
          </table:table-cell>
          <table:table-cell table:style-name="ce3" table:formula="of:=([.E14]+[.F14])*4096" office:value-type="float" office:value="102400" calcext:value-type="float">
            <text:p>102,4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01" calcext:value-type="float">
            <text:p>201</text:p>
          </table:table-cell>
          <table:table-cell table:style-name="ce3" table:formula="of:=([.I14]+[.J14])*64" office:value-type="float" office:value="66176" calcext:value-type="float">
            <text:p>66,176</text:p>
          </table:table-cell>
          <table:table-cell table:style-name="ce3" table:formula="of:=([.J14]+[.K14])*64" office:value-type="float" office:value="50880" calcext:value-type="float">
            <text:p>50,880</text:p>
          </table:table-cell>
          <table:table-cell table:style-name="ce5" table:formula="of:=[.H14]/[.B14]" office:value-type="percentage" office:value="2.67726417067559" calcext:value-type="percentage">
            <text:p>267.73%</text:p>
          </table:table-cell>
          <table:table-cell table:style-name="ce5" table:formula="of:=[.M14]/[.B14]" office:value-type="percentage" office:value="1.33026563480443" calcext:value-type="percentage">
            <text:p>133.03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523.xalancbmk_r</text:p>
          </table:table-cell>
          <table:table-cell table:style-name="ce3" table:formula="of:=58005995+16048" office:value-type="float" office:value="58022043" calcext:value-type="float">
            <text:p>58,022,043</text:p>
          </table:table-cell>
          <table:table-cell table:style-name="ce1" office:value-type="string" calcext:value-type="string">
            <text:p>XML</text:p>
          </table:table-cell>
          <table:table-cell table:style-name="ce1" table:number-columns-repeated="3"/>
          <table:table-cell table:style-name="ce3" table:formula="of:=([.D15]+[.E15])*4096" office:value-type="float" office:value="0" calcext:value-type="float">
            <text:p>0</text:p>
          </table:table-cell>
          <table:table-cell table:style-name="ce3" table:formula="of:=([.E15]+[.F15])*4096" office:value-type="float" office:value="0" calcext:value-type="float">
            <text:p>0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515571" calcext:value-type="float">
            <text:p>515571</text:p>
          </table:table-cell>
          <table:table-cell table:style-name="ce1" office:value-type="float" office:value="402077" calcext:value-type="float">
            <text:p>402077</text:p>
          </table:table-cell>
          <table:table-cell table:style-name="ce3" table:formula="of:=([.I15]+[.J15])*64" office:value-type="float" office:value="33064704" calcext:value-type="float">
            <text:p>33,064,704</text:p>
          </table:table-cell>
          <table:table-cell table:style-name="ce3" table:formula="of:=([.J15]+[.K15])*64" office:value-type="float" office:value="58729472" calcext:value-type="float">
            <text:p>58,729,472</text:p>
          </table:table-cell>
          <table:table-cell table:style-name="ce5" table:formula="of:=[.H15]/[.B15]" office:value-type="percentage" office:value="0" calcext:value-type="percentage">
            <text:p>0.00%</text:p>
          </table:table-cell>
          <table:table-cell table:style-name="ce5" table:formula="of:=[.M15]/[.B15]" office:value-type="percentage" office:value="1.01219241797467" calcext:value-type="percentage">
            <text:p>101.22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526.blender_r</text:p>
          </table:table-cell>
          <table:table-cell table:style-name="ce3" office:value-type="float" office:value="59224304" calcext:value-type="float">
            <text:p>59,224,304</text:p>
          </table:table-cell>
          <table:table-cell table:style-name="ce1" office:value-type="string" calcext:value-type="string">
            <text:p>Blender file</text:p>
          </table:table-cell>
          <table:table-cell table:style-name="ce1" table:number-columns-repeated="3"/>
          <table:table-cell table:style-name="ce3" table:formula="of:=([.D16]+[.E16])*4096" office:value-type="float" office:value="0" calcext:value-type="float">
            <text:p>0</text:p>
          </table:table-cell>
          <table:table-cell table:style-name="ce3" table:formula="of:=([.E16]+[.F16])*4096" office:value-type="float" office:value="0" calcext:value-type="float">
            <text:p>0</text:p>
          </table:table-cell>
          <table:table-cell table:style-name="ce1" office:value-type="float" office:value="480621" calcext:value-type="float">
            <text:p>480621</text:p>
          </table:table-cell>
          <table:table-cell table:style-name="ce1" office:value-type="float" office:value="756999" calcext:value-type="float">
            <text:p>756999</text:p>
          </table:table-cell>
          <table:table-cell table:style-name="ce1" office:value-type="float" office:value="725041" calcext:value-type="float">
            <text:p>725041</text:p>
          </table:table-cell>
          <table:table-cell table:style-name="ce3" table:formula="of:=([.I16]+[.J16])*64" office:value-type="float" office:value="79207680" calcext:value-type="float">
            <text:p>79,207,680</text:p>
          </table:table-cell>
          <table:table-cell table:style-name="ce3" table:formula="of:=([.J16]+[.K16])*64" office:value-type="float" office:value="94850560" calcext:value-type="float">
            <text:p>94,850,560</text:p>
          </table:table-cell>
          <table:table-cell table:style-name="ce5" table:formula="of:=[.H16]/[.B16]" office:value-type="percentage" office:value="0" calcext:value-type="percentage">
            <text:p>0.00%</text:p>
          </table:table-cell>
          <table:table-cell table:style-name="ce5" table:formula="of:=[.M16]/[.B16]" office:value-type="percentage" office:value="1.60154790506276" calcext:value-type="percentage">
            <text:p>160.15%</text:p>
          </table:table-cell>
          <table:table-cell table:style-name="ce1" table:number-columns-repeated="1009"/>
        </table:table-row>
        <table:table-row table:style-name="ro1">
          <table:table-cell table:style-name="ce7" office:value-type="string" calcext:value-type="string">
            <text:p>538.imagick_r</text:p>
          </table:table-cell>
          <table:table-cell table:style-name="ce10" office:value-type="float" office:value="8561538" calcext:value-type="float">
            <text:p>8,561,538</text:p>
          </table:table-cell>
          <table:table-cell table:style-name="ce7" office:value-type="string" calcext:value-type="string">
            <text:p>TGA image</text:p>
          </table:table-cell>
          <table:table-cell table:style-name="ce7" table:number-columns-repeated="3"/>
          <table:table-cell table:style-name="ce10" table:formula="of:=([.D17]+[.E17])*4096" office:value-type="float" office:value="0" calcext:value-type="float">
            <text:p>0</text:p>
          </table:table-cell>
          <table:table-cell table:style-name="ce10" table:formula="of:=([.E17]+[.F17])*4096" office:value-type="float" office:value="0" calcext:value-type="float">
            <text:p>0</text:p>
          </table:table-cell>
          <table:table-cell table:style-name="ce7" office:value-type="float" office:value="572" calcext:value-type="float">
            <text:p>572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float" office:value="357366" calcext:value-type="float">
            <text:p>357366</text:p>
          </table:table-cell>
          <table:table-cell table:style-name="ce10" table:formula="of:=([.I17]+[.J17])*64" office:value-type="float" office:value="94912" calcext:value-type="float">
            <text:p>94,912</text:p>
          </table:table-cell>
          <table:table-cell table:style-name="ce10" table:formula="of:=([.J17]+[.K17])*64" office:value-type="float" office:value="22929728" calcext:value-type="float">
            <text:p>22,929,728</text:p>
          </table:table-cell>
          <table:table-cell table:style-name="ce13" table:formula="of:=[.H17]/[.B17]" office:value-type="percentage" office:value="0" calcext:value-type="percentage">
            <text:p>0.00%</text:p>
          </table:table-cell>
          <table:table-cell table:style-name="ce13" table:formula="of:=[.M17]/[.B17]" office:value-type="percentage" office:value="2.67822533755033" calcext:value-type="percentage">
            <text:p>267.82%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544.nab_r</text:p>
          </table:table-cell>
          <table:table-cell table:style-name="ce3" table:formula="of:=1484348+7075631" office:value-type="float" office:value="8559979" calcext:value-type="float">
            <text:p>8,559,979</text:p>
          </table:table-cell>
          <table:table-cell table:style-name="ce1" office:value-type="string" calcext:value-type="string">
            <text:p>ASCII Tables</text:p>
          </table:table-cell>
          <table:table-cell table:style-name="ce1" table:number-columns-repeated="3"/>
          <table:table-cell table:style-name="ce3" table:formula="of:=([.D18]+[.E18])*4096" office:value-type="float" office:value="0" calcext:value-type="float">
            <text:p>0</text:p>
          </table:table-cell>
          <table:table-cell table:style-name="ce3" table:formula="of:=([.E18]+[.F18])*4096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69054" calcext:value-type="float">
            <text:p>69054</text:p>
          </table:table-cell>
          <table:table-cell table:style-name="ce1" office:value-type="float" office:value="76871" calcext:value-type="float">
            <text:p>76871</text:p>
          </table:table-cell>
          <table:table-cell table:style-name="ce3" table:formula="of:=([.I18]+[.J18])*64" office:value-type="float" office:value="4443840" calcext:value-type="float">
            <text:p>4,443,840</text:p>
          </table:table-cell>
          <table:table-cell table:style-name="ce3" table:formula="of:=([.J18]+[.K18])*64" office:value-type="float" office:value="9339200" calcext:value-type="float">
            <text:p>9,339,200</text:p>
          </table:table-cell>
          <table:table-cell table:style-name="ce5" table:formula="of:=[.H18]/[.B18]" office:value-type="percentage" office:value="0" calcext:value-type="percentage">
            <text:p>0.00%</text:p>
          </table:table-cell>
          <table:table-cell table:style-name="ce5" table:formula="of:=[.M18]/[.B18]" office:value-type="percentage" office:value="1.09103071397722" calcext:value-type="percentage">
            <text:p>109.10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41.leela_r</text:p>
          </table:table-cell>
          <table:table-cell table:style-name="ce10" office:value-type="float" office:value="4779" calcext:value-type="float">
            <text:p>4,779</text:p>
          </table:table-cell>
          <table:table-cell table:style-name="ce7" office:value-type="string" calcext:value-type="string">
            <text:p>ASCII Game moves</text:p>
          </table:table-cell>
          <table:table-cell table:style-name="ce7" table:number-columns-repeated="3"/>
          <table:table-cell table:style-name="ce10" table:formula="of:=([.D19]+[.E19])*4096" office:value-type="float" office:value="0" calcext:value-type="float">
            <text:p>0</text:p>
          </table:table-cell>
          <table:table-cell table:style-name="ce10" table:formula="of:=([.E19]+[.F19])*4096" office:value-type="float" office:value="0" calcext:value-type="float">
            <text:p>0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1091" calcext:value-type="float">
            <text:p>1091</text:p>
          </table:table-cell>
          <table:table-cell table:style-name="ce7" office:value-type="float" office:value="120" calcext:value-type="float">
            <text:p>120</text:p>
          </table:table-cell>
          <table:table-cell table:style-name="ce10" table:formula="of:=([.I19]+[.J19])*64" office:value-type="float" office:value="112256" calcext:value-type="float">
            <text:p>112,256</text:p>
          </table:table-cell>
          <table:table-cell table:style-name="ce10" table:formula="of:=([.J19]+[.K19])*64" office:value-type="float" office:value="77504" calcext:value-type="float">
            <text:p>77,504</text:p>
          </table:table-cell>
          <table:table-cell table:style-name="ce13" table:formula="of:=[.H19]/[.B19]" office:value-type="percentage" office:value="0" calcext:value-type="percentage">
            <text:p>0.00%</text:p>
          </table:table-cell>
          <table:table-cell table:style-name="ce13" table:formula="of:=[.M19]/[.B19]" office:value-type="percentage" office:value="16.2176187486922" calcext:value-type="percentage">
            <text:p>1621.76%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'Full data'.A1:'Full data'.P183" table:display-filter-buttons="true">
          <table:filter>
            <table:filter-and>
              <table:filter-condition table:field-number="3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3:20:34.772664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2:13:22.107244996</meta:creation-date>
    <dc:date>2021-05-17T13:49:07.476058183</dc:date>
    <meta:editing-duration>PT43M5S</meta:editing-duration>
    <meta:editing-cycles>19</meta:editing-cycles>
    <meta:generator>LibreOffice/7.1.3.2$Linux_X86_64 LibreOffice_project/10$Build-2</meta:generator>
    <meta:document-statistic meta:table-count="2" meta:cell-count="2735" meta:object-count="0"/>
  </office:meta>
</office:document-meta>
</file>